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78mm"/>
    </style:style>
    <style:style style:name="co3" style:family="table-column">
      <style:table-column-properties fo:break-before="auto" style:column-width="53.99mm"/>
    </style:style>
    <style:style style:name="co4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5.68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3.0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2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3" style:family="table-cell" style:parent-style-name="Default">
      <style:table-cell-properties fo:border="0.06pt solid #000000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DejaVu Sans" style:font-name-complex="Tahoma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Arial" style:font-name-asian="DejaVu Sans" style:font-name-complex="Tahoma"/>
    </style:style>
    <style:style style:name="ce20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99"/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cell-content()&lt;10" style:apply-style-name="CodeV" style:base-cell-address="Feuille1.N7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9"/>
        <table:table-column table:style-name="co6" table:default-cell-style-name="ce9"/>
        <table:table-column table:style-name="co4" table:number-columns-repeated="3" table:default-cell-style-name="ce9"/>
        <table:table-column table:style-name="co1" table:number-columns-repeated="6" table:default-cell-style-name="Default"/>
        <table:table-column table:style-name="co1" table:default-cell-style-name="ce22"/>
        <table:table-row table:style-name="ro2">
          <table:table-cell table:style-name="ce6" office:value-type="string" calcext:value-type="string">
            <text:p>CC Langage C 2016-2017</text:p>
          </table:table-cell>
          <table:table-cell table:number-columns-repeated="13"/>
        </table:table-row>
        <table:table-row table:style-name="ro3">
          <table:table-cell table:style-name="ce6"/>
          <table:table-cell table:number-columns-repeated="13"/>
        </table:table-row>
        <table:table-row table:style-name="ro4">
          <table:table-cell table:style-name="ce8" office:value-type="string" calcext:value-type="string" table:number-columns-spanned="8" table:number-rows-spanned="1">
            <text:p>Note finale obtenue en éliminant la plus mauvaise note de QCM </text:p>
            <text:p>Donc en moyennant 4 notes ou 3 notes en cas d’ABJ.</text:p>
          </table:table-cell>
          <table:covered-table-cell table:number-columns-repeated="7"/>
          <table:table-cell table:number-columns-repeated="6"/>
        </table:table-row>
        <table:table-row table:style-name="ro6">
          <table:table-cell table:number-columns-repeated="14"/>
        </table:table-row>
        <table:table-row table:style-name="ro5">
          <table:table-cell table:number-columns-repeated="2"/>
          <table:table-cell table:number-columns-repeated="5" table:style-name="ce10" office:value-type="string" calcext:value-type="string">
            <text:p>Sur 5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11" office:value-type="string" calcext:value-type="string">
            <text:p>QCM 1</text:p>
            <text:p>20/09/16 16h15</text:p>
          </table:table-cell>
          <table:table-cell table:style-name="ce11" office:value-type="string" calcext:value-type="string">
            <text:p>QCM 2</text:p>
            <text:p>23/09/16 8h15</text:p>
          </table:table-cell>
          <table:table-cell table:style-name="ce11" office:value-type="string" calcext:value-type="string">
            <text:p>QCM 3</text:p>
            <text:p>27/09/16 16h15</text:p>
          </table:table-cell>
          <table:table-cell table:style-name="ce11" office:value-type="string" calcext:value-type="string">
            <text:p>QCM 4</text:p>
            <text:p>28/09/16 16h15</text:p>
          </table:table-cell>
          <table:table-cell table:style-name="ce11" office:value-type="string" calcext:value-type="string">
            <text:p>QCM 5</text:p>
            <text:p>30/09/16 10h30</text:p>
          </table:table-cell>
          <table:table-cell table:style-name="ce11" office:value-type="string" calcext:value-type="string">
            <text:p>Note finale</text:p>
          </table:table-cell>
          <table:table-cell table:number-columns-repeated="3"/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5">
          <table:table-cell table:style-name="CodeA" office:value-type="string" calcext:value-type="string">
            <text:p>21606250</text:p>
          </table:table-cell>
          <table:table-cell table:style-name="General" office:value-type="string" calcext:value-type="string">
            <text:p>ABULIMITI ALAFATE</text:p>
          </table:table-cell>
          <table:table-cell table:number-columns-repeated="3" table:style-name="ce12" office:value-type="string" calcext:value-type="string">
            <text:p>ABI</text:p>
          </table:table-cell>
          <table:table-cell table:style-name="ce19" office:value-type="string" calcext:value-type="string">
            <text:p>ABI</text:p>
          </table:table-cell>
          <table:table-cell table:style-name="ce12" office:value-type="string" calcext:value-type="string">
            <text:p>ABI</text:p>
          </table:table-cell>
          <table:table-cell table:style-name="ce10" table:formula="of:=MROUND([Feuille2.I3];0.5)" office:value-type="float" office:value="0" calcext:value-type="float">
            <text:p>0</text:p>
          </table:table-cell>
          <table:table-cell table:style-name="ce21"/>
          <table:table-cell table:style-name="CodeA" office:value-type="string" calcext:value-type="string">
            <text:p>21606250</text:p>
          </table:table-cell>
          <table:table-cell table:style-name="General" office:value-type="string" calcext:value-type="string">
            <text:p>ABULIMITI ALAFATE</text:p>
          </table:table-cell>
          <table:table-cell table:style-name="General" office:value-type="string" calcext:value-type="string">
            <text:p>ABS</text:p>
          </table:table-cell>
          <table:table-cell/>
          <table:table-cell table:style-name="ce23"/>
        </table:table-row>
        <table:table-row table:style-name="ro5">
          <table:table-cell table:style-name="CodeA" office:value-type="string" calcext:value-type="string">
            <text:p>21100020</text:p>
          </table:table-cell>
          <table:table-cell table:style-name="General" office:value-type="string" calcext:value-type="string">
            <text:p>AIT ALI YAHIA YANNI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.5" calcext:value-type="float">
            <text:p>3,5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4];0.5)" office:value-type="float" office:value="13" calcext:value-type="float">
            <text:p>13</text:p>
          </table:table-cell>
          <table:table-cell table:style-name="ce21"/>
          <table:table-cell table:style-name="CodeA" office:value-type="string" calcext:value-type="string">
            <text:p>21100020</text:p>
          </table:table-cell>
          <table:table-cell table:style-name="General" office:value-type="string" calcext:value-type="string">
            <text:p>AIT ALI YAHIA YANNIS</text:p>
          </table:table-cell>
          <table:table-cell table:style-name="NoteF" office:value-type="float" office:value="9.5" calcext:value-type="float">
            <text:p>9,5</text:p>
          </table:table-cell>
          <table:table-cell/>
          <table:table-cell table:style-name="ce23" table:formula="of:=[.H8]/3+[.L8]*2/3" office:value-type="float" office:value="10.6666666666667" calcext:value-type="float">
            <text:p>10,67</text:p>
          </table:table-cell>
        </table:table-row>
        <table:table-row table:style-name="ro5">
          <table:table-cell table:style-name="CodeA" office:value-type="string" calcext:value-type="string">
            <text:p>21607426</text:p>
          </table:table-cell>
          <table:table-cell table:style-name="General" office:value-type="string" calcext:value-type="string">
            <text:p>AJINCA ALEXANDRE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5];0.5)" office:value-type="float" office:value="5.5" calcext:value-type="float">
            <text:p>5,5</text:p>
          </table:table-cell>
          <table:table-cell table:style-name="ce21"/>
          <table:table-cell table:style-name="CodeA" office:value-type="string" calcext:value-type="string">
            <text:p>21607426</text:p>
          </table:table-cell>
          <table:table-cell table:style-name="General" office:value-type="string" calcext:value-type="string">
            <text:p>AJINCA ALEXANDRE</text:p>
          </table:table-cell>
          <table:table-cell table:style-name="NoteF" office:value-type="float" office:value="11" calcext:value-type="float">
            <text:p>11,0</text:p>
          </table:table-cell>
          <table:table-cell/>
          <table:table-cell table:style-name="ce23" table:formula="of:=[.H9]/3+[.L9]*2/3" office:value-type="float" office:value="9.16666666666667" calcext:value-type="float">
            <text:p>9,17</text:p>
          </table:table-cell>
        </table:table-row>
        <table:table-row table:style-name="ro5">
          <table:table-cell table:style-name="CodeA" office:value-type="string" calcext:value-type="string">
            <text:p>21507813</text:p>
          </table:table-cell>
          <table:table-cell table:style-name="General" office:value-type="string" calcext:value-type="string">
            <text:p>AL-SHAMMAS ESHAQ FARAH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6];0.5)" office:value-type="float" office:value="6.5" calcext:value-type="float">
            <text:p>6,5</text:p>
          </table:table-cell>
          <table:table-cell table:style-name="ce21"/>
          <table:table-cell table:style-name="CodeA" office:value-type="string" calcext:value-type="string">
            <text:p>21507813</text:p>
          </table:table-cell>
          <table:table-cell table:style-name="General" office:value-type="string" calcext:value-type="string">
            <text:p>AL-SHAMMAS ESHAQ FARAH</text:p>
          </table:table-cell>
          <table:table-cell table:style-name="NoteF" office:value-type="float" office:value="5" calcext:value-type="float">
            <text:p>5,0</text:p>
          </table:table-cell>
          <table:table-cell/>
          <table:table-cell table:style-name="ce23" table:formula="of:=[.H10]/3+[.L10]*2/3" office:value-type="float" office:value="5.5" calcext:value-type="float">
            <text:p>5,50</text:p>
          </table:table-cell>
        </table:table-row>
        <table:table-row table:style-name="ro5">
          <table:table-cell table:style-name="CodeA" office:value-type="string" calcext:value-type="string">
            <text:p>21401886</text:p>
          </table:table-cell>
          <table:table-cell table:style-name="General" office:value-type="string" calcext:value-type="string">
            <text:p>ALVAREZ MAXIME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MROUND([Feuille2.I7];0.5)" office:value-type="float" office:value="17" calcext:value-type="float">
            <text:p>17</text:p>
          </table:table-cell>
          <table:table-cell table:style-name="ce21"/>
          <table:table-cell table:style-name="CodeA" office:value-type="string" calcext:value-type="string">
            <text:p>21401886</text:p>
          </table:table-cell>
          <table:table-cell table:style-name="General" office:value-type="string" calcext:value-type="string">
            <text:p>ALVAREZ MAXIME</text:p>
          </table:table-cell>
          <table:table-cell table:style-name="NoteF" office:value-type="float" office:value="14.5" calcext:value-type="float">
            <text:p>14,5</text:p>
          </table:table-cell>
          <table:table-cell/>
          <table:table-cell table:style-name="ce23" table:formula="of:=[.H11]/3+[.L11]*2/3" office:value-type="float" office:value="15.3333333333333" calcext:value-type="float">
            <text:p>15,33</text:p>
          </table:table-cell>
        </table:table-row>
        <table:table-row table:style-name="ro5">
          <table:table-cell table:style-name="CodeA" office:value-type="string" calcext:value-type="string">
            <text:p>21607619</text:p>
          </table:table-cell>
          <table:table-cell table:style-name="General" office:value-type="string" calcext:value-type="string">
            <text:p>ANDRE JOHAN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8];0.5)" office:value-type="float" office:value="11.5" calcext:value-type="float">
            <text:p>11,5</text:p>
          </table:table-cell>
          <table:table-cell table:style-name="ce21"/>
          <table:table-cell table:style-name="CodeA" office:value-type="string" calcext:value-type="string">
            <text:p>21607619</text:p>
          </table:table-cell>
          <table:table-cell table:style-name="General" office:value-type="string" calcext:value-type="string">
            <text:p>ANDRE JOHANN</text:p>
          </table:table-cell>
          <table:table-cell table:style-name="NoteF" office:value-type="float" office:value="12.5" calcext:value-type="float">
            <text:p>12,5</text:p>
          </table:table-cell>
          <table:table-cell/>
          <table:table-cell table:style-name="ce23" table:formula="of:=[.H12]/3+[.L12]*2/3" office:value-type="float" office:value="12.1666666666667" calcext:value-type="float">
            <text:p>12,17</text:p>
          </table:table-cell>
        </table:table-row>
        <table:table-row table:style-name="ro5">
          <table:table-cell table:style-name="CodeA" office:value-type="string" calcext:value-type="string">
            <text:p>21400183</text:p>
          </table:table-cell>
          <table:table-cell table:style-name="General" office:value-type="string" calcext:value-type="string">
            <text:p>BABUCHON LOUI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MROUND([Feuille2.I9];0.5)" office:value-type="float" office:value="16" calcext:value-type="float">
            <text:p>16</text:p>
          </table:table-cell>
          <table:table-cell table:style-name="ce21"/>
          <table:table-cell table:style-name="CodeA" office:value-type="string" calcext:value-type="string">
            <text:p>21400183</text:p>
          </table:table-cell>
          <table:table-cell table:style-name="General" office:value-type="string" calcext:value-type="string">
            <text:p>BABUCHON LOUIS</text:p>
          </table:table-cell>
          <table:table-cell table:style-name="NoteF" office:value-type="float" office:value="19.5" calcext:value-type="float">
            <text:p>19,5</text:p>
          </table:table-cell>
          <table:table-cell/>
          <table:table-cell table:style-name="ce23" table:formula="of:=[.H13]/3+[.L13]*2/3" office:value-type="float" office:value="18.3333333333333" calcext:value-type="float">
            <text:p>18,33</text:p>
          </table:table-cell>
        </table:table-row>
        <table:table-row table:style-name="ro5">
          <table:table-cell table:style-name="CodeA" office:value-type="string" calcext:value-type="string">
            <text:p>21400757</text:p>
          </table:table-cell>
          <table:table-cell table:style-name="General" office:value-type="string" calcext:value-type="string">
            <text:p>BEAUFILS THIBAU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2.5" calcext:value-type="float">
            <text:p>2,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MROUND([Feuille2.I10];0.5)" office:value-type="float" office:value="13.5" calcext:value-type="float">
            <text:p>13,5</text:p>
          </table:table-cell>
          <table:table-cell table:style-name="ce21"/>
          <table:table-cell table:style-name="CodeA" office:value-type="string" calcext:value-type="string">
            <text:p>21400757</text:p>
          </table:table-cell>
          <table:table-cell table:style-name="General" office:value-type="string" calcext:value-type="string">
            <text:p>BEAUFILS THIBAUD</text:p>
          </table:table-cell>
          <table:table-cell table:style-name="NoteF" office:value-type="float" office:value="11.5" calcext:value-type="float">
            <text:p>11,5</text:p>
          </table:table-cell>
          <table:table-cell/>
          <table:table-cell table:style-name="ce23" table:formula="of:=[.H14]/3+[.L14]*2/3" office:value-type="float" office:value="12.1666666666667" calcext:value-type="float">
            <text:p>12,17</text:p>
          </table:table-cell>
        </table:table-row>
        <table:table-row table:style-name="ro5">
          <table:table-cell table:style-name="CodeA" office:value-type="string" calcext:value-type="string">
            <text:p>21202933</text:p>
          </table:table-cell>
          <table:table-cell table:style-name="General" office:value-type="string" calcext:value-type="string">
            <text:p>BLANCHARD EDOUAR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.5" calcext:value-type="float">
            <text:p>2,5</text:p>
          </table:table-cell>
          <table:table-cell table:style-name="ce12" office:value-type="string" calcext:value-type="string">
            <text:p>ABI</text:p>
          </table:table-cell>
          <table:table-cell table:style-name="ce10" table:formula="of:=MROUND([Feuille2.I11];0.5)" office:value-type="float" office:value="15.5" calcext:value-type="float">
            <text:p>15,5</text:p>
          </table:table-cell>
          <table:table-cell table:style-name="ce21"/>
          <table:table-cell table:style-name="CodeA" office:value-type="string" calcext:value-type="string">
            <text:p>21202933</text:p>
          </table:table-cell>
          <table:table-cell table:style-name="General" office:value-type="string" calcext:value-type="string">
            <text:p>BLANCHARD EDOUARD</text:p>
          </table:table-cell>
          <table:table-cell table:style-name="NoteF" office:value-type="float" office:value="13" calcext:value-type="float">
            <text:p>13,0</text:p>
          </table:table-cell>
          <table:table-cell/>
          <table:table-cell table:style-name="ce23" table:formula="of:=[.H15]/3+[.L15]*2/3" office:value-type="float" office:value="13.8333333333333" calcext:value-type="float">
            <text:p>13,83</text:p>
          </table:table-cell>
        </table:table-row>
        <table:table-row table:style-name="ro5">
          <table:table-cell table:style-name="CodeA" office:value-type="string" calcext:value-type="string">
            <text:p>21607620</text:p>
          </table:table-cell>
          <table:table-cell table:style-name="General" office:value-type="string" calcext:value-type="string">
            <text:p>BLASSELLE LOUI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ABJ</text:p>
          </table:table-cell>
          <table:table-cell table:style-name="ce10" table:formula="of:=MROUND([Feuille2.I12];0.5)" office:value-type="float" office:value="16" calcext:value-type="float">
            <text:p>16</text:p>
          </table:table-cell>
          <table:table-cell table:style-name="ce21"/>
          <table:table-cell table:style-name="CodeA" office:value-type="string" calcext:value-type="string">
            <text:p>21607620</text:p>
          </table:table-cell>
          <table:table-cell table:style-name="General" office:value-type="string" calcext:value-type="string">
            <text:p>BLASSELLE LOUIS</text:p>
          </table:table-cell>
          <table:table-cell table:style-name="NoteF" office:value-type="float" office:value="13.5" calcext:value-type="float">
            <text:p>13,5</text:p>
          </table:table-cell>
          <table:table-cell/>
          <table:table-cell table:style-name="ce23" table:formula="of:=[.H16]/3+[.L16]*2/3" office:value-type="float" office:value="14.3333333333333" calcext:value-type="float">
            <text:p>14,33</text:p>
          </table:table-cell>
        </table:table-row>
        <table:table-row table:style-name="ro5">
          <table:table-cell table:style-name="CodeA" office:value-type="string" calcext:value-type="string">
            <text:p>21607267</text:p>
          </table:table-cell>
          <table:table-cell table:style-name="General" office:value-type="string" calcext:value-type="string">
            <text:p>BOBET PIERRICK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13];0.5)" office:value-type="float" office:value="10" calcext:value-type="float">
            <text:p>10</text:p>
          </table:table-cell>
          <table:table-cell table:style-name="ce21"/>
          <table:table-cell table:style-name="CodeA" office:value-type="string" calcext:value-type="string">
            <text:p>21607267</text:p>
          </table:table-cell>
          <table:table-cell table:style-name="General" office:value-type="string" calcext:value-type="string">
            <text:p>BOBET PIERRICK</text:p>
          </table:table-cell>
          <table:table-cell table:style-name="NoteF" office:value-type="float" office:value="5.5" calcext:value-type="float">
            <text:p>5,5</text:p>
          </table:table-cell>
          <table:table-cell/>
          <table:table-cell table:style-name="ce23" table:formula="of:=[.H17]/3+[.L17]*2/3" office:value-type="float" office:value="7" calcext:value-type="float">
            <text:p>7,00</text:p>
          </table:table-cell>
        </table:table-row>
        <table:table-row table:style-name="ro5">
          <table:table-cell table:style-name="CodeA" office:value-type="string" calcext:value-type="string">
            <text:p>21402988</text:p>
          </table:table-cell>
          <table:table-cell table:style-name="General" office:value-type="string" calcext:value-type="string">
            <text:p>BOUCHENARD XAVIER</text:p>
          </table:table-cell>
          <table:table-cell table:style-name="ce10" office:value-type="float" office:value="3.75" calcext:value-type="float">
            <text:p>3,7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14];0.5)" office:value-type="float" office:value="12" calcext:value-type="float">
            <text:p>12</text:p>
          </table:table-cell>
          <table:table-cell table:style-name="ce21"/>
          <table:table-cell table:style-name="CodeA" office:value-type="string" calcext:value-type="string">
            <text:p>21402988</text:p>
          </table:table-cell>
          <table:table-cell table:style-name="General" office:value-type="string" calcext:value-type="string">
            <text:p>BOUCHENARD XAVIER</text:p>
          </table:table-cell>
          <table:table-cell table:style-name="NoteF" office:value-type="float" office:value="11.5" calcext:value-type="float">
            <text:p>11,5</text:p>
          </table:table-cell>
          <table:table-cell/>
          <table:table-cell table:style-name="ce23" table:formula="of:=[.H18]/3+[.L18]*2/3" office:value-type="float" office:value="11.6666666666667" calcext:value-type="float">
            <text:p>11,67</text:p>
          </table:table-cell>
        </table:table-row>
        <table:table-row table:style-name="ro5">
          <table:table-cell table:style-name="CodeA" office:value-type="string" calcext:value-type="string">
            <text:p>21607252</text:p>
          </table:table-cell>
          <table:table-cell table:style-name="General" office:value-type="string" calcext:value-type="string">
            <text:p>BOUTELOUP REMY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15];0.5)" office:value-type="float" office:value="13.5" calcext:value-type="float">
            <text:p>13,5</text:p>
          </table:table-cell>
          <table:table-cell table:style-name="ce21"/>
          <table:table-cell table:style-name="CodeA" office:value-type="string" calcext:value-type="string">
            <text:p>21607252</text:p>
          </table:table-cell>
          <table:table-cell table:style-name="General" office:value-type="string" calcext:value-type="string">
            <text:p>BOUTELOUP REMY</text:p>
          </table:table-cell>
          <table:table-cell table:style-name="NoteF" office:value-type="float" office:value="11.5" calcext:value-type="float">
            <text:p>11,5</text:p>
          </table:table-cell>
          <table:table-cell/>
          <table:table-cell table:style-name="ce23" table:formula="of:=[.H19]/3+[.L19]*2/3" office:value-type="float" office:value="12.1666666666667" calcext:value-type="float">
            <text:p>12,17</text:p>
          </table:table-cell>
        </table:table-row>
        <table:table-row table:style-name="ro5">
          <table:table-cell table:style-name="CodeA" office:value-type="string" calcext:value-type="string">
            <text:p>21607504</text:p>
          </table:table-cell>
          <table:table-cell table:style-name="General" office:value-type="string" calcext:value-type="string">
            <text:p>BOYER VINCEN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5" calcext:value-type="float">
            <text:p>1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16];0.5)" office:value-type="float" office:value="8" calcext:value-type="float">
            <text:p>8</text:p>
          </table:table-cell>
          <table:table-cell table:style-name="ce21"/>
          <table:table-cell table:style-name="CodeA" office:value-type="string" calcext:value-type="string">
            <text:p>21607504</text:p>
          </table:table-cell>
          <table:table-cell table:style-name="General" office:value-type="string" calcext:value-type="string">
            <text:p>BOYER VINCENT</text:p>
          </table:table-cell>
          <table:table-cell table:style-name="NoteF" office:value-type="float" office:value="5" calcext:value-type="float">
            <text:p>5,0</text:p>
          </table:table-cell>
          <table:table-cell/>
          <table:table-cell table:style-name="ce23" table:formula="of:=[.H20]/3+[.L20]*2/3" office:value-type="float" office:value="6" calcext:value-type="float">
            <text:p>6,00</text:p>
          </table:table-cell>
        </table:table-row>
        <table:table-row table:style-name="ro5">
          <table:table-cell table:style-name="CodeA" office:value-type="string" calcext:value-type="string">
            <text:p>21403720</text:p>
          </table:table-cell>
          <table:table-cell table:style-name="General" office:value-type="string" calcext:value-type="string">
            <text:p>BOST MARIANE</text:p>
          </table:table-cell>
          <table:table-cell table:style-name="ce15" office:value-type="string" calcext:value-type="string">
            <text:p>ABJ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17];0.5)" office:value-type="float" office:value="12.5" calcext:value-type="float">
            <text:p>12,5</text:p>
          </table:table-cell>
          <table:table-cell table:style-name="ce21"/>
          <table:table-cell table:style-name="CodeA" office:value-type="string" calcext:value-type="string">
            <text:p>21403720</text:p>
          </table:table-cell>
          <table:table-cell table:style-name="General" office:value-type="string" calcext:value-type="string">
            <text:p>BOST MARIANE</text:p>
          </table:table-cell>
          <table:table-cell table:style-name="NoteF" office:value-type="float" office:value="14.5" calcext:value-type="float">
            <text:p>14,5</text:p>
          </table:table-cell>
          <table:table-cell/>
          <table:table-cell table:style-name="ce23" table:formula="of:=[.H21]/3+[.L21]*2/3" office:value-type="float" office:value="13.8333333333333" calcext:value-type="float">
            <text:p>13,83</text:p>
          </table:table-cell>
        </table:table-row>
        <table:table-row table:style-name="ro5">
          <table:table-cell table:style-name="CodeA" office:value-type="string" calcext:value-type="string">
            <text:p>21400288</text:p>
          </table:table-cell>
          <table:table-cell table:style-name="General" office:value-type="string" calcext:value-type="string">
            <text:p>BRAULT FANCH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MROUND([Feuille2.I18];0.5)" office:value-type="float" office:value="12.5" calcext:value-type="float">
            <text:p>12,5</text:p>
          </table:table-cell>
          <table:table-cell table:style-name="ce21"/>
          <table:table-cell table:style-name="CodeA" office:value-type="string" calcext:value-type="string">
            <text:p>21400288</text:p>
          </table:table-cell>
          <table:table-cell table:style-name="General" office:value-type="string" calcext:value-type="string">
            <text:p>BRAULT FANCH</text:p>
          </table:table-cell>
          <table:table-cell table:style-name="NoteF" office:value-type="float" office:value="16.5" calcext:value-type="float">
            <text:p>16,5</text:p>
          </table:table-cell>
          <table:table-cell/>
          <table:table-cell table:style-name="ce23" table:formula="of:=[.H22]/3+[.L22]*2/3" office:value-type="float" office:value="15.1666666666667" calcext:value-type="float">
            <text:p>15,17</text:p>
          </table:table-cell>
        </table:table-row>
        <table:table-row table:style-name="ro5">
          <table:table-cell table:style-name="CodeA" office:value-type="string" calcext:value-type="string">
            <text:p>21303641</text:p>
          </table:table-cell>
          <table:table-cell table:style-name="General" office:value-type="string" calcext:value-type="string">
            <text:p>BREEN CAMILLE</text:p>
          </table:table-cell>
          <table:table-cell table:style-name="ce10" office:value-type="float" office:value="3.75" calcext:value-type="float">
            <text:p>3,75</text:p>
          </table:table-cell>
          <table:table-cell table:style-name="ce10" office:value-type="float" office:value="2.5" calcext:value-type="float">
            <text:p>2,5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19];0.5)" office:value-type="float" office:value="9" calcext:value-type="float">
            <text:p>9</text:p>
          </table:table-cell>
          <table:table-cell table:style-name="ce21"/>
          <table:table-cell table:style-name="CodeA" office:value-type="string" calcext:value-type="string">
            <text:p>21303641</text:p>
          </table:table-cell>
          <table:table-cell table:style-name="General" office:value-type="string" calcext:value-type="string">
            <text:p>BREEN CAMILLE</text:p>
          </table:table-cell>
          <table:table-cell table:style-name="NoteF" office:value-type="float" office:value="6.5" calcext:value-type="float">
            <text:p>6,5</text:p>
          </table:table-cell>
          <table:table-cell/>
          <table:table-cell table:style-name="ce23" table:formula="of:=[.H23]/3+[.L23]*2/3" office:value-type="float" office:value="7.33333333333333" calcext:value-type="float">
            <text:p>7,33</text:p>
          </table:table-cell>
        </table:table-row>
        <table:table-row table:style-name="ro5">
          <table:table-cell table:style-name="CodeA" office:value-type="string" calcext:value-type="string">
            <text:p>21607259</text:p>
          </table:table-cell>
          <table:table-cell table:style-name="General" office:value-type="string" calcext:value-type="string">
            <text:p>BRISSON CYRI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2.5" calcext:value-type="float">
            <text:p>2,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MROUND([Feuille2.I20];0.5)" office:value-type="float" office:value="15.5" calcext:value-type="float">
            <text:p>15,5</text:p>
          </table:table-cell>
          <table:table-cell table:style-name="ce21"/>
          <table:table-cell table:style-name="CodeA" office:value-type="string" calcext:value-type="string">
            <text:p>21607259</text:p>
          </table:table-cell>
          <table:table-cell table:style-name="General" office:value-type="string" calcext:value-type="string">
            <text:p>BRISSON CYRIL</text:p>
          </table:table-cell>
          <table:table-cell table:style-name="NoteF" office:value-type="float" office:value="14.5" calcext:value-type="float">
            <text:p>14,5</text:p>
          </table:table-cell>
          <table:table-cell/>
          <table:table-cell table:style-name="ce23" table:formula="of:=[.H24]/3+[.L24]*2/3" office:value-type="float" office:value="14.8333333333333" calcext:value-type="float">
            <text:p>14,83</text:p>
          </table:table-cell>
        </table:table-row>
        <table:table-row table:style-name="ro5">
          <table:table-cell table:style-name="CodeA" office:value-type="string" calcext:value-type="string">
            <text:p>21402636</text:p>
          </table:table-cell>
          <table:table-cell table:style-name="General" office:value-type="string" calcext:value-type="string">
            <text:p>CHENY JULIE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.5" calcext:value-type="float">
            <text:p>3,5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21];0.5)" office:value-type="float" office:value="13" calcext:value-type="float">
            <text:p>13</text:p>
          </table:table-cell>
          <table:table-cell table:style-name="ce21"/>
          <table:table-cell table:style-name="CodeA" office:value-type="string" calcext:value-type="string">
            <text:p>21402636</text:p>
          </table:table-cell>
          <table:table-cell table:style-name="General" office:value-type="string" calcext:value-type="string">
            <text:p>CHENY JULIEN</text:p>
          </table:table-cell>
          <table:table-cell table:style-name="NoteF" office:value-type="float" office:value="13" calcext:value-type="float">
            <text:p>13,0</text:p>
          </table:table-cell>
          <table:table-cell/>
          <table:table-cell table:style-name="ce23" table:formula="of:=[.H25]/3+[.L25]*2/3" office:value-type="float" office:value="13" calcext:value-type="float">
            <text:p>13,00</text:p>
          </table:table-cell>
        </table:table-row>
        <table:table-row table:style-name="ro5">
          <table:table-cell table:style-name="CodeA" office:value-type="string" calcext:value-type="string">
            <text:p>21300654</text:p>
          </table:table-cell>
          <table:table-cell table:style-name="General" office:value-type="string" calcext:value-type="string">
            <text:p>CHIPAULT ARTHU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22];0.5)" office:value-type="float" office:value="14.5" calcext:value-type="float">
            <text:p>14,5</text:p>
          </table:table-cell>
          <table:table-cell table:style-name="ce21"/>
          <table:table-cell table:style-name="CodeA" office:value-type="string" calcext:value-type="string">
            <text:p>21300654</text:p>
          </table:table-cell>
          <table:table-cell table:style-name="General" office:value-type="string" calcext:value-type="string">
            <text:p>CHIPAULT ARTHUR</text:p>
          </table:table-cell>
          <table:table-cell table:style-name="General" office:value-type="string" calcext:value-type="string">
            <text:p>ABS</text:p>
          </table:table-cell>
          <table:table-cell/>
          <table:table-cell table:style-name="ce23"/>
        </table:table-row>
        <table:table-row table:style-name="ro5">
          <table:table-cell table:style-name="CodeA" office:value-type="string" calcext:value-type="string">
            <text:p>21607399</text:p>
          </table:table-cell>
          <table:table-cell table:style-name="General" office:value-type="string" calcext:value-type="string">
            <text:p>CHRZANOWSKI VICTO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23];0.5)" office:value-type="float" office:value="7.5" calcext:value-type="float">
            <text:p>7,5</text:p>
          </table:table-cell>
          <table:table-cell table:style-name="ce21"/>
          <table:table-cell table:style-name="CodeA" office:value-type="string" calcext:value-type="string">
            <text:p>21607399</text:p>
          </table:table-cell>
          <table:table-cell table:style-name="General" office:value-type="string" calcext:value-type="string">
            <text:p>CHRZANOWSKI VICTOR</text:p>
          </table:table-cell>
          <table:table-cell table:style-name="NoteF" office:value-type="float" office:value="11.5" calcext:value-type="float">
            <text:p>11,5</text:p>
          </table:table-cell>
          <table:table-cell/>
          <table:table-cell table:style-name="ce23" table:formula="of:=[.H27]/3+[.L27]*2/3" office:value-type="float" office:value="10.1666666666667" calcext:value-type="float">
            <text:p>10,17</text:p>
          </table:table-cell>
        </table:table-row>
        <table:table-row table:style-name="ro5">
          <table:table-cell table:style-name="CodeA" office:value-type="string" calcext:value-type="string">
            <text:p>21506787</text:p>
          </table:table-cell>
          <table:table-cell table:style-name="General" office:value-type="string" calcext:value-type="string">
            <text:p>COGNARD CEDRIC</text:p>
          </table:table-cell>
          <table:table-cell table:style-name="ce12"/>
          <table:table-cell table:style-name="ce17"/>
          <table:table-cell table:style-name="ce19" table:number-columns-repeated="2"/>
          <table:table-cell table:style-name="ce12" table:number-columns-repeated="2"/>
          <table:table-cell table:style-name="ce21"/>
          <table:table-cell table:style-name="CodeA" office:value-type="string" calcext:value-type="string">
            <text:p>21506787</text:p>
          </table:table-cell>
          <table:table-cell table:style-name="General" office:value-type="string" calcext:value-type="string">
            <text:p>COGNARD CEDRIC</text:p>
          </table:table-cell>
          <table:table-cell table:style-name="General" office:value-type="string" calcext:value-type="string">
            <text:p>ABS</text:p>
          </table:table-cell>
          <table:table-cell/>
          <table:table-cell table:style-name="ce23"/>
        </table:table-row>
        <table:table-row table:style-name="ro5">
          <table:table-cell table:style-name="CodeA" office:value-type="string" calcext:value-type="string">
            <text:p>21402028</text:p>
          </table:table-cell>
          <table:table-cell table:style-name="General" office:value-type="string" calcext:value-type="string">
            <text:p>COLEAU VICTO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.5" calcext:value-type="float">
            <text:p>4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25];0.5)" office:value-type="float" office:value="16" calcext:value-type="float">
            <text:p>16</text:p>
          </table:table-cell>
          <table:table-cell table:style-name="ce21"/>
          <table:table-cell table:style-name="CodeA" office:value-type="string" calcext:value-type="string">
            <text:p>21402028</text:p>
          </table:table-cell>
          <table:table-cell table:style-name="General" office:value-type="string" calcext:value-type="string">
            <text:p>COLEAU VICTOR</text:p>
          </table:table-cell>
          <table:table-cell table:style-name="NoteF" office:value-type="float" office:value="10.5" calcext:value-type="float">
            <text:p>10,5</text:p>
          </table:table-cell>
          <table:table-cell/>
          <table:table-cell table:style-name="ce23" table:formula="of:=[.H29]/3+[.L29]*2/3" office:value-type="float" office:value="12.3333333333333" calcext:value-type="float">
            <text:p>12,33</text:p>
          </table:table-cell>
        </table:table-row>
        <table:table-row table:style-name="ro5">
          <table:table-cell table:style-name="CodeA" office:value-type="string" calcext:value-type="string">
            <text:p>21506740</text:p>
          </table:table-cell>
          <table:table-cell table:style-name="General" office:value-type="string" calcext:value-type="string">
            <text:p>COMBES SIMO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26];0.5)" office:value-type="float" office:value="11.5" calcext:value-type="float">
            <text:p>11,5</text:p>
          </table:table-cell>
          <table:table-cell table:style-name="ce21"/>
          <table:table-cell table:style-name="CodeA" office:value-type="string" calcext:value-type="string">
            <text:p>21506740</text:p>
          </table:table-cell>
          <table:table-cell table:style-name="General" office:value-type="string" calcext:value-type="string">
            <text:p>COMBES SIMON</text:p>
          </table:table-cell>
          <table:table-cell table:style-name="NoteF" office:value-type="float" office:value="9.5" calcext:value-type="float">
            <text:p>9,5</text:p>
          </table:table-cell>
          <table:table-cell/>
          <table:table-cell table:style-name="ce23" table:formula="of:=[.H30]/3+[.L30]*2/3" office:value-type="float" office:value="10.1666666666667" calcext:value-type="float">
            <text:p>10,17</text:p>
          </table:table-cell>
        </table:table-row>
        <table:table-row table:style-name="ro5">
          <table:table-cell table:style-name="CodeA" office:value-type="string" calcext:value-type="string">
            <text:p>21607578</text:p>
          </table:table-cell>
          <table:table-cell table:style-name="General" office:value-type="string" calcext:value-type="string">
            <text:p>CONDETTE CLEMEN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ABI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27];0.5)" office:value-type="float" office:value="7" calcext:value-type="float">
            <text:p>7</text:p>
          </table:table-cell>
          <table:table-cell table:style-name="ce21"/>
          <table:table-cell table:style-name="CodeA" office:value-type="string" calcext:value-type="string">
            <text:p>21607578</text:p>
          </table:table-cell>
          <table:table-cell table:style-name="General" office:value-type="string" calcext:value-type="string">
            <text:p>CONDETTE CLEMENT</text:p>
          </table:table-cell>
          <table:table-cell table:style-name="NoteF" office:value-type="float" office:value="9" calcext:value-type="float">
            <text:p>9,0</text:p>
          </table:table-cell>
          <table:table-cell/>
          <table:table-cell table:style-name="ce23" table:formula="of:=[.H31]/3+[.L31]*2/3" office:value-type="float" office:value="8.33333333333333" calcext:value-type="float">
            <text:p>8,33</text:p>
          </table:table-cell>
        </table:table-row>
        <table:table-row table:style-name="ro5">
          <table:table-cell table:style-name="CodeA" office:value-type="string" calcext:value-type="string">
            <text:p>21401447</text:p>
          </table:table-cell>
          <table:table-cell table:style-name="General" office:value-type="string" calcext:value-type="string">
            <text:p>COUCHOUD THOMAS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4.5" calcext:value-type="float">
            <text:p>4,5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3.75" calcext:value-type="float">
            <text:p>3,7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MROUND([Feuille2.I28];0.5)" office:value-type="float" office:value="14" calcext:value-type="float">
            <text:p>14</text:p>
          </table:table-cell>
          <table:table-cell table:style-name="ce21"/>
          <table:table-cell table:style-name="CodeA" office:value-type="string" calcext:value-type="string">
            <text:p>21401447</text:p>
          </table:table-cell>
          <table:table-cell table:style-name="General" office:value-type="string" calcext:value-type="string">
            <text:p>COUCHOUD THOMAS</text:p>
          </table:table-cell>
          <table:table-cell table:style-name="NoteF" office:value-type="float" office:value="9" calcext:value-type="float">
            <text:p>9,0</text:p>
          </table:table-cell>
          <table:table-cell/>
          <table:table-cell table:style-name="ce23" table:formula="of:=[.H32]/3+[.L32]*2/3" office:value-type="float" office:value="10.6666666666667" calcext:value-type="float">
            <text:p>10,67</text:p>
          </table:table-cell>
        </table:table-row>
        <table:table-row table:style-name="ro5">
          <table:table-cell table:style-name="CodeA" office:value-type="string" calcext:value-type="string">
            <text:p>21607242</text:p>
          </table:table-cell>
          <table:table-cell table:style-name="General" office:value-type="string" calcext:value-type="string">
            <text:p>COUE OLIVIER</text:p>
          </table:table-cell>
          <table:table-cell table:style-name="ce10" office:value-type="float" office:value="3.75" calcext:value-type="float">
            <text:p>3,75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MROUND([Feuille2.I29];0.5)" office:value-type="float" office:value="18" calcext:value-type="float">
            <text:p>18</text:p>
          </table:table-cell>
          <table:table-cell table:style-name="ce21"/>
          <table:table-cell table:style-name="CodeA" office:value-type="string" calcext:value-type="string">
            <text:p>21607242</text:p>
          </table:table-cell>
          <table:table-cell table:style-name="General" office:value-type="string" calcext:value-type="string">
            <text:p>COUE OLIVIER</text:p>
          </table:table-cell>
          <table:table-cell table:style-name="NoteF" office:value-type="float" office:value="11.5" calcext:value-type="float">
            <text:p>11,5</text:p>
          </table:table-cell>
          <table:table-cell/>
          <table:table-cell table:style-name="ce23" table:formula="of:=[.H33]/3+[.L33]*2/3" office:value-type="float" office:value="13.6666666666667" calcext:value-type="float">
            <text:p>13,67</text:p>
          </table:table-cell>
        </table:table-row>
        <table:table-row table:style-name="ro5">
          <table:table-cell table:style-name="CodeA" office:value-type="string" calcext:value-type="string">
            <text:p>21505572</text:p>
          </table:table-cell>
          <table:table-cell table:style-name="General" office:value-type="string" calcext:value-type="string">
            <text:p>DEGEN MARIE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1.5" calcext:value-type="float">
            <text:p>1,5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30];0.5)" office:value-type="float" office:value="7" calcext:value-type="float">
            <text:p>7</text:p>
          </table:table-cell>
          <table:table-cell table:style-name="ce21"/>
          <table:table-cell table:style-name="CodeA" office:value-type="string" calcext:value-type="string">
            <text:p>21505572</text:p>
          </table:table-cell>
          <table:table-cell table:style-name="General" office:value-type="string" calcext:value-type="string">
            <text:p>DEGEN MARIE</text:p>
          </table:table-cell>
          <table:table-cell table:style-name="NoteF" office:value-type="float" office:value="6.5" calcext:value-type="float">
            <text:p>6,5</text:p>
          </table:table-cell>
          <table:table-cell/>
          <table:table-cell table:style-name="ce23" table:formula="of:=[.H34]/3+[.L34]*2/3" office:value-type="float" office:value="6.66666666666667" calcext:value-type="float">
            <text:p>6,67</text:p>
          </table:table-cell>
        </table:table-row>
        <table:table-row table:style-name="ro5">
          <table:table-cell table:style-name="CodeA" office:value-type="string" calcext:value-type="string">
            <text:p>21606605</text:p>
          </table:table-cell>
          <table:table-cell table:style-name="General" office:value-type="string" calcext:value-type="string">
            <text:p>DELUCE STEPHANE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31];0.5)" office:value-type="float" office:value="12" calcext:value-type="float">
            <text:p>12</text:p>
          </table:table-cell>
          <table:table-cell table:style-name="ce21"/>
          <table:table-cell table:style-name="CodeA" office:value-type="string" calcext:value-type="string">
            <text:p>21606605</text:p>
          </table:table-cell>
          <table:table-cell table:style-name="General" office:value-type="string" calcext:value-type="string">
            <text:p>DELUCE STEPHANE</text:p>
          </table:table-cell>
          <table:table-cell table:style-name="NoteF" office:value-type="float" office:value="10" calcext:value-type="float">
            <text:p>10,0</text:p>
          </table:table-cell>
          <table:table-cell/>
          <table:table-cell table:style-name="ce23" table:formula="of:=[.H35]/3+[.L35]*2/3" office:value-type="float" office:value="10.6666666666667" calcext:value-type="float">
            <text:p>10,67</text:p>
          </table:table-cell>
        </table:table-row>
        <table:table-row table:style-name="ro5">
          <table:table-cell table:style-name="CodeA" office:value-type="string" calcext:value-type="string">
            <text:p>21403927</text:p>
          </table:table-cell>
          <table:table-cell table:style-name="General" office:value-type="string" calcext:value-type="string">
            <text:p>DENIS THIBAUL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32];0.5)" office:value-type="float" office:value="12.5" calcext:value-type="float">
            <text:p>12,5</text:p>
          </table:table-cell>
          <table:table-cell table:style-name="ce21"/>
          <table:table-cell table:style-name="CodeA" office:value-type="string" calcext:value-type="string">
            <text:p>21403927</text:p>
          </table:table-cell>
          <table:table-cell table:style-name="General" office:value-type="string" calcext:value-type="string">
            <text:p>DENIS THIBAULT</text:p>
          </table:table-cell>
          <table:table-cell table:style-name="NoteF" office:value-type="float" office:value="12" calcext:value-type="float">
            <text:p>12,0</text:p>
          </table:table-cell>
          <table:table-cell/>
          <table:table-cell table:style-name="ce23" table:formula="of:=[.H36]/3+[.L36]*2/3" office:value-type="float" office:value="12.1666666666667" calcext:value-type="float">
            <text:p>12,17</text:p>
          </table:table-cell>
        </table:table-row>
        <table:table-row table:style-name="ro5">
          <table:table-cell table:style-name="CodeA" office:value-type="string" calcext:value-type="string">
            <text:p>21607365</text:p>
          </table:table-cell>
          <table:table-cell table:style-name="General" office:value-type="string" calcext:value-type="string">
            <text:p>DHALENNE ALEXANDR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33];0.5)" office:value-type="float" office:value="10.5" calcext:value-type="float">
            <text:p>10,5</text:p>
          </table:table-cell>
          <table:table-cell table:style-name="ce21"/>
          <table:table-cell table:style-name="CodeA" office:value-type="string" calcext:value-type="string">
            <text:p>21607365</text:p>
          </table:table-cell>
          <table:table-cell table:style-name="General" office:value-type="string" calcext:value-type="string">
            <text:p>DHALENNE ALEXANDRE</text:p>
          </table:table-cell>
          <table:table-cell table:style-name="NoteF" office:value-type="float" office:value="13" calcext:value-type="float">
            <text:p>13,0</text:p>
          </table:table-cell>
          <table:table-cell/>
          <table:table-cell table:style-name="ce23" table:formula="of:=[.H37]/3+[.L37]*2/3" office:value-type="float" office:value="12.1666666666667" calcext:value-type="float">
            <text:p>12,17</text:p>
          </table:table-cell>
        </table:table-row>
        <table:table-row table:style-name="ro5">
          <table:table-cell table:style-name="CodeA" office:value-type="string" calcext:value-type="string">
            <text:p>21607545</text:p>
          </table:table-cell>
          <table:table-cell table:style-name="General" office:value-type="string" calcext:value-type="string">
            <text:p>DUMERGUE PAUL-ANTOINE</text:p>
          </table:table-cell>
          <table:table-cell table:style-name="ce10" office:value-type="float" office:value="2.5" calcext:value-type="float">
            <text:p>2,5</text:p>
          </table:table-cell>
          <table:table-cell table:style-name="ce15" office:value-type="string" calcext:value-type="string">
            <text:p>ABJ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34];0.5)" office:value-type="float" office:value="6.5" calcext:value-type="float">
            <text:p>6,5</text:p>
          </table:table-cell>
          <table:table-cell table:style-name="ce21"/>
          <table:table-cell table:style-name="CodeA" office:value-type="string" calcext:value-type="string">
            <text:p>21607545</text:p>
          </table:table-cell>
          <table:table-cell table:style-name="General" office:value-type="string" calcext:value-type="string">
            <text:p>DUMERGUE PAUL-ANTOINE</text:p>
          </table:table-cell>
          <table:table-cell table:style-name="NoteF" office:value-type="float" office:value="16" calcext:value-type="float">
            <text:p>16,0</text:p>
          </table:table-cell>
          <table:table-cell/>
          <table:table-cell table:style-name="ce23" table:formula="of:=[.H38]/3+[.L38]*2/3" office:value-type="float" office:value="12.8333333333333" calcext:value-type="float">
            <text:p>12,83</text:p>
          </table:table-cell>
        </table:table-row>
        <table:table-row table:style-name="ro5">
          <table:table-cell table:style-name="CodeA" office:value-type="string" calcext:value-type="string">
            <text:p>21607547</text:p>
          </table:table-cell>
          <table:table-cell table:style-name="General" office:value-type="string" calcext:value-type="string">
            <text:p>EL BACHRA MOHAMED</text:p>
          </table:table-cell>
          <table:table-cell table:style-name="ce10" office:value-type="float" office:value="1.25" calcext:value-type="float">
            <text:p>1,25</text:p>
          </table:table-cell>
          <table:table-cell table:style-name="ce10" office:value-type="float" office:value="4.5" calcext:value-type="float">
            <text:p>4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.5" calcext:value-type="float">
            <text:p>2,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35];0.5)" office:value-type="float" office:value="13.5" calcext:value-type="float">
            <text:p>13,5</text:p>
          </table:table-cell>
          <table:table-cell table:style-name="ce21"/>
          <table:table-cell table:style-name="CodeA" office:value-type="string" calcext:value-type="string">
            <text:p>21607547</text:p>
          </table:table-cell>
          <table:table-cell table:style-name="General" office:value-type="string" calcext:value-type="string">
            <text:p>EL BACHRA MOHAMED</text:p>
          </table:table-cell>
          <table:table-cell table:style-name="NoteF" office:value-type="float" office:value="5.5" calcext:value-type="float">
            <text:p>5,5</text:p>
          </table:table-cell>
          <table:table-cell/>
          <table:table-cell table:style-name="ce23" table:formula="of:=[.H39]/3+[.L39]*2/3" office:value-type="float" office:value="8.16666666666667" calcext:value-type="float">
            <text:p>8,17</text:p>
          </table:table-cell>
        </table:table-row>
        <table:table-row table:style-name="ro5">
          <table:table-cell table:style-name="CodeA" office:value-type="string" calcext:value-type="string">
            <text:p>21607729</text:p>
          </table:table-cell>
          <table:table-cell table:style-name="General" office:value-type="string" calcext:value-type="string">
            <text:p>EL HACHIMI OMA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36];0.5)" office:value-type="float" office:value="3.5" calcext:value-type="float">
            <text:p>3,5</text:p>
          </table:table-cell>
          <table:table-cell table:style-name="ce21"/>
          <table:table-cell table:style-name="CodeA" office:value-type="string" calcext:value-type="string">
            <text:p>21607729</text:p>
          </table:table-cell>
          <table:table-cell table:style-name="General" office:value-type="string" calcext:value-type="string">
            <text:p>EL HACHIMI OMAR</text:p>
          </table:table-cell>
          <table:table-cell table:style-name="NoteF" office:value-type="float" office:value="7" calcext:value-type="float">
            <text:p>7,0</text:p>
          </table:table-cell>
          <table:table-cell/>
          <table:table-cell table:style-name="ce23" table:formula="of:=[.H40]/3+[.L40]*2/3" office:value-type="float" office:value="5.83333333333333" calcext:value-type="float">
            <text:p>5,83</text:p>
          </table:table-cell>
        </table:table-row>
        <table:table-row table:style-name="ro5">
          <table:table-cell table:style-name="CodeA" office:value-type="string" calcext:value-type="string">
            <text:p>21607411</text:p>
          </table:table-cell>
          <table:table-cell table:style-name="General" office:value-type="string" calcext:value-type="string">
            <text:p>FIFRE NICOLAS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ABI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37];0.5)" office:value-type="float" office:value="11.5" calcext:value-type="float">
            <text:p>11,5</text:p>
          </table:table-cell>
          <table:table-cell table:style-name="ce21"/>
          <table:table-cell table:style-name="CodeA" office:value-type="string" calcext:value-type="string">
            <text:p>21607411</text:p>
          </table:table-cell>
          <table:table-cell table:style-name="General" office:value-type="string" calcext:value-type="string">
            <text:p>FIFRE NICOLAS</text:p>
          </table:table-cell>
          <table:table-cell table:style-name="NoteF" office:value-type="float" office:value="11.5" calcext:value-type="float">
            <text:p>11,5</text:p>
          </table:table-cell>
          <table:table-cell/>
          <table:table-cell table:style-name="ce23" table:formula="of:=[.H41]/3+[.L41]*2/3" office:value-type="float" office:value="11.5" calcext:value-type="float">
            <text:p>11,50</text:p>
          </table:table-cell>
        </table:table-row>
        <table:table-row table:style-name="ro5">
          <table:table-cell table:style-name="CodeA" office:value-type="string" calcext:value-type="string">
            <text:p>21607283</text:p>
          </table:table-cell>
          <table:table-cell table:style-name="General" office:value-type="string" calcext:value-type="string">
            <text:p>GAUCHER FRANÇOIS</text:p>
          </table:table-cell>
          <table:table-cell table:style-name="ce10" office:value-type="float" office:value="1.25" calcext:value-type="float">
            <text:p>1,25</text:p>
          </table:table-cell>
          <table:table-cell table:style-name="ce10" office:value-type="float" office:value="3.5" calcext:value-type="float">
            <text:p>3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38];0.5)" office:value-type="float" office:value="5" calcext:value-type="float">
            <text:p>5</text:p>
          </table:table-cell>
          <table:table-cell table:style-name="ce21"/>
          <table:table-cell table:style-name="CodeA" office:value-type="string" calcext:value-type="string">
            <text:p>21607283</text:p>
          </table:table-cell>
          <table:table-cell table:style-name="General" office:value-type="string" calcext:value-type="string">
            <text:p>GAUCHER FRANÇOIS</text:p>
          </table:table-cell>
          <table:table-cell table:style-name="NoteF" office:value-type="float" office:value="7.5" calcext:value-type="float">
            <text:p>7,5</text:p>
          </table:table-cell>
          <table:table-cell/>
          <table:table-cell table:style-name="ce23" table:formula="of:=[.H42]/3+[.L42]*2/3" office:value-type="float" office:value="6.66666666666667" calcext:value-type="float">
            <text:p>6,67</text:p>
          </table:table-cell>
        </table:table-row>
        <table:table-row table:style-name="ro5">
          <table:table-cell table:style-name="CodeA" office:value-type="string" calcext:value-type="string">
            <text:p>21401782</text:p>
          </table:table-cell>
          <table:table-cell table:style-name="General" office:value-type="string" calcext:value-type="string">
            <text:p>GRODECOEUR CLEMEN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39];0.5)" office:value-type="float" office:value="14.5" calcext:value-type="float">
            <text:p>14,5</text:p>
          </table:table-cell>
          <table:table-cell table:style-name="ce21"/>
          <table:table-cell table:style-name="CodeA" office:value-type="string" calcext:value-type="string">
            <text:p>21401782</text:p>
          </table:table-cell>
          <table:table-cell table:style-name="General" office:value-type="string" calcext:value-type="string">
            <text:p>GRODECOEUR CLEMENT</text:p>
          </table:table-cell>
          <table:table-cell table:style-name="NoteF" office:value-type="float" office:value="15" calcext:value-type="float">
            <text:p>15,0</text:p>
          </table:table-cell>
          <table:table-cell/>
          <table:table-cell table:style-name="ce23" table:formula="of:=[.H43]/3+[.L43]*2/3" office:value-type="float" office:value="14.8333333333333" calcext:value-type="float">
            <text:p>14,83</text:p>
          </table:table-cell>
        </table:table-row>
        <table:table-row table:style-name="ro5">
          <table:table-cell table:style-name="CodeA" office:value-type="string" calcext:value-type="string">
            <text:p>21607343</text:p>
          </table:table-cell>
          <table:table-cell table:style-name="General" office:value-type="string" calcext:value-type="string">
            <text:p>GUERLIN PAU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.5" calcext:value-type="float">
            <text:p>4,5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MROUND([Feuille2.I40];0.5)" office:value-type="float" office:value="14" calcext:value-type="float">
            <text:p>14</text:p>
          </table:table-cell>
          <table:table-cell table:style-name="ce21"/>
          <table:table-cell table:style-name="CodeA" office:value-type="string" calcext:value-type="string">
            <text:p>21607343</text:p>
          </table:table-cell>
          <table:table-cell table:style-name="General" office:value-type="string" calcext:value-type="string">
            <text:p>GUERLIN PAUL</text:p>
          </table:table-cell>
          <table:table-cell table:style-name="NoteF" office:value-type="float" office:value="16.5" calcext:value-type="float">
            <text:p>16,5</text:p>
          </table:table-cell>
          <table:table-cell/>
          <table:table-cell table:style-name="ce23" table:formula="of:=[.H44]/3+[.L44]*2/3" office:value-type="float" office:value="15.6666666666667" calcext:value-type="float">
            <text:p>15,67</text:p>
          </table:table-cell>
        </table:table-row>
        <table:table-row table:style-name="ro5">
          <table:table-cell table:style-name="CodeA" office:value-type="string" calcext:value-type="string">
            <text:p>21607448</text:p>
          </table:table-cell>
          <table:table-cell table:style-name="General" office:value-type="string" calcext:value-type="string">
            <text:p>IDEL MAHJOUB AYOUB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41];0.5)" office:value-type="float" office:value="11" calcext:value-type="float">
            <text:p>11</text:p>
          </table:table-cell>
          <table:table-cell table:style-name="ce21"/>
          <table:table-cell table:style-name="CodeA" office:value-type="string" calcext:value-type="string">
            <text:p>21607448</text:p>
          </table:table-cell>
          <table:table-cell table:style-name="General" office:value-type="string" calcext:value-type="string">
            <text:p>IDEL MAHJOUB AYOUB</text:p>
          </table:table-cell>
          <table:table-cell table:style-name="NoteF" office:value-type="float" office:value="6.5" calcext:value-type="float">
            <text:p>6,5</text:p>
          </table:table-cell>
          <table:table-cell/>
          <table:table-cell table:style-name="ce23" table:formula="of:=[.H45]/3+[.L45]*2/3" office:value-type="float" office:value="8" calcext:value-type="float">
            <text:p>8,00</text:p>
          </table:table-cell>
        </table:table-row>
        <table:table-row table:style-name="ro5">
          <table:table-cell table:style-name="CodeA" office:value-type="string" calcext:value-type="string">
            <text:p>21407952</text:p>
          </table:table-cell>
          <table:table-cell table:style-name="General" office:value-type="string" calcext:value-type="string">
            <text:p>KAKE ABDOULAYE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ABI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42];0.5)" office:value-type="float" office:value="9" calcext:value-type="float">
            <text:p>9</text:p>
          </table:table-cell>
          <table:table-cell table:style-name="ce21"/>
          <table:table-cell table:style-name="CodeA" office:value-type="string" calcext:value-type="string">
            <text:p>21407952</text:p>
          </table:table-cell>
          <table:table-cell table:style-name="General" office:value-type="string" calcext:value-type="string">
            <text:p>KAKE ABDOULAYE</text:p>
          </table:table-cell>
          <table:table-cell table:style-name="NoteF" office:value-type="float" office:value="11.5" calcext:value-type="float">
            <text:p>11,5</text:p>
          </table:table-cell>
          <table:table-cell/>
          <table:table-cell table:style-name="ce23" table:formula="of:=[.H46]/3+[.L46]*2/3" office:value-type="float" office:value="10.6666666666667" calcext:value-type="float">
            <text:p>10,67</text:p>
          </table:table-cell>
        </table:table-row>
        <table:table-row table:style-name="ro5">
          <table:table-cell table:style-name="CodeA" office:value-type="string" calcext:value-type="string">
            <text:p>21607254</text:p>
          </table:table-cell>
          <table:table-cell table:style-name="General" office:value-type="string" calcext:value-type="string">
            <text:p>KONATE MARIAM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MROUND([Feuille2.I43];0.5)" office:value-type="float" office:value="12" calcext:value-type="float">
            <text:p>12</text:p>
          </table:table-cell>
          <table:table-cell table:style-name="ce21"/>
          <table:table-cell table:style-name="CodeA" office:value-type="string" calcext:value-type="string">
            <text:p>21607254</text:p>
          </table:table-cell>
          <table:table-cell table:style-name="General" office:value-type="string" calcext:value-type="string">
            <text:p>KONATE MARIAM</text:p>
          </table:table-cell>
          <table:table-cell table:style-name="NoteF" office:value-type="float" office:value="12" calcext:value-type="float">
            <text:p>12,0</text:p>
          </table:table-cell>
          <table:table-cell/>
          <table:table-cell table:style-name="ce23" table:formula="of:=[.H47]/3+[.L47]*2/3" office:value-type="float" office:value="12" calcext:value-type="float">
            <text:p>12,00</text:p>
          </table:table-cell>
        </table:table-row>
        <table:table-row table:style-name="ro5">
          <table:table-cell table:style-name="CodeA" office:value-type="string" calcext:value-type="string">
            <text:p>21404373</text:p>
          </table:table-cell>
          <table:table-cell table:style-name="General" office:value-type="string" calcext:value-type="string">
            <text:p>LABBE CLEMENT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ABJ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.5" calcext:value-type="float">
            <text:p>2,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44];0.5)" office:value-type="float" office:value="16.5" calcext:value-type="float">
            <text:p>16,5</text:p>
          </table:table-cell>
          <table:table-cell table:style-name="ce21"/>
          <table:table-cell table:style-name="CodeA" office:value-type="string" calcext:value-type="string">
            <text:p>21404373</text:p>
          </table:table-cell>
          <table:table-cell table:style-name="General" office:value-type="string" calcext:value-type="string">
            <text:p>LABBE CLEMENT</text:p>
          </table:table-cell>
          <table:table-cell table:style-name="NoteF" office:value-type="float" office:value="12.5" calcext:value-type="float">
            <text:p>12,5</text:p>
          </table:table-cell>
          <table:table-cell/>
          <table:table-cell table:style-name="ce23" table:formula="of:=[.H48]/3+[.L48]*2/3" office:value-type="float" office:value="13.8333333333333" calcext:value-type="float">
            <text:p>13,83</text:p>
          </table:table-cell>
        </table:table-row>
        <table:table-row table:style-name="ro5">
          <table:table-cell table:style-name="CodeA" office:value-type="string" calcext:value-type="string">
            <text:p>21200141</text:p>
          </table:table-cell>
          <table:table-cell table:style-name="General" office:value-type="string" calcext:value-type="string">
            <text:p>LACAILE CLEMEN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45];0.5)" office:value-type="float" office:value="14.5" calcext:value-type="float">
            <text:p>14,5</text:p>
          </table:table-cell>
          <table:table-cell table:style-name="ce21"/>
          <table:table-cell table:style-name="CodeA" office:value-type="string" calcext:value-type="string">
            <text:p>21200141</text:p>
          </table:table-cell>
          <table:table-cell table:style-name="General" office:value-type="string" calcext:value-type="string">
            <text:p>LACAILE CLEMENT</text:p>
          </table:table-cell>
          <table:table-cell table:style-name="NoteF" office:value-type="float" office:value="12" calcext:value-type="float">
            <text:p>12,0</text:p>
          </table:table-cell>
          <table:table-cell/>
          <table:table-cell table:style-name="ce23" table:formula="of:=[.H49]/3+[.L49]*2/3" office:value-type="float" office:value="12.8333333333333" calcext:value-type="float">
            <text:p>12,83</text:p>
          </table:table-cell>
        </table:table-row>
        <table:table-row table:style-name="ro5">
          <table:table-cell table:style-name="CodeA" office:value-type="string" calcext:value-type="string">
            <text:p>21401398</text:p>
          </table:table-cell>
          <table:table-cell table:style-name="General" office:value-type="string" calcext:value-type="string">
            <text:p>LAURON PAULIN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46];0.5)" office:value-type="float" office:value="10.5" calcext:value-type="float">
            <text:p>10,5</text:p>
          </table:table-cell>
          <table:table-cell table:style-name="ce21"/>
          <table:table-cell table:style-name="CodeA" office:value-type="string" calcext:value-type="string">
            <text:p>21401398</text:p>
          </table:table-cell>
          <table:table-cell table:style-name="General" office:value-type="string" calcext:value-type="string">
            <text:p>LAURON PAULINE</text:p>
          </table:table-cell>
          <table:table-cell table:style-name="NoteF" office:value-type="float" office:value="13.5" calcext:value-type="float">
            <text:p>13,5</text:p>
          </table:table-cell>
          <table:table-cell/>
          <table:table-cell table:style-name="ce23" table:formula="of:=[.H50]/3+[.L50]*2/3" office:value-type="float" office:value="12.5" calcext:value-type="float">
            <text:p>12,50</text:p>
          </table:table-cell>
        </table:table-row>
        <table:table-row table:style-name="ro5">
          <table:table-cell table:style-name="CodeA" office:value-type="string" calcext:value-type="string">
            <text:p>21607889</text:p>
          </table:table-cell>
          <table:table-cell table:style-name="General" office:value-type="string" calcext:value-type="string">
            <text:p>LAZZARONI RAPHAEL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47];0.5)" office:value-type="float" office:value="10" calcext:value-type="float">
            <text:p>10</text:p>
          </table:table-cell>
          <table:table-cell table:style-name="ce21"/>
          <table:table-cell table:style-name="CodeA" office:value-type="string" calcext:value-type="string">
            <text:p>21607889</text:p>
          </table:table-cell>
          <table:table-cell table:style-name="General" office:value-type="string" calcext:value-type="string">
            <text:p>LAZZARONI RAPHAEL</text:p>
          </table:table-cell>
          <table:table-cell table:style-name="NoteF" office:value-type="float" office:value="9" calcext:value-type="float">
            <text:p>9,0</text:p>
          </table:table-cell>
          <table:table-cell/>
          <table:table-cell table:style-name="ce23" table:formula="of:=[.H51]/3+[.L51]*2/3" office:value-type="float" office:value="9.33333333333333" calcext:value-type="float">
            <text:p>9,33</text:p>
          </table:table-cell>
        </table:table-row>
        <table:table-row table:style-name="ro5">
          <table:table-cell table:style-name="CodeA" office:value-type="string" calcext:value-type="string">
            <text:p>21607453</text:p>
          </table:table-cell>
          <table:table-cell table:style-name="General" office:value-type="string" calcext:value-type="string">
            <text:p>LE THAI BINH DORIAN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MROUND([Feuille2.I48];0.5)" office:value-type="float" office:value="15" calcext:value-type="float">
            <text:p>15</text:p>
          </table:table-cell>
          <table:table-cell table:style-name="ce21"/>
          <table:table-cell table:style-name="CodeA" office:value-type="string" calcext:value-type="string">
            <text:p>21607453</text:p>
          </table:table-cell>
          <table:table-cell table:style-name="General" office:value-type="string" calcext:value-type="string">
            <text:p>LE THAI BINH DORIAN</text:p>
          </table:table-cell>
          <table:table-cell table:style-name="NoteF" office:value-type="float" office:value="9.5" calcext:value-type="float">
            <text:p>9,5</text:p>
          </table:table-cell>
          <table:table-cell/>
          <table:table-cell table:style-name="ce23" table:formula="of:=[.H52]/3+[.L52]*2/3" office:value-type="float" office:value="11.3333333333333" calcext:value-type="float">
            <text:p>11,33</text:p>
          </table:table-cell>
        </table:table-row>
        <table:table-row table:style-name="ro5">
          <table:table-cell table:style-name="CodeA" office:value-type="string" calcext:value-type="string">
            <text:p>21607869</text:p>
          </table:table-cell>
          <table:table-cell table:style-name="General" office:value-type="string" calcext:value-type="string">
            <text:p>LECOUVREUR VALENTI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.5" calcext:value-type="float">
            <text:p>4,5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49];0.5)" office:value-type="float" office:value="14" calcext:value-type="float">
            <text:p>14</text:p>
          </table:table-cell>
          <table:table-cell table:style-name="ce21"/>
          <table:table-cell table:style-name="CodeA" office:value-type="string" calcext:value-type="string">
            <text:p>21607869</text:p>
          </table:table-cell>
          <table:table-cell table:style-name="General" office:value-type="string" calcext:value-type="string">
            <text:p>LECOUVREUR VALENTIN</text:p>
          </table:table-cell>
          <table:table-cell table:style-name="NoteF" office:value-type="float" office:value="10" calcext:value-type="float">
            <text:p>10,0</text:p>
          </table:table-cell>
          <table:table-cell/>
          <table:table-cell table:style-name="ce23" table:formula="of:=[.H53]/3+[.L53]*2/3" office:value-type="float" office:value="11.3333333333333" calcext:value-type="float">
            <text:p>11,33</text:p>
          </table:table-cell>
        </table:table-row>
        <table:table-row table:style-name="ro5">
          <table:table-cell table:style-name="CodeA" office:value-type="string" calcext:value-type="string">
            <text:p>21404353</text:p>
          </table:table-cell>
          <table:table-cell table:style-name="General" office:value-type="string" calcext:value-type="string">
            <text:p>LEGRAND LEO</text:p>
          </table:table-cell>
          <table:table-cell table:style-name="ce10" office:value-type="float" office:value="3.75" calcext:value-type="float">
            <text:p>3,7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50];0.5)" office:value-type="float" office:value="9.5" calcext:value-type="float">
            <text:p>9,5</text:p>
          </table:table-cell>
          <table:table-cell table:style-name="ce21"/>
          <table:table-cell table:style-name="CodeA" office:value-type="string" calcext:value-type="string">
            <text:p>21404353</text:p>
          </table:table-cell>
          <table:table-cell table:style-name="General" office:value-type="string" calcext:value-type="string">
            <text:p>LEGRAND LEO</text:p>
          </table:table-cell>
          <table:table-cell table:style-name="NoteF" office:value-type="float" office:value="10" calcext:value-type="float">
            <text:p>10,0</text:p>
          </table:table-cell>
          <table:table-cell/>
          <table:table-cell table:style-name="ce23" table:formula="of:=[.H54]/3+[.L54]*2/3" office:value-type="float" office:value="9.83333333333333" calcext:value-type="float">
            <text:p>9,83</text:p>
          </table:table-cell>
        </table:table-row>
        <table:table-row table:style-name="ro5">
          <table:table-cell table:style-name="CodeA" office:value-type="string" calcext:value-type="string">
            <text:p>21607765</text:p>
          </table:table-cell>
          <table:table-cell table:style-name="General" office:value-type="string" calcext:value-type="string">
            <text:p>LEPILLER RAPHAEL</text:p>
          </table:table-cell>
          <table:table-cell table:number-columns-repeated="2" table:style-name="ce12" office:value-type="string" calcext:value-type="string">
            <text:p>ABI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9" office:value-type="string" calcext:value-type="string">
            <text:p>ABI</text:p>
          </table:table-cell>
          <table:table-cell table:style-name="ce12" office:value-type="string" calcext:value-type="string">
            <text:p>ABI</text:p>
          </table:table-cell>
          <table:table-cell table:style-name="ce10" table:formula="of:=MROUND([Feuille2.I51];0.5)" office:value-type="float" office:value="1.5" calcext:value-type="float">
            <text:p>1,5</text:p>
          </table:table-cell>
          <table:table-cell table:style-name="ce21"/>
          <table:table-cell table:style-name="CodeA" office:value-type="string" calcext:value-type="string">
            <text:p>21607765</text:p>
          </table:table-cell>
          <table:table-cell table:style-name="General" office:value-type="string" calcext:value-type="string">
            <text:p>LEPILLER RAPHAEL</text:p>
          </table:table-cell>
          <table:table-cell table:style-name="NoteF" office:value-type="float" office:value="7.5" calcext:value-type="float">
            <text:p>7,5</text:p>
          </table:table-cell>
          <table:table-cell/>
          <table:table-cell table:style-name="ce23" table:formula="of:=[.H55]/3+[.L55]*2/3" office:value-type="float" office:value="5.5" calcext:value-type="float">
            <text:p>5,50</text:p>
          </table:table-cell>
        </table:table-row>
        <table:table-row table:style-name="ro5">
          <table:table-cell table:style-name="CodeA" office:value-type="string" calcext:value-type="string">
            <text:p>21607364</text:p>
          </table:table-cell>
          <table:table-cell table:style-name="General" office:value-type="string" calcext:value-type="string">
            <text:p>LIUZZI VINCEN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52];0.5)" office:value-type="float" office:value="15.5" calcext:value-type="float">
            <text:p>15,5</text:p>
          </table:table-cell>
          <table:table-cell table:style-name="ce21"/>
          <table:table-cell table:style-name="CodeA" office:value-type="string" calcext:value-type="string">
            <text:p>21607364</text:p>
          </table:table-cell>
          <table:table-cell table:style-name="General" office:value-type="string" calcext:value-type="string">
            <text:p>LIUZZI VINCENT</text:p>
          </table:table-cell>
          <table:table-cell table:style-name="NoteF" office:value-type="float" office:value="10.5" calcext:value-type="float">
            <text:p>10,5</text:p>
          </table:table-cell>
          <table:table-cell/>
          <table:table-cell table:style-name="ce23" table:formula="of:=[.H56]/3+[.L56]*2/3" office:value-type="float" office:value="12.1666666666667" calcext:value-type="float">
            <text:p>12,17</text:p>
          </table:table-cell>
        </table:table-row>
        <table:table-row table:style-name="ro5">
          <table:table-cell table:style-name="CodeA" office:value-type="string" calcext:value-type="string">
            <text:p>21607626</text:p>
          </table:table-cell>
          <table:table-cell table:style-name="General" office:value-type="string" calcext:value-type="string">
            <text:p>LUCIANI AUREL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5" calcext:value-type="float">
            <text:p>2,5</text:p>
          </table:table-cell>
          <table:table-cell table:style-name="ce19" office:value-type="string" calcext:value-type="string">
            <text:p>ABI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53];0.5)" office:value-type="float" office:value="2.5" calcext:value-type="float">
            <text:p>2,5</text:p>
          </table:table-cell>
          <table:table-cell table:style-name="ce21"/>
          <table:table-cell table:style-name="CodeA" office:value-type="string" calcext:value-type="string">
            <text:p>21607626</text:p>
          </table:table-cell>
          <table:table-cell table:style-name="General" office:value-type="string" calcext:value-type="string">
            <text:p>LUCIANI AURELE</text:p>
          </table:table-cell>
          <table:table-cell table:style-name="NoteF" office:value-type="float" office:value="5.5" calcext:value-type="float">
            <text:p>5,5</text:p>
          </table:table-cell>
          <table:table-cell/>
          <table:table-cell table:style-name="ce23" table:formula="of:=[.H57]/3+[.L57]*2/3" office:value-type="float" office:value="4.5" calcext:value-type="float">
            <text:p>4,50</text:p>
          </table:table-cell>
        </table:table-row>
        <table:table-row table:style-name="ro5">
          <table:table-cell table:style-name="CodeA" office:value-type="string" calcext:value-type="string">
            <text:p>21607739</text:p>
          </table:table-cell>
          <table:table-cell table:style-name="General" office:value-type="string" calcext:value-type="string">
            <text:p>MAESTRACCI DAMIEN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54];0.5)" office:value-type="float" office:value="11" calcext:value-type="float">
            <text:p>11</text:p>
          </table:table-cell>
          <table:table-cell table:style-name="ce21"/>
          <table:table-cell table:style-name="CodeA" office:value-type="string" calcext:value-type="string">
            <text:p>21607739</text:p>
          </table:table-cell>
          <table:table-cell table:style-name="General" office:value-type="string" calcext:value-type="string">
            <text:p>MAESTRACCI DAMIEN</text:p>
          </table:table-cell>
          <table:table-cell table:style-name="NoteF" office:value-type="float" office:value="14.5" calcext:value-type="float">
            <text:p>14,5</text:p>
          </table:table-cell>
          <table:table-cell/>
          <table:table-cell table:style-name="ce23" table:formula="of:=[.H58]/3+[.L58]*2/3" office:value-type="float" office:value="13.3333333333333" calcext:value-type="float">
            <text:p>13,33</text:p>
          </table:table-cell>
        </table:table-row>
        <table:table-row table:style-name="ro5">
          <table:table-cell table:style-name="CodeA" office:value-type="string" calcext:value-type="string">
            <text:p>21401903</text:p>
          </table:table-cell>
          <table:table-cell table:style-name="General" office:value-type="string" calcext:value-type="string">
            <text:p>MARCO GREGOIR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55];0.5)" office:value-type="float" office:value="12.5" calcext:value-type="float">
            <text:p>12,5</text:p>
          </table:table-cell>
          <table:table-cell table:style-name="ce21"/>
          <table:table-cell table:style-name="CodeA" office:value-type="string" calcext:value-type="string">
            <text:p>21401903</text:p>
          </table:table-cell>
          <table:table-cell table:style-name="General" office:value-type="string" calcext:value-type="string">
            <text:p>MARCO GREGOIRE</text:p>
          </table:table-cell>
          <table:table-cell table:style-name="NoteF" office:value-type="float" office:value="13.5" calcext:value-type="float">
            <text:p>13,5</text:p>
          </table:table-cell>
          <table:table-cell/>
          <table:table-cell table:style-name="ce23" table:formula="of:=[.H59]/3+[.L59]*2/3" office:value-type="float" office:value="13.1666666666667" calcext:value-type="float">
            <text:p>13,17</text:p>
          </table:table-cell>
        </table:table-row>
        <table:table-row table:style-name="ro5">
          <table:table-cell table:style-name="CodeA" office:value-type="string" calcext:value-type="string">
            <text:p>21403864</text:p>
          </table:table-cell>
          <table:table-cell table:style-name="General" office:value-type="string" calcext:value-type="string">
            <text:p>MARECHAL ROBIN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ABI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56];0.5)" office:value-type="float" office:value="9.5" calcext:value-type="float">
            <text:p>9,5</text:p>
          </table:table-cell>
          <table:table-cell table:style-name="ce21"/>
          <table:table-cell table:style-name="CodeA" office:value-type="string" calcext:value-type="string">
            <text:p>21403864</text:p>
          </table:table-cell>
          <table:table-cell table:style-name="General" office:value-type="string" calcext:value-type="string">
            <text:p>MARECHAL ROBIN</text:p>
          </table:table-cell>
          <table:table-cell table:style-name="NoteF" office:value-type="float" office:value="15.5" calcext:value-type="float">
            <text:p>15,5</text:p>
          </table:table-cell>
          <table:table-cell/>
          <table:table-cell table:style-name="ce23" table:formula="of:=[.H60]/3+[.L60]*2/3" office:value-type="float" office:value="13.5" calcext:value-type="float">
            <text:p>13,50</text:p>
          </table:table-cell>
        </table:table-row>
        <table:table-row table:style-name="ro5">
          <table:table-cell table:style-name="CodeA" office:value-type="string" calcext:value-type="string">
            <text:p>21302471</text:p>
          </table:table-cell>
          <table:table-cell table:style-name="General" office:value-type="string" calcext:value-type="string">
            <text:p>MOUTAS RIBEIRO CATARIN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5" calcext:value-type="float">
            <text:p>2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57];0.5)" office:value-type="float" office:value="2.5" calcext:value-type="float">
            <text:p>2,5</text:p>
          </table:table-cell>
          <table:table-cell table:style-name="ce21"/>
          <table:table-cell table:style-name="CodeA" office:value-type="string" calcext:value-type="string">
            <text:p>21302471</text:p>
          </table:table-cell>
          <table:table-cell table:style-name="General" office:value-type="string" calcext:value-type="string">
            <text:p>MOUTAS RIBEIRO CATARINA</text:p>
          </table:table-cell>
          <table:table-cell table:style-name="NoteF" office:value-type="float" office:value="6" calcext:value-type="float">
            <text:p>6,0</text:p>
          </table:table-cell>
          <table:table-cell/>
          <table:table-cell table:style-name="ce23" table:formula="of:=[.H61]/3+[.L61]*2/3" office:value-type="float" office:value="4.83333333333333" calcext:value-type="float">
            <text:p>4,83</text:p>
          </table:table-cell>
        </table:table-row>
        <table:table-row table:style-name="ro5">
          <table:table-cell table:style-name="CodeA" office:value-type="string" calcext:value-type="string">
            <text:p>21405857</text:p>
          </table:table-cell>
          <table:table-cell table:style-name="General" office:value-type="string" calcext:value-type="string">
            <text:p>NGATIMO MICHEL OR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5" calcext:value-type="float">
            <text:p>4,5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58];0.5)" office:value-type="float" office:value="10" calcext:value-type="float">
            <text:p>10</text:p>
          </table:table-cell>
          <table:table-cell table:style-name="ce21"/>
          <table:table-cell table:style-name="CodeA" office:value-type="string" calcext:value-type="string">
            <text:p>21405857</text:p>
          </table:table-cell>
          <table:table-cell table:style-name="General" office:value-type="string" calcext:value-type="string">
            <text:p>NGATIMO MICHEL OREL</text:p>
          </table:table-cell>
          <table:table-cell table:style-name="NoteF" office:value-type="float" office:value="14.5" calcext:value-type="float">
            <text:p>14,5</text:p>
          </table:table-cell>
          <table:table-cell/>
          <table:table-cell table:style-name="ce23" table:formula="of:=[.H62]/3+[.L62]*2/3" office:value-type="float" office:value="13" calcext:value-type="float">
            <text:p>13,00</text:p>
          </table:table-cell>
        </table:table-row>
        <table:table-row table:style-name="ro5">
          <table:table-cell table:style-name="CodeA" office:value-type="string" calcext:value-type="string">
            <text:p>21607329</text:p>
          </table:table-cell>
          <table:table-cell table:style-name="General" office:value-type="string" calcext:value-type="string">
            <text:p>PELTIER XAVIER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MROUND([Feuille2.I59];0.5)" office:value-type="float" office:value="14" calcext:value-type="float">
            <text:p>14</text:p>
          </table:table-cell>
          <table:table-cell table:style-name="ce21"/>
          <table:table-cell table:style-name="CodeA" office:value-type="string" calcext:value-type="string">
            <text:p>21607329</text:p>
          </table:table-cell>
          <table:table-cell table:style-name="General" office:value-type="string" calcext:value-type="string">
            <text:p>PELTIER XAVIER</text:p>
          </table:table-cell>
          <table:table-cell table:style-name="NoteF" office:value-type="float" office:value="17.5" calcext:value-type="float">
            <text:p>17,5</text:p>
          </table:table-cell>
          <table:table-cell/>
          <table:table-cell table:style-name="ce23" table:formula="of:=[.H63]/3+[.L63]*2/3" office:value-type="float" office:value="16.3333333333333" calcext:value-type="float">
            <text:p>16,33</text:p>
          </table:table-cell>
        </table:table-row>
        <table:table-row table:style-name="ro5">
          <table:table-cell table:style-name="CodeA" office:value-type="string" calcext:value-type="string">
            <text:p>21403264</text:p>
          </table:table-cell>
          <table:table-cell table:style-name="General" office:value-type="string" calcext:value-type="string">
            <text:p>PEREZ AMELI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" calcext:value-type="float">
            <text:p>2,5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2" office:value-type="string" calcext:value-type="string">
            <text:p>ABI</text:p>
          </table:table-cell>
          <table:table-cell table:style-name="ce10" table:formula="of:=MROUND([Feuille2.I60];0.5)" office:value-type="float" office:value="10.5" calcext:value-type="float">
            <text:p>10,5</text:p>
          </table:table-cell>
          <table:table-cell table:style-name="ce21"/>
          <table:table-cell table:style-name="CodeA" office:value-type="string" calcext:value-type="string">
            <text:p>21403264</text:p>
          </table:table-cell>
          <table:table-cell table:style-name="General" office:value-type="string" calcext:value-type="string">
            <text:p>PEREZ AMELIE</text:p>
          </table:table-cell>
          <table:table-cell table:style-name="NoteF" office:value-type="float" office:value="10" calcext:value-type="float">
            <text:p>10,0</text:p>
          </table:table-cell>
          <table:table-cell/>
          <table:table-cell table:style-name="ce23" table:formula="of:=[.H64]/3+[.L64]*2/3" office:value-type="float" office:value="10.1666666666667" calcext:value-type="float">
            <text:p>10,17</text:p>
          </table:table-cell>
        </table:table-row>
        <table:table-row table:style-name="ro5">
          <table:table-cell table:style-name="CodeA" office:value-type="string" calcext:value-type="string">
            <text:p>21506969</text:p>
          </table:table-cell>
          <table:table-cell table:style-name="General" office:value-type="string" calcext:value-type="string">
            <text:p>PONCEAU NATHANAEL</text:p>
          </table:table-cell>
          <table:table-cell table:style-name="ce12" table:number-columns-repeated="2"/>
          <table:table-cell table:style-name="ce19" table:number-columns-repeated="2"/>
          <table:table-cell table:style-name="ce12" table:number-columns-repeated="2"/>
          <table:table-cell table:style-name="ce21"/>
          <table:table-cell table:style-name="CodeA" office:value-type="string" calcext:value-type="string">
            <text:p>21506969</text:p>
          </table:table-cell>
          <table:table-cell table:style-name="General" office:value-type="string" calcext:value-type="string">
            <text:p>PONCEAU NATHANAEL</text:p>
          </table:table-cell>
          <table:table-cell table:style-name="General" office:value-type="string" calcext:value-type="string">
            <text:p>ABS</text:p>
          </table:table-cell>
          <table:table-cell/>
          <table:table-cell table:style-name="ce23"/>
        </table:table-row>
        <table:table-row table:style-name="ro5">
          <table:table-cell table:style-name="CodeA" office:value-type="string" calcext:value-type="string">
            <text:p>21607468</text:p>
          </table:table-cell>
          <table:table-cell table:style-name="General" office:value-type="string" calcext:value-type="string">
            <text:p>POUVREAU BENJAMIN</text:p>
          </table:table-cell>
          <table:table-cell table:style-name="ce10" office:value-type="float" office:value="3.75" calcext:value-type="float">
            <text:p>3,75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MROUND([Feuille2.I62];0.5)" office:value-type="float" office:value="18" calcext:value-type="float">
            <text:p>18</text:p>
          </table:table-cell>
          <table:table-cell table:style-name="ce21"/>
          <table:table-cell table:style-name="CodeA" office:value-type="string" calcext:value-type="string">
            <text:p>21607468</text:p>
          </table:table-cell>
          <table:table-cell table:style-name="General" office:value-type="string" calcext:value-type="string">
            <text:p>POUVREAU BENJAMIN</text:p>
          </table:table-cell>
          <table:table-cell table:style-name="NoteF" office:value-type="float" office:value="19.5" calcext:value-type="float">
            <text:p>19,5</text:p>
          </table:table-cell>
          <table:table-cell/>
          <table:table-cell table:style-name="ce23" table:formula="of:=[.H66]/3+[.L66]*2/3" office:value-type="float" office:value="19" calcext:value-type="float">
            <text:p>19,00</text:p>
          </table:table-cell>
        </table:table-row>
        <table:table-row table:style-name="ro5">
          <table:table-cell table:style-name="CodeA" office:value-type="string" calcext:value-type="string">
            <text:p>21607565</text:p>
          </table:table-cell>
          <table:table-cell table:style-name="General" office:value-type="string" calcext:value-type="string">
            <text:p>RAMACH AYMANE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ABI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MROUND([Feuille2.I63];0.5)" office:value-type="float" office:value="14.5" calcext:value-type="float">
            <text:p>14,5</text:p>
          </table:table-cell>
          <table:table-cell table:style-name="ce21"/>
          <table:table-cell table:style-name="CodeA" office:value-type="string" calcext:value-type="string">
            <text:p>21607565</text:p>
          </table:table-cell>
          <table:table-cell table:style-name="General" office:value-type="string" calcext:value-type="string">
            <text:p>RAMACH AYMANE</text:p>
          </table:table-cell>
          <table:table-cell table:style-name="NoteF" office:value-type="float" office:value="14" calcext:value-type="float">
            <text:p>14,0</text:p>
          </table:table-cell>
          <table:table-cell/>
          <table:table-cell table:style-name="ce23" table:formula="of:=[.H67]/3+[.L67]*2/3" office:value-type="float" office:value="14.1666666666667" calcext:value-type="float">
            <text:p>14,17</text:p>
          </table:table-cell>
        </table:table-row>
        <table:table-row table:style-name="ro5">
          <table:table-cell table:style-name="CodeA" office:value-type="string" calcext:value-type="string">
            <text:p>21400567</text:p>
          </table:table-cell>
          <table:table-cell table:style-name="General" office:value-type="string" calcext:value-type="string">
            <text:p>REBIHA FARAH</text:p>
          </table:table-cell>
          <table:table-cell table:number-columns-repeated="2" table:style-name="ce10" office:value-type="float" office:value="2.5" calcext:value-type="float">
            <text:p>2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64];0.5)" office:value-type="float" office:value="5" calcext:value-type="float">
            <text:p>5</text:p>
          </table:table-cell>
          <table:table-cell table:style-name="ce21"/>
          <table:table-cell table:style-name="CodeA" office:value-type="string" calcext:value-type="string">
            <text:p>21400567</text:p>
          </table:table-cell>
          <table:table-cell table:style-name="General" office:value-type="string" calcext:value-type="string">
            <text:p>REBIHA FARAH</text:p>
          </table:table-cell>
          <table:table-cell table:style-name="NoteF" office:value-type="float" office:value="12" calcext:value-type="float">
            <text:p>12,0</text:p>
          </table:table-cell>
          <table:table-cell/>
          <table:table-cell table:style-name="ce23" table:formula="of:=[.H68]/3+[.L68]*2/3" office:value-type="float" office:value="9.66666666666667" calcext:value-type="float">
            <text:p>9,67</text:p>
          </table:table-cell>
        </table:table-row>
        <table:table-row table:style-name="ro5">
          <table:table-cell table:style-name="CodeA" office:value-type="string" calcext:value-type="string">
            <text:p>21400064</text:p>
          </table:table-cell>
          <table:table-cell table:style-name="General" office:value-type="string" calcext:value-type="string">
            <text:p>REBILLARD THOMA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65];0.5)" office:value-type="float" office:value="10.5" calcext:value-type="float">
            <text:p>10,5</text:p>
          </table:table-cell>
          <table:table-cell table:style-name="ce21"/>
          <table:table-cell table:style-name="CodeA" office:value-type="string" calcext:value-type="string">
            <text:p>21400064</text:p>
          </table:table-cell>
          <table:table-cell table:style-name="General" office:value-type="string" calcext:value-type="string">
            <text:p>REBILLARD THOMAS</text:p>
          </table:table-cell>
          <table:table-cell table:style-name="NoteF" office:value-type="float" office:value="12" calcext:value-type="float">
            <text:p>12,0</text:p>
          </table:table-cell>
          <table:table-cell/>
          <table:table-cell table:style-name="ce23" table:formula="of:=[.H69]/3+[.L69]*2/3" office:value-type="float" office:value="11.5" calcext:value-type="float">
            <text:p>11,50</text:p>
          </table:table-cell>
        </table:table-row>
        <table:table-row table:style-name="ro5">
          <table:table-cell table:style-name="CodeA" office:value-type="string" calcext:value-type="string">
            <text:p>21403855</text:p>
          </table:table-cell>
          <table:table-cell table:style-name="General" office:value-type="string" calcext:value-type="string">
            <text:p>ROBIN MAXENC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.5" calcext:value-type="float">
            <text:p>4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MROUND([Feuille2.I66];0.5)" office:value-type="float" office:value="17.5" calcext:value-type="float">
            <text:p>17,5</text:p>
          </table:table-cell>
          <table:table-cell table:style-name="ce21"/>
          <table:table-cell table:style-name="CodeA" office:value-type="string" calcext:value-type="string">
            <text:p>21403855</text:p>
          </table:table-cell>
          <table:table-cell table:style-name="General" office:value-type="string" calcext:value-type="string">
            <text:p>ROBIN MAXENCE</text:p>
          </table:table-cell>
          <table:table-cell table:style-name="NoteF" office:value-type="float" office:value="20" calcext:value-type="float">
            <text:p>20,0</text:p>
          </table:table-cell>
          <table:table-cell/>
          <table:table-cell table:style-name="ce23" table:formula="of:=[.H70]/3+[.L70]*2/3" office:value-type="float" office:value="19.1666666666667" calcext:value-type="float">
            <text:p>19,17</text:p>
          </table:table-cell>
        </table:table-row>
        <table:table-row table:style-name="ro5">
          <table:table-cell table:style-name="CodeA" office:value-type="string" calcext:value-type="string">
            <text:p>21105109</text:p>
          </table:table-cell>
          <table:table-cell table:style-name="General" office:value-type="string" calcext:value-type="string">
            <text:p>SANBA MORAD</text:p>
          </table:table-cell>
          <table:table-cell table:style-name="ce12" table:number-columns-repeated="2"/>
          <table:table-cell table:style-name="ce19" table:number-columns-repeated="2"/>
          <table:table-cell table:style-name="ce12" table:number-columns-repeated="2"/>
          <table:table-cell table:style-name="ce21"/>
          <table:table-cell table:style-name="CodeA" office:value-type="string" calcext:value-type="string">
            <text:p>21105109</text:p>
          </table:table-cell>
          <table:table-cell table:style-name="General" office:value-type="string" calcext:value-type="string">
            <text:p>SANBA MORAD</text:p>
          </table:table-cell>
          <table:table-cell table:style-name="General" office:value-type="string" calcext:value-type="string">
            <text:p>ABS</text:p>
          </table:table-cell>
          <table:table-cell/>
          <table:table-cell table:style-name="ce23"/>
        </table:table-row>
        <table:table-row table:style-name="ro5">
          <table:table-cell table:style-name="CodeA" office:value-type="string" calcext:value-type="string">
            <text:p>21506887</text:p>
          </table:table-cell>
          <table:table-cell table:style-name="General" office:value-type="string" calcext:value-type="string">
            <text:p>SCHMITT GREGOIR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" calcext:value-type="float">
            <text:p>2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.5" calcext:value-type="float">
            <text:p>2,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68];0.5)" office:value-type="float" office:value="10" calcext:value-type="float">
            <text:p>10</text:p>
          </table:table-cell>
          <table:table-cell table:style-name="ce21"/>
          <table:table-cell table:style-name="CodeA" office:value-type="string" calcext:value-type="string">
            <text:p>21506887</text:p>
          </table:table-cell>
          <table:table-cell table:style-name="General" office:value-type="string" calcext:value-type="string">
            <text:p>SCHMITT GREGOIRE</text:p>
          </table:table-cell>
          <table:table-cell table:style-name="NoteF" office:value-type="float" office:value="7.5" calcext:value-type="float">
            <text:p>7,5</text:p>
          </table:table-cell>
          <table:table-cell/>
          <table:table-cell table:style-name="ce23" table:formula="of:=[.H72]/3+[.L72]*2/3" office:value-type="float" office:value="8.33333333333333" calcext:value-type="float">
            <text:p>8,33</text:p>
          </table:table-cell>
        </table:table-row>
        <table:table-row table:style-name="ro5">
          <table:table-cell table:style-name="CodeA" office:value-type="string" calcext:value-type="string">
            <text:p>21400925</text:p>
          </table:table-cell>
          <table:table-cell table:style-name="General" office:value-type="string" calcext:value-type="string">
            <text:p>SERVAIS GUILLAUM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69];0.5)" office:value-type="float" office:value="15.5" calcext:value-type="float">
            <text:p>15,5</text:p>
          </table:table-cell>
          <table:table-cell table:style-name="ce21"/>
          <table:table-cell table:style-name="CodeA" office:value-type="string" calcext:value-type="string">
            <text:p>21400925</text:p>
          </table:table-cell>
          <table:table-cell table:style-name="General" office:value-type="string" calcext:value-type="string">
            <text:p>SERVAIS GUILLAUME</text:p>
          </table:table-cell>
          <table:table-cell table:style-name="NoteF" office:value-type="float" office:value="12" calcext:value-type="float">
            <text:p>12,0</text:p>
          </table:table-cell>
          <table:table-cell/>
          <table:table-cell table:style-name="ce23" table:formula="of:=[.H73]/3+[.L73]*2/3" office:value-type="float" office:value="13.1666666666667" calcext:value-type="float">
            <text:p>13,17</text:p>
          </table:table-cell>
        </table:table-row>
        <table:table-row table:style-name="ro5">
          <table:table-cell table:style-name="CodeA" office:value-type="string" calcext:value-type="string">
            <text:p>21607727</text:p>
          </table:table-cell>
          <table:table-cell table:style-name="General" office:value-type="string" calcext:value-type="string">
            <text:p>SOULAGNET DAMIE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70];0.5)" office:value-type="float" office:value="10.5" calcext:value-type="float">
            <text:p>10,5</text:p>
          </table:table-cell>
          <table:table-cell table:style-name="ce21"/>
          <table:table-cell table:style-name="CodeA" office:value-type="string" calcext:value-type="string">
            <text:p>21607727</text:p>
          </table:table-cell>
          <table:table-cell table:style-name="General" office:value-type="string" calcext:value-type="string">
            <text:p>SOULAGNET DAMIEN</text:p>
          </table:table-cell>
          <table:table-cell table:style-name="NoteF" office:value-type="float" office:value="11" calcext:value-type="float">
            <text:p>11,0</text:p>
          </table:table-cell>
          <table:table-cell/>
          <table:table-cell table:style-name="ce23" table:formula="of:=[.H74]/3+[.L74]*2/3" office:value-type="float" office:value="10.8333333333333" calcext:value-type="float">
            <text:p>10,83</text:p>
          </table:table-cell>
        </table:table-row>
        <table:table-row table:style-name="ro5">
          <table:table-cell table:style-name="CodeA" office:value-type="string" calcext:value-type="string">
            <text:p>21403480</text:p>
          </table:table-cell>
          <table:table-cell table:style-name="General" office:value-type="string" calcext:value-type="string">
            <text:p>TARDIVEAU JEA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.5" calcext:value-type="float">
            <text:p>3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71];0.5)" office:value-type="float" office:value="10" calcext:value-type="float">
            <text:p>10</text:p>
          </table:table-cell>
          <table:table-cell table:style-name="ce21"/>
          <table:table-cell table:style-name="CodeA" office:value-type="string" calcext:value-type="string">
            <text:p>21403480</text:p>
          </table:table-cell>
          <table:table-cell table:style-name="General" office:value-type="string" calcext:value-type="string">
            <text:p>TARDIVEAU JEAN</text:p>
          </table:table-cell>
          <table:table-cell table:style-name="NoteF" office:value-type="float" office:value="7" calcext:value-type="float">
            <text:p>7,0</text:p>
          </table:table-cell>
          <table:table-cell/>
          <table:table-cell table:style-name="ce23" table:formula="of:=[.H75]/3+[.L75]*2/3" office:value-type="float" office:value="8" calcext:value-type="float">
            <text:p>8,00</text:p>
          </table:table-cell>
        </table:table-row>
        <table:table-row table:style-name="ro5">
          <table:table-cell table:style-name="CodeA" office:value-type="string" calcext:value-type="string">
            <text:p>21402481</text:p>
          </table:table-cell>
          <table:table-cell table:style-name="General" office:value-type="string" calcext:value-type="string">
            <text:p>THOMECZEK CAMILL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72];0.5)" office:value-type="float" office:value="10" calcext:value-type="float">
            <text:p>10</text:p>
          </table:table-cell>
          <table:table-cell table:style-name="ce21"/>
          <table:table-cell table:style-name="CodeA" office:value-type="string" calcext:value-type="string">
            <text:p>21402481</text:p>
          </table:table-cell>
          <table:table-cell table:style-name="General" office:value-type="string" calcext:value-type="string">
            <text:p>THOMECZEK CAMILLE</text:p>
          </table:table-cell>
          <table:table-cell table:style-name="NoteF" office:value-type="float" office:value="10.5" calcext:value-type="float">
            <text:p>10,5</text:p>
          </table:table-cell>
          <table:table-cell/>
          <table:table-cell table:style-name="ce23" table:formula="of:=[.H76]/3+[.L76]*2/3" office:value-type="float" office:value="10.3333333333333" calcext:value-type="float">
            <text:p>10,33</text:p>
          </table:table-cell>
        </table:table-row>
        <table:table-row table:style-name="ro5">
          <table:table-cell table:style-name="CodeA" office:value-type="string" calcext:value-type="string">
            <text:p>21400880</text:p>
          </table:table-cell>
          <table:table-cell table:style-name="General" office:value-type="string" calcext:value-type="string">
            <text:p>VACHER BENOI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1.625" calcext:value-type="float">
            <text:p>1,625</text:p>
          </table:table-cell>
          <table:table-cell table:style-name="ce18" office:value-type="float" office:value="3.75" calcext:value-type="float">
            <text:p>3,7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MROUND([Feuille2.I73];0.5)" office:value-type="float" office:value="16" calcext:value-type="float">
            <text:p>16</text:p>
          </table:table-cell>
          <table:table-cell table:style-name="ce21"/>
          <table:table-cell table:style-name="CodeA" office:value-type="string" calcext:value-type="string">
            <text:p>21400880</text:p>
          </table:table-cell>
          <table:table-cell table:style-name="General" office:value-type="string" calcext:value-type="string">
            <text:p>VACHER BENOIT</text:p>
          </table:table-cell>
          <table:table-cell table:style-name="NoteF" office:value-type="float" office:value="8" calcext:value-type="float">
            <text:p>8,0</text:p>
          </table:table-cell>
          <table:table-cell/>
          <table:table-cell table:style-name="ce23" table:formula="of:=[.H77]/3+[.L77]*2/3" office:value-type="float" office:value="10.6666666666667" calcext:value-type="float">
            <text:p>10,67</text:p>
          </table:table-cell>
        </table:table-row>
        <table:table-row table:style-name="ro5">
          <table:table-cell table:style-name="CodeA" office:value-type="string" calcext:value-type="string">
            <text:p>21402404</text:p>
          </table:table-cell>
          <table:table-cell table:style-name="General" office:value-type="string" calcext:value-type="string">
            <text:p>VAN-ELSUE PAUL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4.5" calcext:value-type="float">
            <text:p>4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MROUND([Feuille2.I74];0.5)" office:value-type="float" office:value="13.5" calcext:value-type="float">
            <text:p>13,5</text:p>
          </table:table-cell>
          <table:table-cell table:style-name="ce21"/>
          <table:table-cell table:style-name="CodeA" office:value-type="string" calcext:value-type="string">
            <text:p>21402404</text:p>
          </table:table-cell>
          <table:table-cell table:style-name="General" office:value-type="string" calcext:value-type="string">
            <text:p>VAN-ELSUE PAUL</text:p>
          </table:table-cell>
          <table:table-cell table:style-name="NoteF" office:value-type="float" office:value="12.5" calcext:value-type="float">
            <text:p>12,5</text:p>
          </table:table-cell>
          <table:table-cell/>
          <table:table-cell table:style-name="ce23" table:formula="of:=[.H78]/3+[.L78]*2/3" office:value-type="float" office:value="12.8333333333333" calcext:value-type="float">
            <text:p>12,83</text:p>
          </table:table-cell>
        </table:table-row>
        <table:table-row table:style-name="ro5">
          <table:table-cell table:style-name="CodeA" office:value-type="string" calcext:value-type="string">
            <text:p>21400556</text:p>
          </table:table-cell>
          <table:table-cell table:style-name="General" office:value-type="string" calcext:value-type="string">
            <text:p>VENDE PIERR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.5" calcext:value-type="float">
            <text:p>4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MROUND([Feuille2.I75];0.5)" office:value-type="float" office:value="16.5" calcext:value-type="float">
            <text:p>16,5</text:p>
          </table:table-cell>
          <table:table-cell table:style-name="ce21"/>
          <table:table-cell table:style-name="CodeA" office:value-type="string" calcext:value-type="string">
            <text:p>21400556</text:p>
          </table:table-cell>
          <table:table-cell table:style-name="General" office:value-type="string" calcext:value-type="string">
            <text:p>VENDE PIERRE</text:p>
          </table:table-cell>
          <table:table-cell table:style-name="NoteF" office:value-type="float" office:value="20" calcext:value-type="float">
            <text:p>20,0</text:p>
          </table:table-cell>
          <table:table-cell/>
          <table:table-cell table:style-name="ce23" table:formula="of:=[.H79]/3+[.L79]*2/3" office:value-type="float" office:value="18.8333333333333" calcext:value-type="float">
            <text:p>18,83</text:p>
          </table:table-cell>
        </table:table-row>
        <table:table-row table:style-name="ro5">
          <table:table-cell table:style-name="CodeA" office:value-type="string" calcext:value-type="string">
            <text:p>21403118</text:p>
          </table:table-cell>
          <table:table-cell table:style-name="General" office:value-type="string" calcext:value-type="string">
            <text:p>VOISIN JULIEN</text:p>
          </table:table-cell>
          <table:table-cell table:style-name="ce12" office:value-type="string" calcext:value-type="string">
            <text:p>ABI</text:p>
          </table:table-cell>
          <table:table-cell table:style-name="ce10" office:value-type="float" office:value="1.5" calcext:value-type="float">
            <text:p>1,5</text:p>
          </table:table-cell>
          <table:table-cell table:style-name="ce18" office:value-type="float" office:value="3.25" calcext:value-type="float">
            <text:p>3,25</text:p>
          </table:table-cell>
          <table:table-cell table:style-name="ce18" office:value-type="float" office:value="1.25" calcext:value-type="float">
            <text:p>1,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MROUND([Feuille2.I76];0.5)" office:value-type="float" office:value="6" calcext:value-type="float">
            <text:p>6</text:p>
          </table:table-cell>
          <table:table-cell table:style-name="ce21"/>
          <table:table-cell table:style-name="CodeA" office:value-type="string" calcext:value-type="string">
            <text:p>21403118</text:p>
          </table:table-cell>
          <table:table-cell table:style-name="General" office:value-type="string" calcext:value-type="string">
            <text:p>VOISIN JULIEN</text:p>
          </table:table-cell>
          <table:table-cell table:style-name="General" office:value-type="string" calcext:value-type="string">
            <text:p>ABS</text:p>
          </table:table-cell>
          <table:table-cell/>
          <table:table-cell table:style-name="ce23"/>
        </table:table-row>
        <table:table-row table:style-name="ro5" table:number-rows-repeated="1048495">
          <table:table-cell table:number-columns-repeated="14"/>
        </table:table-row>
        <table:table-row table:style-name="ro5">
          <table:table-cell table:number-columns-repeated="14"/>
        </table:table-row>
        <calcext:conditional-formats>
          <calcext:conditional-format calcext:target-range-address="Feuille1.N7:Feuille1.N80">
            <calcext:condition calcext:apply-style-name="CodeV" calcext:value="&lt;10" calcext:base-cell-address="Feuille1.N7"/>
          </calcext:conditional-format>
        </calcext:conditional-formats>
      </table:table>
      <table:table table:name="Feuille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ce3"/>
        <table:table-row table:style-name="ro5">
          <table:table-cell table:number-columns-repeated="9"/>
        </table:table-row>
        <table:table-row table:style-name="ro5">
          <table:table-cell table:style-name="ce13" table:number-columns-repeated="2"/>
          <table:table-cell table:style-name="ce4" office:value-type="string" calcext:value-type="string">
            <text:p>QCM1</text:p>
          </table:table-cell>
          <table:table-cell table:style-name="ce4" office:value-type="string" calcext:value-type="string">
            <text:p>QCM2</text:p>
          </table:table-cell>
          <table:table-cell table:style-name="ce4" office:value-type="string" calcext:value-type="string">
            <text:p>QCM3</text:p>
          </table:table-cell>
          <table:table-cell table:style-name="ce4" office:value-type="string" calcext:value-type="string">
            <text:p>QCM4</text:p>
          </table:table-cell>
          <table:table-cell table:style-name="ce4" office:value-type="string" calcext:value-type="string">
            <text:p>QCM5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5">
          <table:table-cell table:style-name="ce13" table:formula="of:=[Feuille1.A7]" office:value-type="string" office:string-value="21606250" calcext:value-type="string">
            <text:p>21606250</text:p>
          </table:table-cell>
          <table:table-cell table:style-name="ce13" table:formula="of:=[Feuille1.B7]" office:value-type="string" office:string-value="ABULIMITI ALAFATE" calcext:value-type="string">
            <text:p>ABULIMITI ALAFATE</text:p>
          </table:table-cell>
          <table:table-cell table:style-name="ce14" table:formula="of:=IF([Feuille1.C7]=&quot;ABI&quot;;0;[Feuille1.C7])" office:value-type="float" office:value="0" calcext:value-type="float">
            <text:p>0</text:p>
          </table:table-cell>
          <table:table-cell table:style-name="ce14" table:formula="of:=IF([Feuille1.D7]=&quot;ABI&quot;;0;[Feuille1.D7])" office:value-type="float" office:value="0" calcext:value-type="float">
            <text:p>0</text:p>
          </table:table-cell>
          <table:table-cell table:style-name="ce14" table:formula="of:=IF([Feuille1.E7]=&quot;ABI&quot;;0;[Feuille1.E7])" office:value-type="float" office:value="0" calcext:value-type="float">
            <text:p>0</text:p>
          </table:table-cell>
          <table:table-cell table:style-name="ce14" table:formula="of:=IF([Feuille1.F7]=&quot;ABI&quot;;0;[Feuille1.F7])" office:value-type="float" office:value="0" calcext:value-type="float">
            <text:p>0</text:p>
          </table:table-cell>
          <table:table-cell table:style-name="ce14" table:formula="of:=IF([Feuille1.G7]=&quot;ABI&quot;;0;[Feuille1.G7])" office:value-type="float" office:value="0" calcext:value-type="float">
            <text:p>0</text:p>
          </table:table-cell>
          <table:table-cell table:style-name="ce4" table:formula="of:=MIN([.C3:.G3])" office:value-type="float" office:value="0" calcext:value-type="float">
            <text:p>0</text:p>
          </table:table-cell>
          <table:table-cell table:style-name="ce4" table:formula="of:=SUM([.C3:.G3])-[.H3]" office:value-type="float" office:value="0" calcext:value-type="float">
            <text:p>0</text:p>
          </table:table-cell>
        </table:table-row>
        <table:table-row table:style-name="ro5">
          <table:table-cell table:style-name="ce13" table:formula="of:=[Feuille1.A8]" office:value-type="string" office:string-value="21100020" calcext:value-type="string">
            <text:p>21100020</text:p>
          </table:table-cell>
          <table:table-cell table:style-name="ce13" table:formula="of:=[Feuille1.B8]" office:value-type="string" office:string-value="AIT ALI YAHIA YANNIS" calcext:value-type="string">
            <text:p>AIT ALI YAHIA YANNIS</text:p>
          </table:table-cell>
          <table:table-cell table:style-name="ce14" table:formula="of:=IF([Feuille1.C8]=&quot;ABI&quot;;0;[Feuille1.C8])" office:value-type="float" office:value="5" calcext:value-type="float">
            <text:p>5</text:p>
          </table:table-cell>
          <table:table-cell table:style-name="ce14" table:formula="of:=IF([Feuille1.D8]=&quot;ABI&quot;;0;[Feuille1.D8])" office:value-type="float" office:value="3.5" calcext:value-type="float">
            <text:p>3,5</text:p>
          </table:table-cell>
          <table:table-cell table:style-name="ce14" table:formula="of:=IF([Feuille1.E8]=&quot;ABI&quot;;0;[Feuille1.E8])" office:value-type="float" office:value="3.25" calcext:value-type="float">
            <text:p>3,25</text:p>
          </table:table-cell>
          <table:table-cell table:style-name="ce14" table:formula="of:=IF([Feuille1.F8]=&quot;ABI&quot;;0;[Feuille1.F8])" office:value-type="float" office:value="1.25" calcext:value-type="float">
            <text:p>1,25</text:p>
          </table:table-cell>
          <table:table-cell table:style-name="ce14" table:formula="of:=IF([Feuille1.G8]=&quot;ABI&quot;;0;[Feuille1.G8])" office:value-type="float" office:value="0" calcext:value-type="float">
            <text:p>0</text:p>
          </table:table-cell>
          <table:table-cell table:style-name="ce4" table:formula="of:=MIN([.C4:.G4])" office:value-type="float" office:value="0" calcext:value-type="float">
            <text:p>0</text:p>
          </table:table-cell>
          <table:table-cell table:style-name="ce4" table:formula="of:=SUM([.C4:.G4])-[.H4]" office:value-type="float" office:value="13" calcext:value-type="float">
            <text:p>13</text:p>
          </table:table-cell>
        </table:table-row>
        <table:table-row table:style-name="ro5">
          <table:table-cell table:style-name="ce13" table:formula="of:=[Feuille1.A9]" office:value-type="string" office:string-value="21607426" calcext:value-type="string">
            <text:p>21607426</text:p>
          </table:table-cell>
          <table:table-cell table:style-name="ce13" table:formula="of:=[Feuille1.B9]" office:value-type="string" office:string-value="AJINCA ALEXANDRE" calcext:value-type="string">
            <text:p>AJINCA ALEXANDRE</text:p>
          </table:table-cell>
          <table:table-cell table:style-name="ce14" table:formula="of:=IF([Feuille1.C9]=&quot;ABI&quot;;0;[Feuille1.C9])" office:value-type="float" office:value="2.5" calcext:value-type="float">
            <text:p>2,5</text:p>
          </table:table-cell>
          <table:table-cell table:style-name="ce14" table:formula="of:=IF([Feuille1.D9]=&quot;ABI&quot;;0;[Feuille1.D9])" office:value-type="float" office:value="3" calcext:value-type="float">
            <text:p>3</text:p>
          </table:table-cell>
          <table:table-cell table:style-name="ce14" table:formula="of:=IF([Feuille1.E9]=&quot;ABI&quot;;0;[Feuille1.E9])" office:value-type="float" office:value="0" calcext:value-type="float">
            <text:p>0</text:p>
          </table:table-cell>
          <table:table-cell table:style-name="ce14" table:formula="of:=IF([Feuille1.F9]=&quot;ABI&quot;;0;[Feuille1.F9])" office:value-type="float" office:value="0" calcext:value-type="float">
            <text:p>0</text:p>
          </table:table-cell>
          <table:table-cell table:style-name="ce14" table:formula="of:=IF([Feuille1.G9]=&quot;ABI&quot;;0;[Feuille1.G9])" office:value-type="float" office:value="0" calcext:value-type="float">
            <text:p>0</text:p>
          </table:table-cell>
          <table:table-cell table:style-name="ce4" table:formula="of:=MIN([.C5:.G5])" office:value-type="float" office:value="0" calcext:value-type="float">
            <text:p>0</text:p>
          </table:table-cell>
          <table:table-cell table:style-name="ce4" table:formula="of:=SUM([.C5:.G5])-[.H5]" office:value-type="float" office:value="5.5" calcext:value-type="float">
            <text:p>5,5</text:p>
          </table:table-cell>
        </table:table-row>
        <table:table-row table:style-name="ro5">
          <table:table-cell table:style-name="ce13" table:formula="of:=[Feuille1.A10]" office:value-type="string" office:string-value="21507813" calcext:value-type="string">
            <text:p>21507813</text:p>
          </table:table-cell>
          <table:table-cell table:style-name="ce13" table:formula="of:=[Feuille1.B10]" office:value-type="string" office:string-value="AL-SHAMMAS ESHAQ FARAH" calcext:value-type="string">
            <text:p>AL-SHAMMAS ESHAQ FARAH</text:p>
          </table:table-cell>
          <table:table-cell table:style-name="ce14" table:formula="of:=IF([Feuille1.C10]=&quot;ABI&quot;;0;[Feuille1.C10])" office:value-type="float" office:value="5" calcext:value-type="float">
            <text:p>5</text:p>
          </table:table-cell>
          <table:table-cell table:style-name="ce14" table:formula="of:=IF([Feuille1.D10]=&quot;ABI&quot;;0;[Feuille1.D10])" office:value-type="float" office:value="0" calcext:value-type="float">
            <text:p>0</text:p>
          </table:table-cell>
          <table:table-cell table:style-name="ce14" table:formula="of:=IF([Feuille1.E10]=&quot;ABI&quot;;0;[Feuille1.E10])" office:value-type="float" office:value="0" calcext:value-type="float">
            <text:p>0</text:p>
          </table:table-cell>
          <table:table-cell table:style-name="ce14" table:formula="of:=IF([Feuille1.F10]=&quot;ABI&quot;;0;[Feuille1.F10])" office:value-type="float" office:value="1.25" calcext:value-type="float">
            <text:p>1,25</text:p>
          </table:table-cell>
          <table:table-cell table:style-name="ce14" table:formula="of:=IF([Feuille1.G10]=&quot;ABI&quot;;0;[Feuille1.G10])" office:value-type="float" office:value="0" calcext:value-type="float">
            <text:p>0</text:p>
          </table:table-cell>
          <table:table-cell table:style-name="ce4" table:formula="of:=MIN([.C6:.G6])" office:value-type="float" office:value="0" calcext:value-type="float">
            <text:p>0</text:p>
          </table:table-cell>
          <table:table-cell table:style-name="ce4" table:formula="of:=SUM([.C6:.G6])-[.H6]" office:value-type="float" office:value="6.25" calcext:value-type="float">
            <text:p>6,25</text:p>
          </table:table-cell>
        </table:table-row>
        <table:table-row table:style-name="ro5">
          <table:table-cell table:style-name="ce13" table:formula="of:=[Feuille1.A11]" office:value-type="string" office:string-value="21401886" calcext:value-type="string">
            <text:p>21401886</text:p>
          </table:table-cell>
          <table:table-cell table:style-name="ce13" table:formula="of:=[Feuille1.B11]" office:value-type="string" office:string-value="ALVAREZ MAXIME" calcext:value-type="string">
            <text:p>ALVAREZ MAXIME</text:p>
          </table:table-cell>
          <table:table-cell table:style-name="ce14" table:formula="of:=IF([Feuille1.C11]=&quot;ABI&quot;;0;[Feuille1.C11])" office:value-type="float" office:value="5" calcext:value-type="float">
            <text:p>5</text:p>
          </table:table-cell>
          <table:table-cell table:style-name="ce14" table:formula="of:=IF([Feuille1.D11]=&quot;ABI&quot;;0;[Feuille1.D11])" office:value-type="float" office:value="5" calcext:value-type="float">
            <text:p>5</text:p>
          </table:table-cell>
          <table:table-cell table:style-name="ce14" table:formula="of:=IF([Feuille1.E11]=&quot;ABI&quot;;0;[Feuille1.E11])" office:value-type="float" office:value="5" calcext:value-type="float">
            <text:p>5</text:p>
          </table:table-cell>
          <table:table-cell table:style-name="ce14" table:formula="of:=IF([Feuille1.F11]=&quot;ABI&quot;;0;[Feuille1.F11])" office:value-type="float" office:value="1.25" calcext:value-type="float">
            <text:p>1,25</text:p>
          </table:table-cell>
          <table:table-cell table:style-name="ce14" table:formula="of:=IF([Feuille1.G11]=&quot;ABI&quot;;0;[Feuille1.G11])" office:value-type="float" office:value="2" calcext:value-type="float">
            <text:p>2</text:p>
          </table:table-cell>
          <table:table-cell table:style-name="ce4" table:formula="of:=MIN([.C7:.G7])" office:value-type="float" office:value="1.25" calcext:value-type="float">
            <text:p>1,25</text:p>
          </table:table-cell>
          <table:table-cell table:style-name="ce4" table:formula="of:=SUM([.C7:.G7])-[.H7]" office:value-type="float" office:value="17" calcext:value-type="float">
            <text:p>17</text:p>
          </table:table-cell>
        </table:table-row>
        <table:table-row table:style-name="ro5">
          <table:table-cell table:style-name="ce13" table:formula="of:=[Feuille1.A12]" office:value-type="string" office:string-value="21607619" calcext:value-type="string">
            <text:p>21607619</text:p>
          </table:table-cell>
          <table:table-cell table:style-name="ce13" table:formula="of:=[Feuille1.B12]" office:value-type="string" office:string-value="ANDRE JOHANN" calcext:value-type="string">
            <text:p>ANDRE JOHANN</text:p>
          </table:table-cell>
          <table:table-cell table:style-name="ce14" table:formula="of:=IF([Feuille1.C12]=&quot;ABI&quot;;0;[Feuille1.C12])" office:value-type="float" office:value="5" calcext:value-type="float">
            <text:p>5</text:p>
          </table:table-cell>
          <table:table-cell table:style-name="ce14" table:formula="of:=IF([Feuille1.D12]=&quot;ABI&quot;;0;[Feuille1.D12])" office:value-type="float" office:value="2" calcext:value-type="float">
            <text:p>2</text:p>
          </table:table-cell>
          <table:table-cell table:style-name="ce14" table:formula="of:=IF([Feuille1.E12]=&quot;ABI&quot;;0;[Feuille1.E12])" office:value-type="float" office:value="3.25" calcext:value-type="float">
            <text:p>3,25</text:p>
          </table:table-cell>
          <table:table-cell table:style-name="ce14" table:formula="of:=IF([Feuille1.F12]=&quot;ABI&quot;;0;[Feuille1.F12])" office:value-type="float" office:value="1.25" calcext:value-type="float">
            <text:p>1,25</text:p>
          </table:table-cell>
          <table:table-cell table:style-name="ce14" table:formula="of:=IF([Feuille1.G12]=&quot;ABI&quot;;0;[Feuille1.G12])" office:value-type="float" office:value="1" calcext:value-type="float">
            <text:p>1</text:p>
          </table:table-cell>
          <table:table-cell table:style-name="ce4" table:formula="of:=MIN([.C8:.G8])" office:value-type="float" office:value="1" calcext:value-type="float">
            <text:p>1</text:p>
          </table:table-cell>
          <table:table-cell table:style-name="ce4" table:formula="of:=SUM([.C8:.G8])-[.H8]" office:value-type="float" office:value="11.5" calcext:value-type="float">
            <text:p>11,5</text:p>
          </table:table-cell>
        </table:table-row>
        <table:table-row table:style-name="ro5">
          <table:table-cell table:style-name="ce13" table:formula="of:=[Feuille1.A13]" office:value-type="string" office:string-value="21400183" calcext:value-type="string">
            <text:p>21400183</text:p>
          </table:table-cell>
          <table:table-cell table:style-name="ce13" table:formula="of:=[Feuille1.B13]" office:value-type="string" office:string-value="BABUCHON LOUIS" calcext:value-type="string">
            <text:p>BABUCHON LOUIS</text:p>
          </table:table-cell>
          <table:table-cell table:style-name="ce14" table:formula="of:=IF([Feuille1.C13]=&quot;ABI&quot;;0;[Feuille1.C13])" office:value-type="float" office:value="5" calcext:value-type="float">
            <text:p>5</text:p>
          </table:table-cell>
          <table:table-cell table:style-name="ce14" table:formula="of:=IF([Feuille1.D13]=&quot;ABI&quot;;0;[Feuille1.D13])" office:value-type="float" office:value="4" calcext:value-type="float">
            <text:p>4</text:p>
          </table:table-cell>
          <table:table-cell table:style-name="ce14" table:formula="of:=IF([Feuille1.E13]=&quot;ABI&quot;;0;[Feuille1.E13])" office:value-type="float" office:value="5" calcext:value-type="float">
            <text:p>5</text:p>
          </table:table-cell>
          <table:table-cell table:style-name="ce14" table:formula="of:=IF([Feuille1.F13]=&quot;ABI&quot;;0;[Feuille1.F13])" office:value-type="float" office:value="1.25" calcext:value-type="float">
            <text:p>1,25</text:p>
          </table:table-cell>
          <table:table-cell table:style-name="ce14" table:formula="of:=IF([Feuille1.G13]=&quot;ABI&quot;;0;[Feuille1.G13])" office:value-type="float" office:value="2" calcext:value-type="float">
            <text:p>2</text:p>
          </table:table-cell>
          <table:table-cell table:style-name="ce4" table:formula="of:=MIN([.C9:.G9])" office:value-type="float" office:value="1.25" calcext:value-type="float">
            <text:p>1,25</text:p>
          </table:table-cell>
          <table:table-cell table:style-name="ce4" table:formula="of:=SUM([.C9:.G9])-[.H9]" office:value-type="float" office:value="16" calcext:value-type="float">
            <text:p>16</text:p>
          </table:table-cell>
        </table:table-row>
        <table:table-row table:style-name="ro5">
          <table:table-cell table:style-name="ce13" table:formula="of:=[Feuille1.A14]" office:value-type="string" office:string-value="21400757" calcext:value-type="string">
            <text:p>21400757</text:p>
          </table:table-cell>
          <table:table-cell table:style-name="ce13" table:formula="of:=[Feuille1.B14]" office:value-type="string" office:string-value="BEAUFILS THIBAUD" calcext:value-type="string">
            <text:p>BEAUFILS THIBAUD</text:p>
          </table:table-cell>
          <table:table-cell table:style-name="ce14" table:formula="of:=IF([Feuille1.C14]=&quot;ABI&quot;;0;[Feuille1.C14])" office:value-type="float" office:value="5" calcext:value-type="float">
            <text:p>5</text:p>
          </table:table-cell>
          <table:table-cell table:style-name="ce14" table:formula="of:=IF([Feuille1.D14]=&quot;ABI&quot;;0;[Feuille1.D14])" office:value-type="float" office:value="3" calcext:value-type="float">
            <text:p>3</text:p>
          </table:table-cell>
          <table:table-cell table:style-name="ce14" table:formula="of:=IF([Feuille1.E14]=&quot;ABI&quot;;0;[Feuille1.E14])" office:value-type="float" office:value="1.625" calcext:value-type="float">
            <text:p>1,625</text:p>
          </table:table-cell>
          <table:table-cell table:style-name="ce14" table:formula="of:=IF([Feuille1.F14]=&quot;ABI&quot;;0;[Feuille1.F14])" office:value-type="float" office:value="2.5" calcext:value-type="float">
            <text:p>2,5</text:p>
          </table:table-cell>
          <table:table-cell table:style-name="ce14" table:formula="of:=IF([Feuille1.G14]=&quot;ABI&quot;;0;[Feuille1.G14])" office:value-type="float" office:value="3" calcext:value-type="float">
            <text:p>3</text:p>
          </table:table-cell>
          <table:table-cell table:style-name="ce4" table:formula="of:=MIN([.C10:.G10])" office:value-type="float" office:value="1.625" calcext:value-type="float">
            <text:p>1,625</text:p>
          </table:table-cell>
          <table:table-cell table:style-name="ce4" table:formula="of:=SUM([.C10:.G10])-[.H10]" office:value-type="float" office:value="13.5" calcext:value-type="float">
            <text:p>13,5</text:p>
          </table:table-cell>
        </table:table-row>
        <table:table-row table:style-name="ro5">
          <table:table-cell table:style-name="ce13" table:formula="of:=[Feuille1.A15]" office:value-type="string" office:string-value="21202933" calcext:value-type="string">
            <text:p>21202933</text:p>
          </table:table-cell>
          <table:table-cell table:style-name="ce13" table:formula="of:=[Feuille1.B15]" office:value-type="string" office:string-value="BLANCHARD EDOUARD" calcext:value-type="string">
            <text:p>BLANCHARD EDOUARD</text:p>
          </table:table-cell>
          <table:table-cell table:style-name="ce14" table:formula="of:=IF([Feuille1.C15]=&quot;ABI&quot;;0;[Feuille1.C15])" office:value-type="float" office:value="5" calcext:value-type="float">
            <text:p>5</text:p>
          </table:table-cell>
          <table:table-cell table:style-name="ce14" table:formula="of:=IF([Feuille1.D15]=&quot;ABI&quot;;0;[Feuille1.D15])" office:value-type="float" office:value="3" calcext:value-type="float">
            <text:p>3</text:p>
          </table:table-cell>
          <table:table-cell table:style-name="ce14" table:formula="of:=IF([Feuille1.E15]=&quot;ABI&quot;;0;[Feuille1.E15])" office:value-type="float" office:value="5" calcext:value-type="float">
            <text:p>5</text:p>
          </table:table-cell>
          <table:table-cell table:style-name="ce14" table:formula="of:=IF([Feuille1.F15]=&quot;ABI&quot;;0;[Feuille1.F15])" office:value-type="float" office:value="2.5" calcext:value-type="float">
            <text:p>2,5</text:p>
          </table:table-cell>
          <table:table-cell table:style-name="ce14" table:formula="of:=IF([Feuille1.G15]=&quot;ABI&quot;;0;[Feuille1.G15])" office:value-type="float" office:value="0" calcext:value-type="float">
            <text:p>0</text:p>
          </table:table-cell>
          <table:table-cell table:style-name="ce4" table:formula="of:=MIN([.C11:.G11])" office:value-type="float" office:value="0" calcext:value-type="float">
            <text:p>0</text:p>
          </table:table-cell>
          <table:table-cell table:style-name="ce4" table:formula="of:=SUM([.C11:.G11])-[.H11]" office:value-type="float" office:value="15.5" calcext:value-type="float">
            <text:p>15,5</text:p>
          </table:table-cell>
        </table:table-row>
        <table:table-row table:style-name="ro5">
          <table:table-cell table:style-name="ce13" table:formula="of:=[Feuille1.A16]" office:value-type="string" office:string-value="21607620" calcext:value-type="string">
            <text:p>21607620</text:p>
          </table:table-cell>
          <table:table-cell table:style-name="ce13" table:formula="of:=[Feuille1.B16]" office:value-type="string" office:string-value="BLASSELLE LOUIS" calcext:value-type="string">
            <text:p>BLASSELLE LOUIS</text:p>
          </table:table-cell>
          <table:table-cell table:style-name="ce14" table:formula="of:=IF([Feuille1.C16]=&quot;ABI&quot;;0;[Feuille1.C16])" office:value-type="float" office:value="5" calcext:value-type="float">
            <text:p>5</text:p>
          </table:table-cell>
          <table:table-cell table:style-name="ce14" table:formula="of:=IF([Feuille1.D16]=&quot;ABI&quot;;0;[Feuille1.D16])" office:value-type="float" office:value="2" calcext:value-type="float">
            <text:p>2</text:p>
          </table:table-cell>
          <table:table-cell table:style-name="ce14" table:formula="of:=IF([Feuille1.E16]=&quot;ABI&quot;;0;[Feuille1.E16])" office:value-type="float" office:value="5" calcext:value-type="float">
            <text:p>5</text:p>
          </table:table-cell>
          <table:table-cell table:style-name="ce14" table:formula="of:=IF([Feuille1.F16]=&quot;ABI&quot;;0;[Feuille1.F16])" office:value-type="float" office:value="0" calcext:value-type="float">
            <text:p>0</text:p>
          </table:table-cell>
          <table:table-cell table:style-name="ce14" table:formula="of:=IF([Feuille1.G16]=&quot;ABI&quot;;0;[Feuille1.G16])" office:value-type="string" office:string-value="ABJ" calcext:value-type="string">
            <text:p>ABJ</text:p>
          </table:table-cell>
          <table:table-cell table:style-name="ce4"/>
          <table:table-cell table:style-name="ce7" table:formula="of:=(SUM([.C12:.G12])-[.H12])*4/3" office:value-type="float" office:value="16" calcext:value-type="float">
            <text:p>16</text:p>
          </table:table-cell>
        </table:table-row>
        <table:table-row table:style-name="ro5">
          <table:table-cell table:style-name="ce13" table:formula="of:=[Feuille1.A17]" office:value-type="string" office:string-value="21607267" calcext:value-type="string">
            <text:p>21607267</text:p>
          </table:table-cell>
          <table:table-cell table:style-name="ce13" table:formula="of:=[Feuille1.B17]" office:value-type="string" office:string-value="BOBET PIERRICK" calcext:value-type="string">
            <text:p>BOBET PIERRICK</text:p>
          </table:table-cell>
          <table:table-cell table:style-name="ce14" table:formula="of:=IF([Feuille1.C17]=&quot;ABI&quot;;0;[Feuille1.C17])" office:value-type="float" office:value="5" calcext:value-type="float">
            <text:p>5</text:p>
          </table:table-cell>
          <table:table-cell table:style-name="ce14" table:formula="of:=IF([Feuille1.D17]=&quot;ABI&quot;;0;[Feuille1.D17])" office:value-type="float" office:value="2" calcext:value-type="float">
            <text:p>2</text:p>
          </table:table-cell>
          <table:table-cell table:style-name="ce14" table:formula="of:=IF([Feuille1.E17]=&quot;ABI&quot;;0;[Feuille1.E17])" office:value-type="float" office:value="1.625" calcext:value-type="float">
            <text:p>1,625</text:p>
          </table:table-cell>
          <table:table-cell table:style-name="ce14" table:formula="of:=IF([Feuille1.F17]=&quot;ABI&quot;;0;[Feuille1.F17])" office:value-type="float" office:value="1.25" calcext:value-type="float">
            <text:p>1,25</text:p>
          </table:table-cell>
          <table:table-cell table:style-name="ce14" table:formula="of:=IF([Feuille1.G17]=&quot;ABI&quot;;0;[Feuille1.G17])" office:value-type="float" office:value="1" calcext:value-type="float">
            <text:p>1</text:p>
          </table:table-cell>
          <table:table-cell table:style-name="ce4" table:formula="of:=MIN([.C13:.G13])" office:value-type="float" office:value="1" calcext:value-type="float">
            <text:p>1</text:p>
          </table:table-cell>
          <table:table-cell table:style-name="ce4" table:formula="of:=SUM([.C13:.G13])-[.H13]" office:value-type="float" office:value="9.875" calcext:value-type="float">
            <text:p>9,875</text:p>
          </table:table-cell>
        </table:table-row>
        <table:table-row table:style-name="ro5">
          <table:table-cell table:style-name="ce13" table:formula="of:=[Feuille1.A18]" office:value-type="string" office:string-value="21402988" calcext:value-type="string">
            <text:p>21402988</text:p>
          </table:table-cell>
          <table:table-cell table:style-name="ce13" table:formula="of:=[Feuille1.B18]" office:value-type="string" office:string-value="BOUCHENARD XAVIER" calcext:value-type="string">
            <text:p>BOUCHENARD XAVIER</text:p>
          </table:table-cell>
          <table:table-cell table:style-name="ce14" table:formula="of:=IF([Feuille1.C18]=&quot;ABI&quot;;0;[Feuille1.C18])" office:value-type="float" office:value="3.75" calcext:value-type="float">
            <text:p>3,75</text:p>
          </table:table-cell>
          <table:table-cell table:style-name="ce14" table:formula="of:=IF([Feuille1.D18]=&quot;ABI&quot;;0;[Feuille1.D18])" office:value-type="float" office:value="3" calcext:value-type="float">
            <text:p>3</text:p>
          </table:table-cell>
          <table:table-cell table:style-name="ce14" table:formula="of:=IF([Feuille1.E18]=&quot;ABI&quot;;0;[Feuille1.E18])" office:value-type="float" office:value="5" calcext:value-type="float">
            <text:p>5</text:p>
          </table:table-cell>
          <table:table-cell table:style-name="ce14" table:formula="of:=IF([Feuille1.F18]=&quot;ABI&quot;;0;[Feuille1.F18])" office:value-type="float" office:value="0" calcext:value-type="float">
            <text:p>0</text:p>
          </table:table-cell>
          <table:table-cell table:style-name="ce14" table:formula="of:=IF([Feuille1.G18]=&quot;ABI&quot;;0;[Feuille1.G18])" office:value-type="float" office:value="0" calcext:value-type="float">
            <text:p>0</text:p>
          </table:table-cell>
          <table:table-cell table:style-name="ce4" table:formula="of:=MIN([.C14:.G14])" office:value-type="float" office:value="0" calcext:value-type="float">
            <text:p>0</text:p>
          </table:table-cell>
          <table:table-cell table:style-name="ce4" table:formula="of:=SUM([.C14:.G14])-[.H14]" office:value-type="float" office:value="11.75" calcext:value-type="float">
            <text:p>11,75</text:p>
          </table:table-cell>
        </table:table-row>
        <table:table-row table:style-name="ro5">
          <table:table-cell table:style-name="ce13" table:formula="of:=[Feuille1.A19]" office:value-type="string" office:string-value="21607252" calcext:value-type="string">
            <text:p>21607252</text:p>
          </table:table-cell>
          <table:table-cell table:style-name="ce13" table:formula="of:=[Feuille1.B19]" office:value-type="string" office:string-value="BOUTELOUP REMY" calcext:value-type="string">
            <text:p>BOUTELOUP REMY</text:p>
          </table:table-cell>
          <table:table-cell table:style-name="ce14" table:formula="of:=IF([Feuille1.C19]=&quot;ABI&quot;;0;[Feuille1.C19])" office:value-type="float" office:value="5" calcext:value-type="float">
            <text:p>5</text:p>
          </table:table-cell>
          <table:table-cell table:style-name="ce14" table:formula="of:=IF([Feuille1.D19]=&quot;ABI&quot;;0;[Feuille1.D19])" office:value-type="float" office:value="4" calcext:value-type="float">
            <text:p>4</text:p>
          </table:table-cell>
          <table:table-cell table:style-name="ce14" table:formula="of:=IF([Feuille1.E19]=&quot;ABI&quot;;0;[Feuille1.E19])" office:value-type="float" office:value="3.25" calcext:value-type="float">
            <text:p>3,25</text:p>
          </table:table-cell>
          <table:table-cell table:style-name="ce14" table:formula="of:=IF([Feuille1.F19]=&quot;ABI&quot;;0;[Feuille1.F19])" office:value-type="float" office:value="1.25" calcext:value-type="float">
            <text:p>1,25</text:p>
          </table:table-cell>
          <table:table-cell table:style-name="ce14" table:formula="of:=IF([Feuille1.G19]=&quot;ABI&quot;;0;[Feuille1.G19])" office:value-type="float" office:value="0" calcext:value-type="float">
            <text:p>0</text:p>
          </table:table-cell>
          <table:table-cell table:style-name="ce4" table:formula="of:=MIN([.C15:.G15])" office:value-type="float" office:value="0" calcext:value-type="float">
            <text:p>0</text:p>
          </table:table-cell>
          <table:table-cell table:style-name="ce4" table:formula="of:=SUM([.C15:.G15])-[.H15]" office:value-type="float" office:value="13.5" calcext:value-type="float">
            <text:p>13,5</text:p>
          </table:table-cell>
        </table:table-row>
        <table:table-row table:style-name="ro5">
          <table:table-cell table:style-name="ce13" table:formula="of:=[Feuille1.A20]" office:value-type="string" office:string-value="21607504" calcext:value-type="string">
            <text:p>21607504</text:p>
          </table:table-cell>
          <table:table-cell table:style-name="ce13" table:formula="of:=[Feuille1.B20]" office:value-type="string" office:string-value="BOYER VINCENT" calcext:value-type="string">
            <text:p>BOYER VINCENT</text:p>
          </table:table-cell>
          <table:table-cell table:style-name="ce14" table:formula="of:=IF([Feuille1.C20]=&quot;ABI&quot;;0;[Feuille1.C20])" office:value-type="float" office:value="0" calcext:value-type="float">
            <text:p>0</text:p>
          </table:table-cell>
          <table:table-cell table:style-name="ce14" table:formula="of:=IF([Feuille1.D20]=&quot;ABI&quot;;0;[Feuille1.D20])" office:value-type="float" office:value="1.5" calcext:value-type="float">
            <text:p>1,5</text:p>
          </table:table-cell>
          <table:table-cell table:style-name="ce14" table:formula="of:=IF([Feuille1.E20]=&quot;ABI&quot;;0;[Feuille1.E20])" office:value-type="float" office:value="5" calcext:value-type="float">
            <text:p>5</text:p>
          </table:table-cell>
          <table:table-cell table:style-name="ce14" table:formula="of:=IF([Feuille1.F20]=&quot;ABI&quot;;0;[Feuille1.F20])" office:value-type="float" office:value="1.25" calcext:value-type="float">
            <text:p>1,25</text:p>
          </table:table-cell>
          <table:table-cell table:style-name="ce14" table:formula="of:=IF([Feuille1.G20]=&quot;ABI&quot;;0;[Feuille1.G20])" office:value-type="float" office:value="0" calcext:value-type="float">
            <text:p>0</text:p>
          </table:table-cell>
          <table:table-cell table:style-name="ce4" table:formula="of:=MIN([.C16:.G16])" office:value-type="float" office:value="0" calcext:value-type="float">
            <text:p>0</text:p>
          </table:table-cell>
          <table:table-cell table:style-name="ce4" table:formula="of:=SUM([.C16:.G16])-[.H16]" office:value-type="float" office:value="7.75" calcext:value-type="float">
            <text:p>7,75</text:p>
          </table:table-cell>
        </table:table-row>
        <table:table-row table:style-name="ro5">
          <table:table-cell table:style-name="ce13" table:formula="of:=[Feuille1.A21]" office:value-type="string" office:string-value="21403720" calcext:value-type="string">
            <text:p>21403720</text:p>
          </table:table-cell>
          <table:table-cell table:style-name="ce13" table:formula="of:=[Feuille1.B21]" office:value-type="string" office:string-value="BOST MARIANE" calcext:value-type="string">
            <text:p>BOST MARIANE</text:p>
          </table:table-cell>
          <table:table-cell table:style-name="ce14" table:formula="of:=IF([Feuille1.C21]=&quot;ABI&quot;;0;[Feuille1.C21])" office:value-type="string" office:string-value="ABJ" calcext:value-type="string">
            <text:p>ABJ</text:p>
          </table:table-cell>
          <table:table-cell table:style-name="ce14" table:formula="of:=IF([Feuille1.D21]=&quot;ABI&quot;;0;[Feuille1.D21])" office:value-type="float" office:value="5" calcext:value-type="float">
            <text:p>5</text:p>
          </table:table-cell>
          <table:table-cell table:style-name="ce14" table:formula="of:=IF([Feuille1.E21]=&quot;ABI&quot;;0;[Feuille1.E21])" office:value-type="float" office:value="3.25" calcext:value-type="float">
            <text:p>3,25</text:p>
          </table:table-cell>
          <table:table-cell table:style-name="ce14" table:formula="of:=IF([Feuille1.F21]=&quot;ABI&quot;;0;[Feuille1.F21])" office:value-type="float" office:value="1.25" calcext:value-type="float">
            <text:p>1,25</text:p>
          </table:table-cell>
          <table:table-cell table:style-name="ce14" table:formula="of:=IF([Feuille1.G21]=&quot;ABI&quot;;0;[Feuille1.G21])" office:value-type="float" office:value="1" calcext:value-type="float">
            <text:p>1</text:p>
          </table:table-cell>
          <table:table-cell table:style-name="ce4" table:formula="of:=MIN([.C17:.G17])" office:value-type="float" office:value="1" calcext:value-type="float">
            <text:p>1</text:p>
          </table:table-cell>
          <table:table-cell table:style-name="ce7" table:formula="of:=(SUM([.C17:.G17])-[.H17])*4/3" office:value-type="float" office:value="12.6666666666667" calcext:value-type="float">
            <text:p>12,6666666667</text:p>
          </table:table-cell>
        </table:table-row>
        <table:table-row table:style-name="ro5">
          <table:table-cell table:style-name="ce13" table:formula="of:=[Feuille1.A22]" office:value-type="string" office:string-value="21400288" calcext:value-type="string">
            <text:p>21400288</text:p>
          </table:table-cell>
          <table:table-cell table:style-name="ce13" table:formula="of:=[Feuille1.B22]" office:value-type="string" office:string-value="BRAULT FANCH" calcext:value-type="string">
            <text:p>BRAULT FANCH</text:p>
          </table:table-cell>
          <table:table-cell table:style-name="ce14" table:formula="of:=IF([Feuille1.C22]=&quot;ABI&quot;;0;[Feuille1.C22])" office:value-type="float" office:value="2.5" calcext:value-type="float">
            <text:p>2,5</text:p>
          </table:table-cell>
          <table:table-cell table:style-name="ce14" table:formula="of:=IF([Feuille1.D22]=&quot;ABI&quot;;0;[Feuille1.D22])" office:value-type="float" office:value="3" calcext:value-type="float">
            <text:p>3</text:p>
          </table:table-cell>
          <table:table-cell table:style-name="ce14" table:formula="of:=IF([Feuille1.E22]=&quot;ABI&quot;;0;[Feuille1.E22])" office:value-type="float" office:value="5" calcext:value-type="float">
            <text:p>5</text:p>
          </table:table-cell>
          <table:table-cell table:style-name="ce14" table:formula="of:=IF([Feuille1.F22]=&quot;ABI&quot;;0;[Feuille1.F22])" office:value-type="float" office:value="1.25" calcext:value-type="float">
            <text:p>1,25</text:p>
          </table:table-cell>
          <table:table-cell table:style-name="ce14" table:formula="of:=IF([Feuille1.G22]=&quot;ABI&quot;;0;[Feuille1.G22])" office:value-type="float" office:value="2" calcext:value-type="float">
            <text:p>2</text:p>
          </table:table-cell>
          <table:table-cell table:style-name="ce4" table:formula="of:=MIN([.C18:.G18])" office:value-type="float" office:value="1.25" calcext:value-type="float">
            <text:p>1,25</text:p>
          </table:table-cell>
          <table:table-cell table:style-name="ce4" table:formula="of:=SUM([.C18:.G18])-[.H18]" office:value-type="float" office:value="12.5" calcext:value-type="float">
            <text:p>12,5</text:p>
          </table:table-cell>
        </table:table-row>
        <table:table-row table:style-name="ro5">
          <table:table-cell table:style-name="ce13" table:formula="of:=[Feuille1.A23]" office:value-type="string" office:string-value="21303641" calcext:value-type="string">
            <text:p>21303641</text:p>
          </table:table-cell>
          <table:table-cell table:style-name="ce13" table:formula="of:=[Feuille1.B23]" office:value-type="string" office:string-value="BREEN CAMILLE" calcext:value-type="string">
            <text:p>BREEN CAMILLE</text:p>
          </table:table-cell>
          <table:table-cell table:style-name="ce14" table:formula="of:=IF([Feuille1.C23]=&quot;ABI&quot;;0;[Feuille1.C23])" office:value-type="float" office:value="3.75" calcext:value-type="float">
            <text:p>3,75</text:p>
          </table:table-cell>
          <table:table-cell table:style-name="ce14" table:formula="of:=IF([Feuille1.D23]=&quot;ABI&quot;;0;[Feuille1.D23])" office:value-type="float" office:value="2.5" calcext:value-type="float">
            <text:p>2,5</text:p>
          </table:table-cell>
          <table:table-cell table:style-name="ce14" table:formula="of:=IF([Feuille1.E23]=&quot;ABI&quot;;0;[Feuille1.E23])" office:value-type="float" office:value="1.625" calcext:value-type="float">
            <text:p>1,625</text:p>
          </table:table-cell>
          <table:table-cell table:style-name="ce14" table:formula="of:=IF([Feuille1.F23]=&quot;ABI&quot;;0;[Feuille1.F23])" office:value-type="float" office:value="1.25" calcext:value-type="float">
            <text:p>1,25</text:p>
          </table:table-cell>
          <table:table-cell table:style-name="ce14" table:formula="of:=IF([Feuille1.G23]=&quot;ABI&quot;;0;[Feuille1.G23])" office:value-type="float" office:value="0" calcext:value-type="float">
            <text:p>0</text:p>
          </table:table-cell>
          <table:table-cell table:style-name="ce4" table:formula="of:=MIN([.C19:.G19])" office:value-type="float" office:value="0" calcext:value-type="float">
            <text:p>0</text:p>
          </table:table-cell>
          <table:table-cell table:style-name="ce4" table:formula="of:=SUM([.C19:.G19])-[.H19]" office:value-type="float" office:value="9.125" calcext:value-type="float">
            <text:p>9,125</text:p>
          </table:table-cell>
        </table:table-row>
        <table:table-row table:style-name="ro5">
          <table:table-cell table:style-name="ce13" table:formula="of:=[Feuille1.A24]" office:value-type="string" office:string-value="21607259" calcext:value-type="string">
            <text:p>21607259</text:p>
          </table:table-cell>
          <table:table-cell table:style-name="ce13" table:formula="of:=[Feuille1.B24]" office:value-type="string" office:string-value="BRISSON CYRIL" calcext:value-type="string">
            <text:p>BRISSON CYRIL</text:p>
          </table:table-cell>
          <table:table-cell table:style-name="ce14" table:formula="of:=IF([Feuille1.C24]=&quot;ABI&quot;;0;[Feuille1.C24])" office:value-type="float" office:value="5" calcext:value-type="float">
            <text:p>5</text:p>
          </table:table-cell>
          <table:table-cell table:style-name="ce14" table:formula="of:=IF([Feuille1.D24]=&quot;ABI&quot;;0;[Feuille1.D24])" office:value-type="float" office:value="3" calcext:value-type="float">
            <text:p>3</text:p>
          </table:table-cell>
          <table:table-cell table:style-name="ce14" table:formula="of:=IF([Feuille1.E24]=&quot;ABI&quot;;0;[Feuille1.E24])" office:value-type="float" office:value="3.25" calcext:value-type="float">
            <text:p>3,25</text:p>
          </table:table-cell>
          <table:table-cell table:style-name="ce14" table:formula="of:=IF([Feuille1.F24]=&quot;ABI&quot;;0;[Feuille1.F24])" office:value-type="float" office:value="2.5" calcext:value-type="float">
            <text:p>2,5</text:p>
          </table:table-cell>
          <table:table-cell table:style-name="ce14" table:formula="of:=IF([Feuille1.G24]=&quot;ABI&quot;;0;[Feuille1.G24])" office:value-type="float" office:value="4" calcext:value-type="float">
            <text:p>4</text:p>
          </table:table-cell>
          <table:table-cell table:style-name="ce4" table:formula="of:=MIN([.C20:.G20])" office:value-type="float" office:value="2.5" calcext:value-type="float">
            <text:p>2,5</text:p>
          </table:table-cell>
          <table:table-cell table:style-name="ce4" table:formula="of:=SUM([.C20:.G20])-[.H20]" office:value-type="float" office:value="15.25" calcext:value-type="float">
            <text:p>15,25</text:p>
          </table:table-cell>
        </table:table-row>
        <table:table-row table:style-name="ro5">
          <table:table-cell table:style-name="ce13" table:formula="of:=[Feuille1.A25]" office:value-type="string" office:string-value="21402636" calcext:value-type="string">
            <text:p>21402636</text:p>
          </table:table-cell>
          <table:table-cell table:style-name="ce13" table:formula="of:=[Feuille1.B25]" office:value-type="string" office:string-value="CHENY JULIEN" calcext:value-type="string">
            <text:p>CHENY JULIEN</text:p>
          </table:table-cell>
          <table:table-cell table:style-name="ce14" table:formula="of:=IF([Feuille1.C25]=&quot;ABI&quot;;0;[Feuille1.C25])" office:value-type="float" office:value="5" calcext:value-type="float">
            <text:p>5</text:p>
          </table:table-cell>
          <table:table-cell table:style-name="ce14" table:formula="of:=IF([Feuille1.D25]=&quot;ABI&quot;;0;[Feuille1.D25])" office:value-type="float" office:value="3.5" calcext:value-type="float">
            <text:p>3,5</text:p>
          </table:table-cell>
          <table:table-cell table:style-name="ce14" table:formula="of:=IF([Feuille1.E25]=&quot;ABI&quot;;0;[Feuille1.E25])" office:value-type="float" office:value="3.25" calcext:value-type="float">
            <text:p>3,25</text:p>
          </table:table-cell>
          <table:table-cell table:style-name="ce14" table:formula="of:=IF([Feuille1.F25]=&quot;ABI&quot;;0;[Feuille1.F25])" office:value-type="float" office:value="1.25" calcext:value-type="float">
            <text:p>1,25</text:p>
          </table:table-cell>
          <table:table-cell table:style-name="ce14" table:formula="of:=IF([Feuille1.G25]=&quot;ABI&quot;;0;[Feuille1.G25])" office:value-type="float" office:value="0" calcext:value-type="float">
            <text:p>0</text:p>
          </table:table-cell>
          <table:table-cell table:style-name="ce4" table:formula="of:=MIN([.C21:.G21])" office:value-type="float" office:value="0" calcext:value-type="float">
            <text:p>0</text:p>
          </table:table-cell>
          <table:table-cell table:style-name="ce4" table:formula="of:=SUM([.C21:.G21])-[.H21]" office:value-type="float" office:value="13" calcext:value-type="float">
            <text:p>13</text:p>
          </table:table-cell>
        </table:table-row>
        <table:table-row table:style-name="ro5">
          <table:table-cell table:style-name="ce13" table:formula="of:=[Feuille1.A26]" office:value-type="string" office:string-value="21300654" calcext:value-type="string">
            <text:p>21300654</text:p>
          </table:table-cell>
          <table:table-cell table:style-name="ce13" table:formula="of:=[Feuille1.B26]" office:value-type="string" office:string-value="CHIPAULT ARTHUR" calcext:value-type="string">
            <text:p>CHIPAULT ARTHUR</text:p>
          </table:table-cell>
          <table:table-cell table:style-name="ce14" table:formula="of:=IF([Feuille1.C26]=&quot;ABI&quot;;0;[Feuille1.C26])" office:value-type="float" office:value="5" calcext:value-type="float">
            <text:p>5</text:p>
          </table:table-cell>
          <table:table-cell table:style-name="ce14" table:formula="of:=IF([Feuille1.D26]=&quot;ABI&quot;;0;[Feuille1.D26])" office:value-type="float" office:value="3" calcext:value-type="float">
            <text:p>3</text:p>
          </table:table-cell>
          <table:table-cell table:style-name="ce14" table:formula="of:=IF([Feuille1.E26]=&quot;ABI&quot;;0;[Feuille1.E26])" office:value-type="float" office:value="5" calcext:value-type="float">
            <text:p>5</text:p>
          </table:table-cell>
          <table:table-cell table:style-name="ce14" table:formula="of:=IF([Feuille1.F26]=&quot;ABI&quot;;0;[Feuille1.F26])" office:value-type="float" office:value="1.25" calcext:value-type="float">
            <text:p>1,25</text:p>
          </table:table-cell>
          <table:table-cell table:style-name="ce14" table:formula="of:=IF([Feuille1.G26]=&quot;ABI&quot;;0;[Feuille1.G26])" office:value-type="float" office:value="0" calcext:value-type="float">
            <text:p>0</text:p>
          </table:table-cell>
          <table:table-cell table:style-name="ce4" table:formula="of:=MIN([.C22:.G22])" office:value-type="float" office:value="0" calcext:value-type="float">
            <text:p>0</text:p>
          </table:table-cell>
          <table:table-cell table:style-name="ce4" table:formula="of:=SUM([.C22:.G22])-[.H22]" office:value-type="float" office:value="14.25" calcext:value-type="float">
            <text:p>14,25</text:p>
          </table:table-cell>
        </table:table-row>
        <table:table-row table:style-name="ro5">
          <table:table-cell table:style-name="ce13" table:formula="of:=[Feuille1.A27]" office:value-type="string" office:string-value="21607399" calcext:value-type="string">
            <text:p>21607399</text:p>
          </table:table-cell>
          <table:table-cell table:style-name="ce13" table:formula="of:=[Feuille1.B27]" office:value-type="string" office:string-value="CHRZANOWSKI VICTOR" calcext:value-type="string">
            <text:p>CHRZANOWSKI VICTOR</text:p>
          </table:table-cell>
          <table:table-cell table:style-name="ce14" table:formula="of:=IF([Feuille1.C27]=&quot;ABI&quot;;0;[Feuille1.C27])" office:value-type="float" office:value="5" calcext:value-type="float">
            <text:p>5</text:p>
          </table:table-cell>
          <table:table-cell table:style-name="ce14" table:formula="of:=IF([Feuille1.D27]=&quot;ABI&quot;;0;[Feuille1.D27])" office:value-type="float" office:value="0" calcext:value-type="float">
            <text:p>0</text:p>
          </table:table-cell>
          <table:table-cell table:style-name="ce14" table:formula="of:=IF([Feuille1.E27]=&quot;ABI&quot;;0;[Feuille1.E27])" office:value-type="float" office:value="0" calcext:value-type="float">
            <text:p>0</text:p>
          </table:table-cell>
          <table:table-cell table:style-name="ce14" table:formula="of:=IF([Feuille1.F27]=&quot;ABI&quot;;0;[Feuille1.F27])" office:value-type="float" office:value="1.25" calcext:value-type="float">
            <text:p>1,25</text:p>
          </table:table-cell>
          <table:table-cell table:style-name="ce14" table:formula="of:=IF([Feuille1.G27]=&quot;ABI&quot;;0;[Feuille1.G27])" office:value-type="float" office:value="1" calcext:value-type="float">
            <text:p>1</text:p>
          </table:table-cell>
          <table:table-cell table:style-name="ce4" table:formula="of:=MIN([.C23:.G23])" office:value-type="float" office:value="0" calcext:value-type="float">
            <text:p>0</text:p>
          </table:table-cell>
          <table:table-cell table:style-name="ce4" table:formula="of:=SUM([.C23:.G23])-[.H23]" office:value-type="float" office:value="7.25" calcext:value-type="float">
            <text:p>7,25</text:p>
          </table:table-cell>
        </table:table-row>
        <table:table-row table:style-name="ro5">
          <table:table-cell table:style-name="ce13" table:formula="of:=[Feuille1.A28]" office:value-type="string" office:string-value="21506787" calcext:value-type="string">
            <text:p>21506787</text:p>
          </table:table-cell>
          <table:table-cell table:style-name="ce13" table:formula="of:=[Feuille1.B28]" office:value-type="string" office:string-value="COGNARD CEDRIC" calcext:value-type="string">
            <text:p>COGNARD CEDRIC</text:p>
          </table:table-cell>
          <table:table-cell table:style-name="ce14" table:formula="of:=IF([Feuille1.C28]=&quot;ABI&quot;;0;[Feuille1.C28])" office:value-type="float" office:value="0" calcext:value-type="float">
            <text:p>0</text:p>
          </table:table-cell>
          <table:table-cell table:style-name="ce14" table:formula="of:=IF([Feuille1.D28]=&quot;ABI&quot;;0;[Feuille1.D28])" office:value-type="float" office:value="0" calcext:value-type="float">
            <text:p>0</text:p>
          </table:table-cell>
          <table:table-cell table:style-name="ce14" table:formula="of:=IF([Feuille1.E28]=&quot;ABI&quot;;0;[Feuille1.E28])" office:value-type="float" office:value="0" calcext:value-type="float">
            <text:p>0</text:p>
          </table:table-cell>
          <table:table-cell table:style-name="ce14" table:formula="of:=IF([Feuille1.F28]=&quot;ABI&quot;;0;[Feuille1.F28])" office:value-type="float" office:value="0" calcext:value-type="float">
            <text:p>0</text:p>
          </table:table-cell>
          <table:table-cell table:style-name="ce14" table:formula="of:=IF([Feuille1.G28]=&quot;ABI&quot;;0;[Feuille1.G28])" office:value-type="float" office:value="0" calcext:value-type="float">
            <text:p>0</text:p>
          </table:table-cell>
          <table:table-cell table:style-name="ce4" table:formula="of:=MIN([.C24:.G24])" office:value-type="float" office:value="0" calcext:value-type="float">
            <text:p>0</text:p>
          </table:table-cell>
          <table:table-cell table:style-name="ce4" table:formula="of:=SUM([.C24:.G24])-[.H24]" office:value-type="float" office:value="0" calcext:value-type="float">
            <text:p>0</text:p>
          </table:table-cell>
        </table:table-row>
        <table:table-row table:style-name="ro5">
          <table:table-cell table:style-name="ce13" table:formula="of:=[Feuille1.A29]" office:value-type="string" office:string-value="21402028" calcext:value-type="string">
            <text:p>21402028</text:p>
          </table:table-cell>
          <table:table-cell table:style-name="ce13" table:formula="of:=[Feuille1.B29]" office:value-type="string" office:string-value="COLEAU VICTOR" calcext:value-type="string">
            <text:p>COLEAU VICTOR</text:p>
          </table:table-cell>
          <table:table-cell table:style-name="ce14" table:formula="of:=IF([Feuille1.C29]=&quot;ABI&quot;;0;[Feuille1.C29])" office:value-type="float" office:value="5" calcext:value-type="float">
            <text:p>5</text:p>
          </table:table-cell>
          <table:table-cell table:style-name="ce14" table:formula="of:=IF([Feuille1.D29]=&quot;ABI&quot;;0;[Feuille1.D29])" office:value-type="float" office:value="4.5" calcext:value-type="float">
            <text:p>4,5</text:p>
          </table:table-cell>
          <table:table-cell table:style-name="ce14" table:formula="of:=IF([Feuille1.E29]=&quot;ABI&quot;;0;[Feuille1.E29])" office:value-type="float" office:value="5" calcext:value-type="float">
            <text:p>5</text:p>
          </table:table-cell>
          <table:table-cell table:style-name="ce14" table:formula="of:=IF([Feuille1.F29]=&quot;ABI&quot;;0;[Feuille1.F29])" office:value-type="float" office:value="1.25" calcext:value-type="float">
            <text:p>1,25</text:p>
          </table:table-cell>
          <table:table-cell table:style-name="ce14" table:formula="of:=IF([Feuille1.G29]=&quot;ABI&quot;;0;[Feuille1.G29])" office:value-type="float" office:value="1" calcext:value-type="float">
            <text:p>1</text:p>
          </table:table-cell>
          <table:table-cell table:style-name="ce4" table:formula="of:=MIN([.C25:.G25])" office:value-type="float" office:value="1" calcext:value-type="float">
            <text:p>1</text:p>
          </table:table-cell>
          <table:table-cell table:style-name="ce4" table:formula="of:=SUM([.C25:.G25])-[.H25]" office:value-type="float" office:value="15.75" calcext:value-type="float">
            <text:p>15,75</text:p>
          </table:table-cell>
        </table:table-row>
        <table:table-row table:style-name="ro5">
          <table:table-cell table:style-name="ce13" table:formula="of:=[Feuille1.A30]" office:value-type="string" office:string-value="21506740" calcext:value-type="string">
            <text:p>21506740</text:p>
          </table:table-cell>
          <table:table-cell table:style-name="ce13" table:formula="of:=[Feuille1.B30]" office:value-type="string" office:string-value="COMBES SIMON" calcext:value-type="string">
            <text:p>COMBES SIMON</text:p>
          </table:table-cell>
          <table:table-cell table:style-name="ce14" table:formula="of:=IF([Feuille1.C30]=&quot;ABI&quot;;0;[Feuille1.C30])" office:value-type="float" office:value="5" calcext:value-type="float">
            <text:p>5</text:p>
          </table:table-cell>
          <table:table-cell table:style-name="ce14" table:formula="of:=IF([Feuille1.D30]=&quot;ABI&quot;;0;[Feuille1.D30])" office:value-type="float" office:value="4" calcext:value-type="float">
            <text:p>4</text:p>
          </table:table-cell>
          <table:table-cell table:style-name="ce14" table:formula="of:=IF([Feuille1.E30]=&quot;ABI&quot;;0;[Feuille1.E30])" office:value-type="float" office:value="0" calcext:value-type="float">
            <text:p>0</text:p>
          </table:table-cell>
          <table:table-cell table:style-name="ce14" table:formula="of:=IF([Feuille1.F30]=&quot;ABI&quot;;0;[Feuille1.F30])" office:value-type="float" office:value="1.25" calcext:value-type="float">
            <text:p>1,25</text:p>
          </table:table-cell>
          <table:table-cell table:style-name="ce14" table:formula="of:=IF([Feuille1.G30]=&quot;ABI&quot;;0;[Feuille1.G30])" office:value-type="float" office:value="1" calcext:value-type="float">
            <text:p>1</text:p>
          </table:table-cell>
          <table:table-cell table:style-name="ce4" table:formula="of:=MIN([.C26:.G26])" office:value-type="float" office:value="0" calcext:value-type="float">
            <text:p>0</text:p>
          </table:table-cell>
          <table:table-cell table:style-name="ce4" table:formula="of:=SUM([.C26:.G26])-[.H26]" office:value-type="float" office:value="11.25" calcext:value-type="float">
            <text:p>11,25</text:p>
          </table:table-cell>
        </table:table-row>
        <table:table-row table:style-name="ro5">
          <table:table-cell table:style-name="ce13" table:formula="of:=[Feuille1.A31]" office:value-type="string" office:string-value="21607578" calcext:value-type="string">
            <text:p>21607578</text:p>
          </table:table-cell>
          <table:table-cell table:style-name="ce13" table:formula="of:=[Feuille1.B31]" office:value-type="string" office:string-value="CONDETTE CLEMENT" calcext:value-type="string">
            <text:p>CONDETTE CLEMENT</text:p>
          </table:table-cell>
          <table:table-cell table:style-name="ce14" table:formula="of:=IF([Feuille1.C31]=&quot;ABI&quot;;0;[Feuille1.C31])" office:value-type="float" office:value="0" calcext:value-type="float">
            <text:p>0</text:p>
          </table:table-cell>
          <table:table-cell table:style-name="ce14" table:formula="of:=IF([Feuille1.D31]=&quot;ABI&quot;;0;[Feuille1.D31])" office:value-type="float" office:value="2" calcext:value-type="float">
            <text:p>2</text:p>
          </table:table-cell>
          <table:table-cell table:style-name="ce14" table:formula="of:=IF([Feuille1.E31]=&quot;ABI&quot;;0;[Feuille1.E31])" office:value-type="float" office:value="5" calcext:value-type="float">
            <text:p>5</text:p>
          </table:table-cell>
          <table:table-cell table:style-name="ce14" table:formula="of:=IF([Feuille1.F31]=&quot;ABI&quot;;0;[Feuille1.F31])" office:value-type="float" office:value="0" calcext:value-type="float">
            <text:p>0</text:p>
          </table:table-cell>
          <table:table-cell table:style-name="ce14" table:formula="of:=IF([Feuille1.G31]=&quot;ABI&quot;;0;[Feuille1.G31])" office:value-type="float" office:value="0" calcext:value-type="float">
            <text:p>0</text:p>
          </table:table-cell>
          <table:table-cell table:style-name="ce4" table:formula="of:=MIN([.C27:.G27])" office:value-type="float" office:value="0" calcext:value-type="float">
            <text:p>0</text:p>
          </table:table-cell>
          <table:table-cell table:style-name="ce4" table:formula="of:=SUM([.C27:.G27])-[.H27]" office:value-type="float" office:value="7" calcext:value-type="float">
            <text:p>7</text:p>
          </table:table-cell>
        </table:table-row>
        <table:table-row table:style-name="ro5">
          <table:table-cell table:style-name="ce13" table:formula="of:=[Feuille1.A32]" office:value-type="string" office:string-value="21401447" calcext:value-type="string">
            <text:p>21401447</text:p>
          </table:table-cell>
          <table:table-cell table:style-name="ce13" table:formula="of:=[Feuille1.B32]" office:value-type="string" office:string-value="COUCHOUD THOMAS" calcext:value-type="string">
            <text:p>COUCHOUD THOMAS</text:p>
          </table:table-cell>
          <table:table-cell table:style-name="ce14" table:formula="of:=IF([Feuille1.C32]=&quot;ABI&quot;;0;[Feuille1.C32])" office:value-type="float" office:value="2.5" calcext:value-type="float">
            <text:p>2,5</text:p>
          </table:table-cell>
          <table:table-cell table:style-name="ce14" table:formula="of:=IF([Feuille1.D32]=&quot;ABI&quot;;0;[Feuille1.D32])" office:value-type="float" office:value="4.5" calcext:value-type="float">
            <text:p>4,5</text:p>
          </table:table-cell>
          <table:table-cell table:style-name="ce14" table:formula="of:=IF([Feuille1.E32]=&quot;ABI&quot;;0;[Feuille1.E32])" office:value-type="float" office:value="3.25" calcext:value-type="float">
            <text:p>3,25</text:p>
          </table:table-cell>
          <table:table-cell table:style-name="ce14" table:formula="of:=IF([Feuille1.F32]=&quot;ABI&quot;;0;[Feuille1.F32])" office:value-type="float" office:value="3.75" calcext:value-type="float">
            <text:p>3,75</text:p>
          </table:table-cell>
          <table:table-cell table:style-name="ce14" table:formula="of:=IF([Feuille1.G32]=&quot;ABI&quot;;0;[Feuille1.G32])" office:value-type="float" office:value="2" calcext:value-type="float">
            <text:p>2</text:p>
          </table:table-cell>
          <table:table-cell table:style-name="ce4" table:formula="of:=MIN([.C28:.G28])" office:value-type="float" office:value="2" calcext:value-type="float">
            <text:p>2</text:p>
          </table:table-cell>
          <table:table-cell table:style-name="ce4" table:formula="of:=SUM([.C28:.G28])-[.H28]" office:value-type="float" office:value="14" calcext:value-type="float">
            <text:p>14</text:p>
          </table:table-cell>
        </table:table-row>
        <table:table-row table:style-name="ro5">
          <table:table-cell table:style-name="ce13" table:formula="of:=[Feuille1.A33]" office:value-type="string" office:string-value="21607242" calcext:value-type="string">
            <text:p>21607242</text:p>
          </table:table-cell>
          <table:table-cell table:style-name="ce13" table:formula="of:=[Feuille1.B33]" office:value-type="string" office:string-value="COUE OLIVIER" calcext:value-type="string">
            <text:p>COUE OLIVIER</text:p>
          </table:table-cell>
          <table:table-cell table:style-name="ce14" table:formula="of:=IF([Feuille1.C33]=&quot;ABI&quot;;0;[Feuille1.C33])" office:value-type="float" office:value="3.75" calcext:value-type="float">
            <text:p>3,75</text:p>
          </table:table-cell>
          <table:table-cell table:style-name="ce14" table:formula="of:=IF([Feuille1.D33]=&quot;ABI&quot;;0;[Feuille1.D33])" office:value-type="float" office:value="5" calcext:value-type="float">
            <text:p>5</text:p>
          </table:table-cell>
          <table:table-cell table:style-name="ce14" table:formula="of:=IF([Feuille1.E33]=&quot;ABI&quot;;0;[Feuille1.E33])" office:value-type="float" office:value="5" calcext:value-type="float">
            <text:p>5</text:p>
          </table:table-cell>
          <table:table-cell table:style-name="ce14" table:formula="of:=IF([Feuille1.F33]=&quot;ABI&quot;;0;[Feuille1.F33])" office:value-type="float" office:value="1.25" calcext:value-type="float">
            <text:p>1,25</text:p>
          </table:table-cell>
          <table:table-cell table:style-name="ce14" table:formula="of:=IF([Feuille1.G33]=&quot;ABI&quot;;0;[Feuille1.G33])" office:value-type="float" office:value="4" calcext:value-type="float">
            <text:p>4</text:p>
          </table:table-cell>
          <table:table-cell table:style-name="ce4" table:formula="of:=MIN([.C29:.G29])" office:value-type="float" office:value="1.25" calcext:value-type="float">
            <text:p>1,25</text:p>
          </table:table-cell>
          <table:table-cell table:style-name="ce4" table:formula="of:=SUM([.C29:.G29])-[.H29]" office:value-type="float" office:value="17.75" calcext:value-type="float">
            <text:p>17,75</text:p>
          </table:table-cell>
        </table:table-row>
        <table:table-row table:style-name="ro5">
          <table:table-cell table:style-name="ce13" table:formula="of:=[Feuille1.A34]" office:value-type="string" office:string-value="21505572" calcext:value-type="string">
            <text:p>21505572</text:p>
          </table:table-cell>
          <table:table-cell table:style-name="ce13" table:formula="of:=[Feuille1.B34]" office:value-type="string" office:string-value="DEGEN MARIE" calcext:value-type="string">
            <text:p>DEGEN MARIE</text:p>
          </table:table-cell>
          <table:table-cell table:style-name="ce14" table:formula="of:=IF([Feuille1.C34]=&quot;ABI&quot;;0;[Feuille1.C34])" office:value-type="float" office:value="2.5" calcext:value-type="float">
            <text:p>2,5</text:p>
          </table:table-cell>
          <table:table-cell table:style-name="ce14" table:formula="of:=IF([Feuille1.D34]=&quot;ABI&quot;;0;[Feuille1.D34])" office:value-type="float" office:value="1.5" calcext:value-type="float">
            <text:p>1,5</text:p>
          </table:table-cell>
          <table:table-cell table:style-name="ce14" table:formula="of:=IF([Feuille1.E34]=&quot;ABI&quot;;0;[Feuille1.E34])" office:value-type="float" office:value="1.625" calcext:value-type="float">
            <text:p>1,625</text:p>
          </table:table-cell>
          <table:table-cell table:style-name="ce14" table:formula="of:=IF([Feuille1.F34]=&quot;ABI&quot;;0;[Feuille1.F34])" office:value-type="float" office:value="1.25" calcext:value-type="float">
            <text:p>1,25</text:p>
          </table:table-cell>
          <table:table-cell table:style-name="ce14" table:formula="of:=IF([Feuille1.G34]=&quot;ABI&quot;;0;[Feuille1.G34])" office:value-type="float" office:value="0" calcext:value-type="float">
            <text:p>0</text:p>
          </table:table-cell>
          <table:table-cell table:style-name="ce4" table:formula="of:=MIN([.C30:.G30])" office:value-type="float" office:value="0" calcext:value-type="float">
            <text:p>0</text:p>
          </table:table-cell>
          <table:table-cell table:style-name="ce4" table:formula="of:=SUM([.C30:.G30])-[.H30]" office:value-type="float" office:value="6.875" calcext:value-type="float">
            <text:p>6,875</text:p>
          </table:table-cell>
        </table:table-row>
        <table:table-row table:style-name="ro5">
          <table:table-cell table:style-name="ce13" table:formula="of:=[Feuille1.A35]" office:value-type="string" office:string-value="21606605" calcext:value-type="string">
            <text:p>21606605</text:p>
          </table:table-cell>
          <table:table-cell table:style-name="ce13" table:formula="of:=[Feuille1.B35]" office:value-type="string" office:string-value="DELUCE STEPHANE" calcext:value-type="string">
            <text:p>DELUCE STEPHANE</text:p>
          </table:table-cell>
          <table:table-cell table:style-name="ce14" table:formula="of:=IF([Feuille1.C35]=&quot;ABI&quot;;0;[Feuille1.C35])" office:value-type="float" office:value="2.5" calcext:value-type="float">
            <text:p>2,5</text:p>
          </table:table-cell>
          <table:table-cell table:style-name="ce14" table:formula="of:=IF([Feuille1.D35]=&quot;ABI&quot;;0;[Feuille1.D35])" office:value-type="float" office:value="5" calcext:value-type="float">
            <text:p>5</text:p>
          </table:table-cell>
          <table:table-cell table:style-name="ce14" table:formula="of:=IF([Feuille1.E35]=&quot;ABI&quot;;0;[Feuille1.E35])" office:value-type="float" office:value="3.25" calcext:value-type="float">
            <text:p>3,25</text:p>
          </table:table-cell>
          <table:table-cell table:style-name="ce14" table:formula="of:=IF([Feuille1.F35]=&quot;ABI&quot;;0;[Feuille1.F35])" office:value-type="float" office:value="1.25" calcext:value-type="float">
            <text:p>1,25</text:p>
          </table:table-cell>
          <table:table-cell table:style-name="ce14" table:formula="of:=IF([Feuille1.G35]=&quot;ABI&quot;;0;[Feuille1.G35])" office:value-type="float" office:value="1" calcext:value-type="float">
            <text:p>1</text:p>
          </table:table-cell>
          <table:table-cell table:style-name="ce4" table:formula="of:=MIN([.C31:.G31])" office:value-type="float" office:value="1" calcext:value-type="float">
            <text:p>1</text:p>
          </table:table-cell>
          <table:table-cell table:style-name="ce4" table:formula="of:=SUM([.C31:.G31])-[.H31]" office:value-type="float" office:value="12" calcext:value-type="float">
            <text:p>12</text:p>
          </table:table-cell>
        </table:table-row>
        <table:table-row table:style-name="ro5">
          <table:table-cell table:style-name="ce13" table:formula="of:=[Feuille1.A36]" office:value-type="string" office:string-value="21403927" calcext:value-type="string">
            <text:p>21403927</text:p>
          </table:table-cell>
          <table:table-cell table:style-name="ce13" table:formula="of:=[Feuille1.B36]" office:value-type="string" office:string-value="DENIS THIBAULT" calcext:value-type="string">
            <text:p>DENIS THIBAULT</text:p>
          </table:table-cell>
          <table:table-cell table:style-name="ce14" table:formula="of:=IF([Feuille1.C36]=&quot;ABI&quot;;0;[Feuille1.C36])" office:value-type="float" office:value="5" calcext:value-type="float">
            <text:p>5</text:p>
          </table:table-cell>
          <table:table-cell table:style-name="ce14" table:formula="of:=IF([Feuille1.D36]=&quot;ABI&quot;;0;[Feuille1.D36])" office:value-type="float" office:value="3" calcext:value-type="float">
            <text:p>3</text:p>
          </table:table-cell>
          <table:table-cell table:style-name="ce14" table:formula="of:=IF([Feuille1.E36]=&quot;ABI&quot;;0;[Feuille1.E36])" office:value-type="float" office:value="3.25" calcext:value-type="float">
            <text:p>3,25</text:p>
          </table:table-cell>
          <table:table-cell table:style-name="ce14" table:formula="of:=IF([Feuille1.F36]=&quot;ABI&quot;;0;[Feuille1.F36])" office:value-type="float" office:value="1.25" calcext:value-type="float">
            <text:p>1,25</text:p>
          </table:table-cell>
          <table:table-cell table:style-name="ce14" table:formula="of:=IF([Feuille1.G36]=&quot;ABI&quot;;0;[Feuille1.G36])" office:value-type="float" office:value="1" calcext:value-type="float">
            <text:p>1</text:p>
          </table:table-cell>
          <table:table-cell table:style-name="ce4" table:formula="of:=MIN([.C32:.G32])" office:value-type="float" office:value="1" calcext:value-type="float">
            <text:p>1</text:p>
          </table:table-cell>
          <table:table-cell table:style-name="ce4" table:formula="of:=SUM([.C32:.G32])-[.H32]" office:value-type="float" office:value="12.5" calcext:value-type="float">
            <text:p>12,5</text:p>
          </table:table-cell>
        </table:table-row>
        <table:table-row table:style-name="ro5">
          <table:table-cell table:style-name="ce13" table:formula="of:=[Feuille1.A37]" office:value-type="string" office:string-value="21607365" calcext:value-type="string">
            <text:p>21607365</text:p>
          </table:table-cell>
          <table:table-cell table:style-name="ce13" table:formula="of:=[Feuille1.B37]" office:value-type="string" office:string-value="DHALENNE ALEXANDRE" calcext:value-type="string">
            <text:p>DHALENNE ALEXANDRE</text:p>
          </table:table-cell>
          <table:table-cell table:style-name="ce14" table:formula="of:=IF([Feuille1.C37]=&quot;ABI&quot;;0;[Feuille1.C37])" office:value-type="float" office:value="0" calcext:value-type="float">
            <text:p>0</text:p>
          </table:table-cell>
          <table:table-cell table:style-name="ce14" table:formula="of:=IF([Feuille1.D37]=&quot;ABI&quot;;0;[Feuille1.D37])" office:value-type="float" office:value="4" calcext:value-type="float">
            <text:p>4</text:p>
          </table:table-cell>
          <table:table-cell table:style-name="ce14" table:formula="of:=IF([Feuille1.E37]=&quot;ABI&quot;;0;[Feuille1.E37])" office:value-type="float" office:value="5" calcext:value-type="float">
            <text:p>5</text:p>
          </table:table-cell>
          <table:table-cell table:style-name="ce14" table:formula="of:=IF([Feuille1.F37]=&quot;ABI&quot;;0;[Feuille1.F37])" office:value-type="float" office:value="1.25" calcext:value-type="float">
            <text:p>1,25</text:p>
          </table:table-cell>
          <table:table-cell table:style-name="ce14" table:formula="of:=IF([Feuille1.G37]=&quot;ABI&quot;;0;[Feuille1.G37])" office:value-type="float" office:value="0" calcext:value-type="float">
            <text:p>0</text:p>
          </table:table-cell>
          <table:table-cell table:style-name="ce4" table:formula="of:=MIN([.C33:.G33])" office:value-type="float" office:value="0" calcext:value-type="float">
            <text:p>0</text:p>
          </table:table-cell>
          <table:table-cell table:style-name="ce4" table:formula="of:=SUM([.C33:.G33])-[.H33]" office:value-type="float" office:value="10.25" calcext:value-type="float">
            <text:p>10,25</text:p>
          </table:table-cell>
        </table:table-row>
        <table:table-row table:style-name="ro5">
          <table:table-cell table:style-name="ce13" table:formula="of:=[Feuille1.A38]" office:value-type="string" office:string-value="21607545" calcext:value-type="string">
            <text:p>21607545</text:p>
          </table:table-cell>
          <table:table-cell table:style-name="ce13" table:formula="of:=[Feuille1.B38]" office:value-type="string" office:string-value="DUMERGUE PAUL-ANTOINE" calcext:value-type="string">
            <text:p>DUMERGUE PAUL-ANTOINE</text:p>
          </table:table-cell>
          <table:table-cell table:style-name="ce14" table:formula="of:=IF([Feuille1.C38]=&quot;ABI&quot;;0;[Feuille1.C38])" office:value-type="float" office:value="2.5" calcext:value-type="float">
            <text:p>2,5</text:p>
          </table:table-cell>
          <table:table-cell table:style-name="ce14" table:formula="of:=IF([Feuille1.D38]=&quot;ABI&quot;;0;[Feuille1.D38])" office:value-type="string" office:string-value="ABJ" calcext:value-type="string">
            <text:p>ABJ</text:p>
          </table:table-cell>
          <table:table-cell table:style-name="ce14" table:formula="of:=IF([Feuille1.E38]=&quot;ABI&quot;;0;[Feuille1.E38])" office:value-type="float" office:value="0" calcext:value-type="float">
            <text:p>0</text:p>
          </table:table-cell>
          <table:table-cell table:style-name="ce14" table:formula="of:=IF([Feuille1.F38]=&quot;ABI&quot;;0;[Feuille1.F38])" office:value-type="float" office:value="1.25" calcext:value-type="float">
            <text:p>1,25</text:p>
          </table:table-cell>
          <table:table-cell table:style-name="ce14" table:formula="of:=IF([Feuille1.G38]=&quot;ABI&quot;;0;[Feuille1.G38])" office:value-type="float" office:value="1" calcext:value-type="float">
            <text:p>1</text:p>
          </table:table-cell>
          <table:table-cell table:style-name="ce4" table:formula="of:=MIN([.C34:.G34])" office:value-type="float" office:value="0" calcext:value-type="float">
            <text:p>0</text:p>
          </table:table-cell>
          <table:table-cell table:style-name="ce7" table:formula="of:=(SUM([.C34:.G34])-[.H34])*4/3" office:value-type="float" office:value="6.33333333333333" calcext:value-type="float">
            <text:p>6,3333333333</text:p>
          </table:table-cell>
        </table:table-row>
        <table:table-row table:style-name="ro5">
          <table:table-cell table:style-name="ce13" table:formula="of:=[Feuille1.A39]" office:value-type="string" office:string-value="21607547" calcext:value-type="string">
            <text:p>21607547</text:p>
          </table:table-cell>
          <table:table-cell table:style-name="ce13" table:formula="of:=[Feuille1.B39]" office:value-type="string" office:string-value="EL BACHRA MOHAMED" calcext:value-type="string">
            <text:p>EL BACHRA MOHAMED</text:p>
          </table:table-cell>
          <table:table-cell table:style-name="ce14" table:formula="of:=IF([Feuille1.C39]=&quot;ABI&quot;;0;[Feuille1.C39])" office:value-type="float" office:value="1.25" calcext:value-type="float">
            <text:p>1,25</text:p>
          </table:table-cell>
          <table:table-cell table:style-name="ce14" table:formula="of:=IF([Feuille1.D39]=&quot;ABI&quot;;0;[Feuille1.D39])" office:value-type="float" office:value="4.5" calcext:value-type="float">
            <text:p>4,5</text:p>
          </table:table-cell>
          <table:table-cell table:style-name="ce14" table:formula="of:=IF([Feuille1.E39]=&quot;ABI&quot;;0;[Feuille1.E39])" office:value-type="float" office:value="5" calcext:value-type="float">
            <text:p>5</text:p>
          </table:table-cell>
          <table:table-cell table:style-name="ce14" table:formula="of:=IF([Feuille1.F39]=&quot;ABI&quot;;0;[Feuille1.F39])" office:value-type="float" office:value="2.5" calcext:value-type="float">
            <text:p>2,5</text:p>
          </table:table-cell>
          <table:table-cell table:style-name="ce14" table:formula="of:=IF([Feuille1.G39]=&quot;ABI&quot;;0;[Feuille1.G39])" office:value-type="float" office:value="1" calcext:value-type="float">
            <text:p>1</text:p>
          </table:table-cell>
          <table:table-cell table:style-name="ce4" table:formula="of:=MIN([.C35:.G35])" office:value-type="float" office:value="1" calcext:value-type="float">
            <text:p>1</text:p>
          </table:table-cell>
          <table:table-cell table:style-name="ce4" table:formula="of:=SUM([.C35:.G35])-[.H35]" office:value-type="float" office:value="13.25" calcext:value-type="float">
            <text:p>13,25</text:p>
          </table:table-cell>
        </table:table-row>
        <table:table-row table:style-name="ro5">
          <table:table-cell table:style-name="ce13" table:formula="of:=[Feuille1.A40]" office:value-type="string" office:string-value="21607729" calcext:value-type="string">
            <text:p>21607729</text:p>
          </table:table-cell>
          <table:table-cell table:style-name="ce13" table:formula="of:=[Feuille1.B40]" office:value-type="string" office:string-value="EL HACHIMI OMAR" calcext:value-type="string">
            <text:p>EL HACHIMI OMAR</text:p>
          </table:table-cell>
          <table:table-cell table:style-name="ce14" table:formula="of:=IF([Feuille1.C40]=&quot;ABI&quot;;0;[Feuille1.C40])" office:value-type="float" office:value="0" calcext:value-type="float">
            <text:p>0</text:p>
          </table:table-cell>
          <table:table-cell table:style-name="ce14" table:formula="of:=IF([Feuille1.D40]=&quot;ABI&quot;;0;[Feuille1.D40])" office:value-type="float" office:value="2" calcext:value-type="float">
            <text:p>2</text:p>
          </table:table-cell>
          <table:table-cell table:style-name="ce14" table:formula="of:=IF([Feuille1.E40]=&quot;ABI&quot;;0;[Feuille1.E40])" office:value-type="float" office:value="0" calcext:value-type="float">
            <text:p>0</text:p>
          </table:table-cell>
          <table:table-cell table:style-name="ce14" table:formula="of:=IF([Feuille1.F40]=&quot;ABI&quot;;0;[Feuille1.F40])" office:value-type="float" office:value="1.25" calcext:value-type="float">
            <text:p>1,25</text:p>
          </table:table-cell>
          <table:table-cell table:style-name="ce14" table:formula="of:=IF([Feuille1.G40]=&quot;ABI&quot;;0;[Feuille1.G40])" office:value-type="float" office:value="0" calcext:value-type="float">
            <text:p>0</text:p>
          </table:table-cell>
          <table:table-cell table:style-name="ce4" table:formula="of:=MIN([.C36:.G36])" office:value-type="float" office:value="0" calcext:value-type="float">
            <text:p>0</text:p>
          </table:table-cell>
          <table:table-cell table:style-name="ce4" table:formula="of:=SUM([.C36:.G36])-[.H36]" office:value-type="float" office:value="3.25" calcext:value-type="float">
            <text:p>3,25</text:p>
          </table:table-cell>
        </table:table-row>
        <table:table-row table:style-name="ro5">
          <table:table-cell table:style-name="ce13" table:formula="of:=[Feuille1.A41]" office:value-type="string" office:string-value="21607411" calcext:value-type="string">
            <text:p>21607411</text:p>
          </table:table-cell>
          <table:table-cell table:style-name="ce13" table:formula="of:=[Feuille1.B41]" office:value-type="string" office:string-value="FIFRE NICOLAS" calcext:value-type="string">
            <text:p>FIFRE NICOLAS</text:p>
          </table:table-cell>
          <table:table-cell table:style-name="ce14" table:formula="of:=IF([Feuille1.C41]=&quot;ABI&quot;;0;[Feuille1.C41])" office:value-type="float" office:value="5" calcext:value-type="float">
            <text:p>5</text:p>
          </table:table-cell>
          <table:table-cell table:style-name="ce14" table:formula="of:=IF([Feuille1.D41]=&quot;ABI&quot;;0;[Feuille1.D41])" office:value-type="float" office:value="0" calcext:value-type="float">
            <text:p>0</text:p>
          </table:table-cell>
          <table:table-cell table:style-name="ce14" table:formula="of:=IF([Feuille1.E41]=&quot;ABI&quot;;0;[Feuille1.E41])" office:value-type="float" office:value="5" calcext:value-type="float">
            <text:p>5</text:p>
          </table:table-cell>
          <table:table-cell table:style-name="ce14" table:formula="of:=IF([Feuille1.F41]=&quot;ABI&quot;;0;[Feuille1.F41])" office:value-type="float" office:value="1.25" calcext:value-type="float">
            <text:p>1,25</text:p>
          </table:table-cell>
          <table:table-cell table:style-name="ce14" table:formula="of:=IF([Feuille1.G41]=&quot;ABI&quot;;0;[Feuille1.G41])" office:value-type="float" office:value="0" calcext:value-type="float">
            <text:p>0</text:p>
          </table:table-cell>
          <table:table-cell table:style-name="ce4" table:formula="of:=MIN([.C37:.G37])" office:value-type="float" office:value="0" calcext:value-type="float">
            <text:p>0</text:p>
          </table:table-cell>
          <table:table-cell table:style-name="ce4" table:formula="of:=SUM([.C37:.G37])-[.H37]" office:value-type="float" office:value="11.25" calcext:value-type="float">
            <text:p>11,25</text:p>
          </table:table-cell>
        </table:table-row>
        <table:table-row table:style-name="ro5">
          <table:table-cell table:style-name="ce13" table:formula="of:=[Feuille1.A42]" office:value-type="string" office:string-value="21607283" calcext:value-type="string">
            <text:p>21607283</text:p>
          </table:table-cell>
          <table:table-cell table:style-name="ce13" table:formula="of:=[Feuille1.B42]" office:value-type="string" office:string-value="GAUCHER FRANÇOIS" calcext:value-type="string">
            <text:p>GAUCHER FRANÇOIS</text:p>
          </table:table-cell>
          <table:table-cell table:style-name="ce14" table:formula="of:=IF([Feuille1.C42]=&quot;ABI&quot;;0;[Feuille1.C42])" office:value-type="float" office:value="1.25" calcext:value-type="float">
            <text:p>1,25</text:p>
          </table:table-cell>
          <table:table-cell table:style-name="ce14" table:formula="of:=IF([Feuille1.D42]=&quot;ABI&quot;;0;[Feuille1.D42])" office:value-type="float" office:value="3.5" calcext:value-type="float">
            <text:p>3,5</text:p>
          </table:table-cell>
          <table:table-cell table:style-name="ce14" table:formula="of:=IF([Feuille1.E42]=&quot;ABI&quot;;0;[Feuille1.E42])" office:value-type="float" office:value="0" calcext:value-type="float">
            <text:p>0</text:p>
          </table:table-cell>
          <table:table-cell table:style-name="ce14" table:formula="of:=IF([Feuille1.F42]=&quot;ABI&quot;;0;[Feuille1.F42])" office:value-type="float" office:value="0" calcext:value-type="float">
            <text:p>0</text:p>
          </table:table-cell>
          <table:table-cell table:style-name="ce14" table:formula="of:=IF([Feuille1.G42]=&quot;ABI&quot;;0;[Feuille1.G42])" office:value-type="float" office:value="0" calcext:value-type="float">
            <text:p>0</text:p>
          </table:table-cell>
          <table:table-cell table:style-name="ce4" table:formula="of:=MIN([.C38:.G38])" office:value-type="float" office:value="0" calcext:value-type="float">
            <text:p>0</text:p>
          </table:table-cell>
          <table:table-cell table:style-name="ce4" table:formula="of:=SUM([.C38:.G38])-[.H38]" office:value-type="float" office:value="4.75" calcext:value-type="float">
            <text:p>4,75</text:p>
          </table:table-cell>
        </table:table-row>
        <table:table-row table:style-name="ro5">
          <table:table-cell table:style-name="ce13" table:formula="of:=[Feuille1.A43]" office:value-type="string" office:string-value="21401782" calcext:value-type="string">
            <text:p>21401782</text:p>
          </table:table-cell>
          <table:table-cell table:style-name="ce13" table:formula="of:=[Feuille1.B43]" office:value-type="string" office:string-value="GRODECOEUR CLEMENT" calcext:value-type="string">
            <text:p>GRODECOEUR CLEMENT</text:p>
          </table:table-cell>
          <table:table-cell table:style-name="ce14" table:formula="of:=IF([Feuille1.C43]=&quot;ABI&quot;;0;[Feuille1.C43])" office:value-type="float" office:value="5" calcext:value-type="float">
            <text:p>5</text:p>
          </table:table-cell>
          <table:table-cell table:style-name="ce14" table:formula="of:=IF([Feuille1.D43]=&quot;ABI&quot;;0;[Feuille1.D43])" office:value-type="float" office:value="3" calcext:value-type="float">
            <text:p>3</text:p>
          </table:table-cell>
          <table:table-cell table:style-name="ce14" table:formula="of:=IF([Feuille1.E43]=&quot;ABI&quot;;0;[Feuille1.E43])" office:value-type="float" office:value="5" calcext:value-type="float">
            <text:p>5</text:p>
          </table:table-cell>
          <table:table-cell table:style-name="ce14" table:formula="of:=IF([Feuille1.F43]=&quot;ABI&quot;;0;[Feuille1.F43])" office:value-type="float" office:value="1.25" calcext:value-type="float">
            <text:p>1,25</text:p>
          </table:table-cell>
          <table:table-cell table:style-name="ce14" table:formula="of:=IF([Feuille1.G43]=&quot;ABI&quot;;0;[Feuille1.G43])" office:value-type="float" office:value="0" calcext:value-type="float">
            <text:p>0</text:p>
          </table:table-cell>
          <table:table-cell table:style-name="ce4" table:formula="of:=MIN([.C39:.G39])" office:value-type="float" office:value="0" calcext:value-type="float">
            <text:p>0</text:p>
          </table:table-cell>
          <table:table-cell table:style-name="ce4" table:formula="of:=SUM([.C39:.G39])-[.H39]" office:value-type="float" office:value="14.25" calcext:value-type="float">
            <text:p>14,25</text:p>
          </table:table-cell>
        </table:table-row>
        <table:table-row table:style-name="ro5">
          <table:table-cell table:style-name="ce13" table:formula="of:=[Feuille1.A44]" office:value-type="string" office:string-value="21607343" calcext:value-type="string">
            <text:p>21607343</text:p>
          </table:table-cell>
          <table:table-cell table:style-name="ce13" table:formula="of:=[Feuille1.B44]" office:value-type="string" office:string-value="GUERLIN PAUL" calcext:value-type="string">
            <text:p>GUERLIN PAUL</text:p>
          </table:table-cell>
          <table:table-cell table:style-name="ce14" table:formula="of:=IF([Feuille1.C44]=&quot;ABI&quot;;0;[Feuille1.C44])" office:value-type="float" office:value="5" calcext:value-type="float">
            <text:p>5</text:p>
          </table:table-cell>
          <table:table-cell table:style-name="ce14" table:formula="of:=IF([Feuille1.D44]=&quot;ABI&quot;;0;[Feuille1.D44])" office:value-type="float" office:value="4.5" calcext:value-type="float">
            <text:p>4,5</text:p>
          </table:table-cell>
          <table:table-cell table:style-name="ce14" table:formula="of:=IF([Feuille1.E44]=&quot;ABI&quot;;0;[Feuille1.E44])" office:value-type="float" office:value="1.625" calcext:value-type="float">
            <text:p>1,625</text:p>
          </table:table-cell>
          <table:table-cell table:style-name="ce14" table:formula="of:=IF([Feuille1.F44]=&quot;ABI&quot;;0;[Feuille1.F44])" office:value-type="float" office:value="1.25" calcext:value-type="float">
            <text:p>1,25</text:p>
          </table:table-cell>
          <table:table-cell table:style-name="ce14" table:formula="of:=IF([Feuille1.G44]=&quot;ABI&quot;;0;[Feuille1.G44])" office:value-type="float" office:value="3" calcext:value-type="float">
            <text:p>3</text:p>
          </table:table-cell>
          <table:table-cell table:style-name="ce4" table:formula="of:=MIN([.C40:.G40])" office:value-type="float" office:value="1.25" calcext:value-type="float">
            <text:p>1,25</text:p>
          </table:table-cell>
          <table:table-cell table:style-name="ce4" table:formula="of:=SUM([.C40:.G40])-[.H40]" office:value-type="float" office:value="14.125" calcext:value-type="float">
            <text:p>14,125</text:p>
          </table:table-cell>
        </table:table-row>
        <table:table-row table:style-name="ro5">
          <table:table-cell table:style-name="ce13" table:formula="of:=[Feuille1.A45]" office:value-type="string" office:string-value="21607448" calcext:value-type="string">
            <text:p>21607448</text:p>
          </table:table-cell>
          <table:table-cell table:style-name="ce13" table:formula="of:=[Feuille1.B45]" office:value-type="string" office:string-value="IDEL MAHJOUB AYOUB" calcext:value-type="string">
            <text:p>IDEL MAHJOUB AYOUB</text:p>
          </table:table-cell>
          <table:table-cell table:style-name="ce14" table:formula="of:=IF([Feuille1.C45]=&quot;ABI&quot;;0;[Feuille1.C45])" office:value-type="float" office:value="5" calcext:value-type="float">
            <text:p>5</text:p>
          </table:table-cell>
          <table:table-cell table:style-name="ce14" table:formula="of:=IF([Feuille1.D45]=&quot;ABI&quot;;0;[Feuille1.D45])" office:value-type="float" office:value="3" calcext:value-type="float">
            <text:p>3</text:p>
          </table:table-cell>
          <table:table-cell table:style-name="ce14" table:formula="of:=IF([Feuille1.E45]=&quot;ABI&quot;;0;[Feuille1.E45])" office:value-type="float" office:value="1.625" calcext:value-type="float">
            <text:p>1,625</text:p>
          </table:table-cell>
          <table:table-cell table:style-name="ce14" table:formula="of:=IF([Feuille1.F45]=&quot;ABI&quot;;0;[Feuille1.F45])" office:value-type="float" office:value="1.25" calcext:value-type="float">
            <text:p>1,25</text:p>
          </table:table-cell>
          <table:table-cell table:style-name="ce14" table:formula="of:=IF([Feuille1.G45]=&quot;ABI&quot;;0;[Feuille1.G45])" office:value-type="float" office:value="1" calcext:value-type="float">
            <text:p>1</text:p>
          </table:table-cell>
          <table:table-cell table:style-name="ce4" table:formula="of:=MIN([.C41:.G41])" office:value-type="float" office:value="1" calcext:value-type="float">
            <text:p>1</text:p>
          </table:table-cell>
          <table:table-cell table:style-name="ce4" table:formula="of:=SUM([.C41:.G41])-[.H41]" office:value-type="float" office:value="10.875" calcext:value-type="float">
            <text:p>10,875</text:p>
          </table:table-cell>
        </table:table-row>
        <table:table-row table:style-name="ro5">
          <table:table-cell table:style-name="ce13" table:formula="of:=[Feuille1.A46]" office:value-type="string" office:string-value="21407952" calcext:value-type="string">
            <text:p>21407952</text:p>
          </table:table-cell>
          <table:table-cell table:style-name="ce13" table:formula="of:=[Feuille1.B46]" office:value-type="string" office:string-value="KAKE ABDOULAYE" calcext:value-type="string">
            <text:p>KAKE ABDOULAYE</text:p>
          </table:table-cell>
          <table:table-cell table:style-name="ce14" table:formula="of:=IF([Feuille1.C46]=&quot;ABI&quot;;0;[Feuille1.C46])" office:value-type="float" office:value="5" calcext:value-type="float">
            <text:p>5</text:p>
          </table:table-cell>
          <table:table-cell table:style-name="ce14" table:formula="of:=IF([Feuille1.D46]=&quot;ABI&quot;;0;[Feuille1.D46])" office:value-type="float" office:value="0" calcext:value-type="float">
            <text:p>0</text:p>
          </table:table-cell>
          <table:table-cell table:style-name="ce14" table:formula="of:=IF([Feuille1.E46]=&quot;ABI&quot;;0;[Feuille1.E46])" office:value-type="float" office:value="1.625" calcext:value-type="float">
            <text:p>1,625</text:p>
          </table:table-cell>
          <table:table-cell table:style-name="ce14" table:formula="of:=IF([Feuille1.F46]=&quot;ABI&quot;;0;[Feuille1.F46])" office:value-type="float" office:value="1.25" calcext:value-type="float">
            <text:p>1,25</text:p>
          </table:table-cell>
          <table:table-cell table:style-name="ce14" table:formula="of:=IF([Feuille1.G46]=&quot;ABI&quot;;0;[Feuille1.G46])" office:value-type="float" office:value="1" calcext:value-type="float">
            <text:p>1</text:p>
          </table:table-cell>
          <table:table-cell table:style-name="ce4" table:formula="of:=MIN([.C42:.G42])" office:value-type="float" office:value="0" calcext:value-type="float">
            <text:p>0</text:p>
          </table:table-cell>
          <table:table-cell table:style-name="ce4" table:formula="of:=SUM([.C42:.G42])-[.H42]" office:value-type="float" office:value="8.875" calcext:value-type="float">
            <text:p>8,875</text:p>
          </table:table-cell>
        </table:table-row>
        <table:table-row table:style-name="ro5">
          <table:table-cell table:style-name="ce13" table:formula="of:=[Feuille1.A47]" office:value-type="string" office:string-value="21607254" calcext:value-type="string">
            <text:p>21607254</text:p>
          </table:table-cell>
          <table:table-cell table:style-name="ce13" table:formula="of:=[Feuille1.B47]" office:value-type="string" office:string-value="KONATE MARIAM" calcext:value-type="string">
            <text:p>KONATE MARIAM</text:p>
          </table:table-cell>
          <table:table-cell table:style-name="ce14" table:formula="of:=IF([Feuille1.C47]=&quot;ABI&quot;;0;[Feuille1.C47])" office:value-type="float" office:value="0" calcext:value-type="float">
            <text:p>0</text:p>
          </table:table-cell>
          <table:table-cell table:style-name="ce14" table:formula="of:=IF([Feuille1.D47]=&quot;ABI&quot;;0;[Feuille1.D47])" office:value-type="float" office:value="5" calcext:value-type="float">
            <text:p>5</text:p>
          </table:table-cell>
          <table:table-cell table:style-name="ce14" table:formula="of:=IF([Feuille1.E47]=&quot;ABI&quot;;0;[Feuille1.E47])" office:value-type="float" office:value="5" calcext:value-type="float">
            <text:p>5</text:p>
          </table:table-cell>
          <table:table-cell table:style-name="ce14" table:formula="of:=IF([Feuille1.F47]=&quot;ABI&quot;;0;[Feuille1.F47])" office:value-type="float" office:value="0" calcext:value-type="float">
            <text:p>0</text:p>
          </table:table-cell>
          <table:table-cell table:style-name="ce14" table:formula="of:=IF([Feuille1.G47]=&quot;ABI&quot;;0;[Feuille1.G47])" office:value-type="float" office:value="2" calcext:value-type="float">
            <text:p>2</text:p>
          </table:table-cell>
          <table:table-cell table:style-name="ce4" table:formula="of:=MIN([.C43:.G43])" office:value-type="float" office:value="0" calcext:value-type="float">
            <text:p>0</text:p>
          </table:table-cell>
          <table:table-cell table:style-name="ce4" table:formula="of:=SUM([.C43:.G43])-[.H43]" office:value-type="float" office:value="12" calcext:value-type="float">
            <text:p>12</text:p>
          </table:table-cell>
        </table:table-row>
        <table:table-row table:style-name="ro5">
          <table:table-cell table:style-name="ce13" table:formula="of:=[Feuille1.A48]" office:value-type="string" office:string-value="21404373" calcext:value-type="string">
            <text:p>21404373</text:p>
          </table:table-cell>
          <table:table-cell table:style-name="ce13" table:formula="of:=[Feuille1.B48]" office:value-type="string" office:string-value="LABBE CLEMENT" calcext:value-type="string">
            <text:p>LABBE CLEMENT</text:p>
          </table:table-cell>
          <table:table-cell table:style-name="ce14" table:formula="of:=IF([Feuille1.C48]=&quot;ABI&quot;;0;[Feuille1.C48])" office:value-type="float" office:value="5" calcext:value-type="float">
            <text:p>5</text:p>
          </table:table-cell>
          <table:table-cell table:style-name="ce14" table:formula="of:=IF([Feuille1.D48]=&quot;ABI&quot;;0;[Feuille1.D48])" office:value-type="string" office:string-value="ABJ" calcext:value-type="string">
            <text:p>ABJ</text:p>
          </table:table-cell>
          <table:table-cell table:style-name="ce14" table:formula="of:=IF([Feuille1.E48]=&quot;ABI&quot;;0;[Feuille1.E48])" office:value-type="float" office:value="5" calcext:value-type="float">
            <text:p>5</text:p>
          </table:table-cell>
          <table:table-cell table:style-name="ce14" table:formula="of:=IF([Feuille1.F48]=&quot;ABI&quot;;0;[Feuille1.F48])" office:value-type="float" office:value="2.5" calcext:value-type="float">
            <text:p>2,5</text:p>
          </table:table-cell>
          <table:table-cell table:style-name="ce14" table:formula="of:=IF([Feuille1.G48]=&quot;ABI&quot;;0;[Feuille1.G48])" office:value-type="float" office:value="0" calcext:value-type="float">
            <text:p>0</text:p>
          </table:table-cell>
          <table:table-cell table:style-name="ce4" table:formula="of:=MIN([.C44:.G44])" office:value-type="float" office:value="0" calcext:value-type="float">
            <text:p>0</text:p>
          </table:table-cell>
          <table:table-cell table:style-name="ce7" table:formula="of:=(SUM([.C44:.G44])-[.H44])*4/3" office:value-type="float" office:value="16.6666666666667" calcext:value-type="float">
            <text:p>16,6666666667</text:p>
          </table:table-cell>
        </table:table-row>
        <table:table-row table:style-name="ro5">
          <table:table-cell table:style-name="ce13" table:formula="of:=[Feuille1.A49]" office:value-type="string" office:string-value="21200141" calcext:value-type="string">
            <text:p>21200141</text:p>
          </table:table-cell>
          <table:table-cell table:style-name="ce13" table:formula="of:=[Feuille1.B49]" office:value-type="string" office:string-value="LACAILE CLEMENT" calcext:value-type="string">
            <text:p>LACAILE CLEMENT</text:p>
          </table:table-cell>
          <table:table-cell table:style-name="ce14" table:formula="of:=IF([Feuille1.C49]=&quot;ABI&quot;;0;[Feuille1.C49])" office:value-type="float" office:value="5" calcext:value-type="float">
            <text:p>5</text:p>
          </table:table-cell>
          <table:table-cell table:style-name="ce14" table:formula="of:=IF([Feuille1.D49]=&quot;ABI&quot;;0;[Feuille1.D49])" office:value-type="float" office:value="3" calcext:value-type="float">
            <text:p>3</text:p>
          </table:table-cell>
          <table:table-cell table:style-name="ce14" table:formula="of:=IF([Feuille1.E49]=&quot;ABI&quot;;0;[Feuille1.E49])" office:value-type="float" office:value="5" calcext:value-type="float">
            <text:p>5</text:p>
          </table:table-cell>
          <table:table-cell table:style-name="ce14" table:formula="of:=IF([Feuille1.F49]=&quot;ABI&quot;;0;[Feuille1.F49])" office:value-type="float" office:value="1.25" calcext:value-type="float">
            <text:p>1,25</text:p>
          </table:table-cell>
          <table:table-cell table:style-name="ce14" table:formula="of:=IF([Feuille1.G49]=&quot;ABI&quot;;0;[Feuille1.G49])" office:value-type="float" office:value="0" calcext:value-type="float">
            <text:p>0</text:p>
          </table:table-cell>
          <table:table-cell table:style-name="ce4" table:formula="of:=MIN([.C45:.G45])" office:value-type="float" office:value="0" calcext:value-type="float">
            <text:p>0</text:p>
          </table:table-cell>
          <table:table-cell table:style-name="ce4" table:formula="of:=SUM([.C45:.G45])-[.H45]" office:value-type="float" office:value="14.25" calcext:value-type="float">
            <text:p>14,25</text:p>
          </table:table-cell>
        </table:table-row>
        <table:table-row table:style-name="ro5">
          <table:table-cell table:style-name="ce13" table:formula="of:=[Feuille1.A50]" office:value-type="string" office:string-value="21401398" calcext:value-type="string">
            <text:p>21401398</text:p>
          </table:table-cell>
          <table:table-cell table:style-name="ce13" table:formula="of:=[Feuille1.B50]" office:value-type="string" office:string-value="LAURON PAULINE" calcext:value-type="string">
            <text:p>LAURON PAULINE</text:p>
          </table:table-cell>
          <table:table-cell table:style-name="ce14" table:formula="of:=IF([Feuille1.C50]=&quot;ABI&quot;;0;[Feuille1.C50])" office:value-type="float" office:value="5" calcext:value-type="float">
            <text:p>5</text:p>
          </table:table-cell>
          <table:table-cell table:style-name="ce14" table:formula="of:=IF([Feuille1.D50]=&quot;ABI&quot;;0;[Feuille1.D50])" office:value-type="float" office:value="4" calcext:value-type="float">
            <text:p>4</text:p>
          </table:table-cell>
          <table:table-cell table:style-name="ce14" table:formula="of:=IF([Feuille1.E50]=&quot;ABI&quot;;0;[Feuille1.E50])" office:value-type="float" office:value="0" calcext:value-type="float">
            <text:p>0</text:p>
          </table:table-cell>
          <table:table-cell table:style-name="ce14" table:formula="of:=IF([Feuille1.F50]=&quot;ABI&quot;;0;[Feuille1.F50])" office:value-type="float" office:value="1.25" calcext:value-type="float">
            <text:p>1,25</text:p>
          </table:table-cell>
          <table:table-cell table:style-name="ce14" table:formula="of:=IF([Feuille1.G50]=&quot;ABI&quot;;0;[Feuille1.G50])" office:value-type="float" office:value="0" calcext:value-type="float">
            <text:p>0</text:p>
          </table:table-cell>
          <table:table-cell table:style-name="ce4" table:formula="of:=MIN([.C46:.G46])" office:value-type="float" office:value="0" calcext:value-type="float">
            <text:p>0</text:p>
          </table:table-cell>
          <table:table-cell table:style-name="ce4" table:formula="of:=SUM([.C46:.G46])-[.H46]" office:value-type="float" office:value="10.25" calcext:value-type="float">
            <text:p>10,25</text:p>
          </table:table-cell>
        </table:table-row>
        <table:table-row table:style-name="ro5">
          <table:table-cell table:style-name="ce13" table:formula="of:=[Feuille1.A51]" office:value-type="string" office:string-value="21607889" calcext:value-type="string">
            <text:p>21607889</text:p>
          </table:table-cell>
          <table:table-cell table:style-name="ce13" table:formula="of:=[Feuille1.B51]" office:value-type="string" office:string-value="LAZZARONI RAPHAEL" calcext:value-type="string">
            <text:p>LAZZARONI RAPHAEL</text:p>
          </table:table-cell>
          <table:table-cell table:style-name="ce14" table:formula="of:=IF([Feuille1.C51]=&quot;ABI&quot;;0;[Feuille1.C51])" office:value-type="float" office:value="2.5" calcext:value-type="float">
            <text:p>2,5</text:p>
          </table:table-cell>
          <table:table-cell table:style-name="ce14" table:formula="of:=IF([Feuille1.D51]=&quot;ABI&quot;;0;[Feuille1.D51])" office:value-type="float" office:value="3" calcext:value-type="float">
            <text:p>3</text:p>
          </table:table-cell>
          <table:table-cell table:style-name="ce14" table:formula="of:=IF([Feuille1.E51]=&quot;ABI&quot;;0;[Feuille1.E51])" office:value-type="float" office:value="3.25" calcext:value-type="float">
            <text:p>3,25</text:p>
          </table:table-cell>
          <table:table-cell table:style-name="ce14" table:formula="of:=IF([Feuille1.F51]=&quot;ABI&quot;;0;[Feuille1.F51])" office:value-type="float" office:value="1.25" calcext:value-type="float">
            <text:p>1,25</text:p>
          </table:table-cell>
          <table:table-cell table:style-name="ce14" table:formula="of:=IF([Feuille1.G51]=&quot;ABI&quot;;0;[Feuille1.G51])" office:value-type="float" office:value="0" calcext:value-type="float">
            <text:p>0</text:p>
          </table:table-cell>
          <table:table-cell table:style-name="ce4" table:formula="of:=MIN([.C47:.G47])" office:value-type="float" office:value="0" calcext:value-type="float">
            <text:p>0</text:p>
          </table:table-cell>
          <table:table-cell table:style-name="ce4" table:formula="of:=SUM([.C47:.G47])-[.H47]" office:value-type="float" office:value="10" calcext:value-type="float">
            <text:p>10</text:p>
          </table:table-cell>
        </table:table-row>
        <table:table-row table:style-name="ro5">
          <table:table-cell table:style-name="ce13" table:formula="of:=[Feuille1.A52]" office:value-type="string" office:string-value="21607453" calcext:value-type="string">
            <text:p>21607453</text:p>
          </table:table-cell>
          <table:table-cell table:style-name="ce13" table:formula="of:=[Feuille1.B52]" office:value-type="string" office:string-value="LE THAI BINH DORIAN" calcext:value-type="string">
            <text:p>LE THAI BINH DORIAN</text:p>
          </table:table-cell>
          <table:table-cell table:style-name="ce14" table:formula="of:=IF([Feuille1.C52]=&quot;ABI&quot;;0;[Feuille1.C52])" office:value-type="float" office:value="5" calcext:value-type="float">
            <text:p>5</text:p>
          </table:table-cell>
          <table:table-cell table:style-name="ce14" table:formula="of:=IF([Feuille1.D52]=&quot;ABI&quot;;0;[Feuille1.D52])" office:value-type="float" office:value="3" calcext:value-type="float">
            <text:p>3</text:p>
          </table:table-cell>
          <table:table-cell table:style-name="ce14" table:formula="of:=IF([Feuille1.E52]=&quot;ABI&quot;;0;[Feuille1.E52])" office:value-type="float" office:value="5" calcext:value-type="float">
            <text:p>5</text:p>
          </table:table-cell>
          <table:table-cell table:style-name="ce14" table:formula="of:=IF([Feuille1.F52]=&quot;ABI&quot;;0;[Feuille1.F52])" office:value-type="float" office:value="1.25" calcext:value-type="float">
            <text:p>1,25</text:p>
          </table:table-cell>
          <table:table-cell table:style-name="ce14" table:formula="of:=IF([Feuille1.G52]=&quot;ABI&quot;;0;[Feuille1.G52])" office:value-type="float" office:value="2" calcext:value-type="float">
            <text:p>2</text:p>
          </table:table-cell>
          <table:table-cell table:style-name="ce4" table:formula="of:=MIN([.C48:.G48])" office:value-type="float" office:value="1.25" calcext:value-type="float">
            <text:p>1,25</text:p>
          </table:table-cell>
          <table:table-cell table:style-name="ce4" table:formula="of:=SUM([.C48:.G48])-[.H48]" office:value-type="float" office:value="15" calcext:value-type="float">
            <text:p>15</text:p>
          </table:table-cell>
        </table:table-row>
        <table:table-row table:style-name="ro5">
          <table:table-cell table:style-name="ce13" table:formula="of:=[Feuille1.A53]" office:value-type="string" office:string-value="21607869" calcext:value-type="string">
            <text:p>21607869</text:p>
          </table:table-cell>
          <table:table-cell table:style-name="ce13" table:formula="of:=[Feuille1.B53]" office:value-type="string" office:string-value="LECOUVREUR VALENTIN" calcext:value-type="string">
            <text:p>LECOUVREUR VALENTIN</text:p>
          </table:table-cell>
          <table:table-cell table:style-name="ce14" table:formula="of:=IF([Feuille1.C53]=&quot;ABI&quot;;0;[Feuille1.C53])" office:value-type="float" office:value="5" calcext:value-type="float">
            <text:p>5</text:p>
          </table:table-cell>
          <table:table-cell table:style-name="ce14" table:formula="of:=IF([Feuille1.D53]=&quot;ABI&quot;;0;[Feuille1.D53])" office:value-type="float" office:value="4.5" calcext:value-type="float">
            <text:p>4,5</text:p>
          </table:table-cell>
          <table:table-cell table:style-name="ce14" table:formula="of:=IF([Feuille1.E53]=&quot;ABI&quot;;0;[Feuille1.E53])" office:value-type="float" office:value="3.25" calcext:value-type="float">
            <text:p>3,25</text:p>
          </table:table-cell>
          <table:table-cell table:style-name="ce14" table:formula="of:=IF([Feuille1.F53]=&quot;ABI&quot;;0;[Feuille1.F53])" office:value-type="float" office:value="1.25" calcext:value-type="float">
            <text:p>1,25</text:p>
          </table:table-cell>
          <table:table-cell table:style-name="ce14" table:formula="of:=IF([Feuille1.G53]=&quot;ABI&quot;;0;[Feuille1.G53])" office:value-type="float" office:value="0" calcext:value-type="float">
            <text:p>0</text:p>
          </table:table-cell>
          <table:table-cell table:style-name="ce4" table:formula="of:=MIN([.C49:.G49])" office:value-type="float" office:value="0" calcext:value-type="float">
            <text:p>0</text:p>
          </table:table-cell>
          <table:table-cell table:style-name="ce4" table:formula="of:=SUM([.C49:.G49])-[.H49]" office:value-type="float" office:value="14" calcext:value-type="float">
            <text:p>14</text:p>
          </table:table-cell>
        </table:table-row>
        <table:table-row table:style-name="ro5">
          <table:table-cell table:style-name="ce13" table:formula="of:=[Feuille1.A54]" office:value-type="string" office:string-value="21404353" calcext:value-type="string">
            <text:p>21404353</text:p>
          </table:table-cell>
          <table:table-cell table:style-name="ce13" table:formula="of:=[Feuille1.B54]" office:value-type="string" office:string-value="LEGRAND LEO" calcext:value-type="string">
            <text:p>LEGRAND LEO</text:p>
          </table:table-cell>
          <table:table-cell table:style-name="ce14" table:formula="of:=IF([Feuille1.C54]=&quot;ABI&quot;;0;[Feuille1.C54])" office:value-type="float" office:value="3.75" calcext:value-type="float">
            <text:p>3,75</text:p>
          </table:table-cell>
          <table:table-cell table:style-name="ce14" table:formula="of:=IF([Feuille1.D54]=&quot;ABI&quot;;0;[Feuille1.D54])" office:value-type="float" office:value="3" calcext:value-type="float">
            <text:p>3</text:p>
          </table:table-cell>
          <table:table-cell table:style-name="ce14" table:formula="of:=IF([Feuille1.E54]=&quot;ABI&quot;;0;[Feuille1.E54])" office:value-type="float" office:value="1.625" calcext:value-type="float">
            <text:p>1,625</text:p>
          </table:table-cell>
          <table:table-cell table:style-name="ce14" table:formula="of:=IF([Feuille1.F54]=&quot;ABI&quot;;0;[Feuille1.F54])" office:value-type="float" office:value="1.25" calcext:value-type="float">
            <text:p>1,25</text:p>
          </table:table-cell>
          <table:table-cell table:style-name="ce14" table:formula="of:=IF([Feuille1.G54]=&quot;ABI&quot;;0;[Feuille1.G54])" office:value-type="float" office:value="0" calcext:value-type="float">
            <text:p>0</text:p>
          </table:table-cell>
          <table:table-cell table:style-name="ce4" table:formula="of:=MIN([.C50:.G50])" office:value-type="float" office:value="0" calcext:value-type="float">
            <text:p>0</text:p>
          </table:table-cell>
          <table:table-cell table:style-name="ce4" table:formula="of:=SUM([.C50:.G50])-[.H50]" office:value-type="float" office:value="9.625" calcext:value-type="float">
            <text:p>9,625</text:p>
          </table:table-cell>
        </table:table-row>
        <table:table-row table:style-name="ro5">
          <table:table-cell table:style-name="ce13" table:formula="of:=[Feuille1.A55]" office:value-type="string" office:string-value="21607765" calcext:value-type="string">
            <text:p>21607765</text:p>
          </table:table-cell>
          <table:table-cell table:style-name="ce13" table:formula="of:=[Feuille1.B55]" office:value-type="string" office:string-value="LEPILLER RAPHAEL" calcext:value-type="string">
            <text:p>LEPILLER RAPHAEL</text:p>
          </table:table-cell>
          <table:table-cell table:style-name="ce14" table:formula="of:=IF([Feuille1.C55]=&quot;ABI&quot;;0;[Feuille1.C55])" office:value-type="float" office:value="0" calcext:value-type="float">
            <text:p>0</text:p>
          </table:table-cell>
          <table:table-cell table:style-name="ce14" table:formula="of:=IF([Feuille1.D55]=&quot;ABI&quot;;0;[Feuille1.D55])" office:value-type="float" office:value="0" calcext:value-type="float">
            <text:p>0</text:p>
          </table:table-cell>
          <table:table-cell table:style-name="ce14" table:formula="of:=IF([Feuille1.E55]=&quot;ABI&quot;;0;[Feuille1.E55])" office:value-type="float" office:value="1.625" calcext:value-type="float">
            <text:p>1,625</text:p>
          </table:table-cell>
          <table:table-cell table:style-name="ce14" table:formula="of:=IF([Feuille1.F55]=&quot;ABI&quot;;0;[Feuille1.F55])" office:value-type="float" office:value="0" calcext:value-type="float">
            <text:p>0</text:p>
          </table:table-cell>
          <table:table-cell table:style-name="ce14" table:formula="of:=IF([Feuille1.G55]=&quot;ABI&quot;;0;[Feuille1.G55])" office:value-type="float" office:value="0" calcext:value-type="float">
            <text:p>0</text:p>
          </table:table-cell>
          <table:table-cell table:style-name="ce4" table:formula="of:=MIN([.C51:.G51])" office:value-type="float" office:value="0" calcext:value-type="float">
            <text:p>0</text:p>
          </table:table-cell>
          <table:table-cell table:style-name="ce4" table:formula="of:=SUM([.C51:.G51])-[.H51]" office:value-type="float" office:value="1.625" calcext:value-type="float">
            <text:p>1,625</text:p>
          </table:table-cell>
        </table:table-row>
        <table:table-row table:style-name="ro5">
          <table:table-cell table:style-name="ce13" table:formula="of:=[Feuille1.A56]" office:value-type="string" office:string-value="21607364" calcext:value-type="string">
            <text:p>21607364</text:p>
          </table:table-cell>
          <table:table-cell table:style-name="ce13" table:formula="of:=[Feuille1.B56]" office:value-type="string" office:string-value="LIUZZI VINCENT" calcext:value-type="string">
            <text:p>LIUZZI VINCENT</text:p>
          </table:table-cell>
          <table:table-cell table:style-name="ce14" table:formula="of:=IF([Feuille1.C56]=&quot;ABI&quot;;0;[Feuille1.C56])" office:value-type="float" office:value="5" calcext:value-type="float">
            <text:p>5</text:p>
          </table:table-cell>
          <table:table-cell table:style-name="ce14" table:formula="of:=IF([Feuille1.D56]=&quot;ABI&quot;;0;[Feuille1.D56])" office:value-type="float" office:value="4" calcext:value-type="float">
            <text:p>4</text:p>
          </table:table-cell>
          <table:table-cell table:style-name="ce14" table:formula="of:=IF([Feuille1.E56]=&quot;ABI&quot;;0;[Feuille1.E56])" office:value-type="float" office:value="5" calcext:value-type="float">
            <text:p>5</text:p>
          </table:table-cell>
          <table:table-cell table:style-name="ce14" table:formula="of:=IF([Feuille1.F56]=&quot;ABI&quot;;0;[Feuille1.F56])" office:value-type="float" office:value="1.25" calcext:value-type="float">
            <text:p>1,25</text:p>
          </table:table-cell>
          <table:table-cell table:style-name="ce14" table:formula="of:=IF([Feuille1.G56]=&quot;ABI&quot;;0;[Feuille1.G56])" office:value-type="float" office:value="0" calcext:value-type="float">
            <text:p>0</text:p>
          </table:table-cell>
          <table:table-cell table:style-name="ce4" table:formula="of:=MIN([.C52:.G52])" office:value-type="float" office:value="0" calcext:value-type="float">
            <text:p>0</text:p>
          </table:table-cell>
          <table:table-cell table:style-name="ce4" table:formula="of:=SUM([.C52:.G52])-[.H52]" office:value-type="float" office:value="15.25" calcext:value-type="float">
            <text:p>15,25</text:p>
          </table:table-cell>
        </table:table-row>
        <table:table-row table:style-name="ro5">
          <table:table-cell table:style-name="ce13" table:formula="of:=[Feuille1.A57]" office:value-type="string" office:string-value="21607626" calcext:value-type="string">
            <text:p>21607626</text:p>
          </table:table-cell>
          <table:table-cell table:style-name="ce13" table:formula="of:=[Feuille1.B57]" office:value-type="string" office:string-value="LUCIANI AURELE" calcext:value-type="string">
            <text:p>LUCIANI AURELE</text:p>
          </table:table-cell>
          <table:table-cell table:style-name="ce14" table:formula="of:=IF([Feuille1.C57]=&quot;ABI&quot;;0;[Feuille1.C57])" office:value-type="float" office:value="0" calcext:value-type="float">
            <text:p>0</text:p>
          </table:table-cell>
          <table:table-cell table:style-name="ce14" table:formula="of:=IF([Feuille1.D57]=&quot;ABI&quot;;0;[Feuille1.D57])" office:value-type="float" office:value="2.5" calcext:value-type="float">
            <text:p>2,5</text:p>
          </table:table-cell>
          <table:table-cell table:style-name="ce14" table:formula="of:=IF([Feuille1.E57]=&quot;ABI&quot;;0;[Feuille1.E57])" office:value-type="float" office:value="0" calcext:value-type="float">
            <text:p>0</text:p>
          </table:table-cell>
          <table:table-cell table:style-name="ce14" table:formula="of:=IF([Feuille1.F57]=&quot;ABI&quot;;0;[Feuille1.F57])" office:value-type="float" office:value="0" calcext:value-type="float">
            <text:p>0</text:p>
          </table:table-cell>
          <table:table-cell table:style-name="ce14" table:formula="of:=IF([Feuille1.G57]=&quot;ABI&quot;;0;[Feuille1.G57])" office:value-type="float" office:value="0" calcext:value-type="float">
            <text:p>0</text:p>
          </table:table-cell>
          <table:table-cell table:style-name="ce4" table:formula="of:=MIN([.C53:.G53])" office:value-type="float" office:value="0" calcext:value-type="float">
            <text:p>0</text:p>
          </table:table-cell>
          <table:table-cell table:style-name="ce4" table:formula="of:=SUM([.C53:.G53])-[.H53]" office:value-type="float" office:value="2.5" calcext:value-type="float">
            <text:p>2,5</text:p>
          </table:table-cell>
        </table:table-row>
        <table:table-row table:style-name="ro5">
          <table:table-cell table:style-name="ce13" table:formula="of:=[Feuille1.A58]" office:value-type="string" office:string-value="21607739" calcext:value-type="string">
            <text:p>21607739</text:p>
          </table:table-cell>
          <table:table-cell table:style-name="ce13" table:formula="of:=[Feuille1.B58]" office:value-type="string" office:string-value="MAESTRACCI DAMIEN" calcext:value-type="string">
            <text:p>MAESTRACCI DAMIEN</text:p>
          </table:table-cell>
          <table:table-cell table:style-name="ce14" table:formula="of:=IF([Feuille1.C58]=&quot;ABI&quot;;0;[Feuille1.C58])" office:value-type="float" office:value="2.5" calcext:value-type="float">
            <text:p>2,5</text:p>
          </table:table-cell>
          <table:table-cell table:style-name="ce14" table:formula="of:=IF([Feuille1.D58]=&quot;ABI&quot;;0;[Feuille1.D58])" office:value-type="float" office:value="4" calcext:value-type="float">
            <text:p>4</text:p>
          </table:table-cell>
          <table:table-cell table:style-name="ce14" table:formula="of:=IF([Feuille1.E58]=&quot;ABI&quot;;0;[Feuille1.E58])" office:value-type="float" office:value="3.25" calcext:value-type="float">
            <text:p>3,25</text:p>
          </table:table-cell>
          <table:table-cell table:style-name="ce14" table:formula="of:=IF([Feuille1.F58]=&quot;ABI&quot;;0;[Feuille1.F58])" office:value-type="float" office:value="1.25" calcext:value-type="float">
            <text:p>1,25</text:p>
          </table:table-cell>
          <table:table-cell table:style-name="ce14" table:formula="of:=IF([Feuille1.G58]=&quot;ABI&quot;;0;[Feuille1.G58])" office:value-type="float" office:value="1" calcext:value-type="float">
            <text:p>1</text:p>
          </table:table-cell>
          <table:table-cell table:style-name="ce4" table:formula="of:=MIN([.C54:.G54])" office:value-type="float" office:value="1" calcext:value-type="float">
            <text:p>1</text:p>
          </table:table-cell>
          <table:table-cell table:style-name="ce4" table:formula="of:=SUM([.C54:.G54])-[.H54]" office:value-type="float" office:value="11" calcext:value-type="float">
            <text:p>11</text:p>
          </table:table-cell>
        </table:table-row>
        <table:table-row table:style-name="ro5">
          <table:table-cell table:style-name="ce13" table:formula="of:=[Feuille1.A59]" office:value-type="string" office:string-value="21401903" calcext:value-type="string">
            <text:p>21401903</text:p>
          </table:table-cell>
          <table:table-cell table:style-name="ce13" table:formula="of:=[Feuille1.B59]" office:value-type="string" office:string-value="MARCO GREGOIRE" calcext:value-type="string">
            <text:p>MARCO GREGOIRE</text:p>
          </table:table-cell>
          <table:table-cell table:style-name="ce14" table:formula="of:=IF([Feuille1.C59]=&quot;ABI&quot;;0;[Feuille1.C59])" office:value-type="float" office:value="5" calcext:value-type="float">
            <text:p>5</text:p>
          </table:table-cell>
          <table:table-cell table:style-name="ce14" table:formula="of:=IF([Feuille1.D59]=&quot;ABI&quot;;0;[Feuille1.D59])" office:value-type="float" office:value="3" calcext:value-type="float">
            <text:p>3</text:p>
          </table:table-cell>
          <table:table-cell table:style-name="ce14" table:formula="of:=IF([Feuille1.E59]=&quot;ABI&quot;;0;[Feuille1.E59])" office:value-type="float" office:value="3.25" calcext:value-type="float">
            <text:p>3,25</text:p>
          </table:table-cell>
          <table:table-cell table:style-name="ce14" table:formula="of:=IF([Feuille1.F59]=&quot;ABI&quot;;0;[Feuille1.F59])" office:value-type="float" office:value="1.25" calcext:value-type="float">
            <text:p>1,25</text:p>
          </table:table-cell>
          <table:table-cell table:style-name="ce14" table:formula="of:=IF([Feuille1.G59]=&quot;ABI&quot;;0;[Feuille1.G59])" office:value-type="float" office:value="1" calcext:value-type="float">
            <text:p>1</text:p>
          </table:table-cell>
          <table:table-cell table:style-name="ce4" table:formula="of:=MIN([.C55:.G55])" office:value-type="float" office:value="1" calcext:value-type="float">
            <text:p>1</text:p>
          </table:table-cell>
          <table:table-cell table:style-name="ce4" table:formula="of:=SUM([.C55:.G55])-[.H55]" office:value-type="float" office:value="12.5" calcext:value-type="float">
            <text:p>12,5</text:p>
          </table:table-cell>
        </table:table-row>
        <table:table-row table:style-name="ro5">
          <table:table-cell table:style-name="ce13" table:formula="of:=[Feuille1.A60]" office:value-type="string" office:string-value="21403864" calcext:value-type="string">
            <text:p>21403864</text:p>
          </table:table-cell>
          <table:table-cell table:style-name="ce13" table:formula="of:=[Feuille1.B60]" office:value-type="string" office:string-value="MARECHAL ROBIN" calcext:value-type="string">
            <text:p>MARECHAL ROBIN</text:p>
          </table:table-cell>
          <table:table-cell table:style-name="ce14" table:formula="of:=IF([Feuille1.C60]=&quot;ABI&quot;;0;[Feuille1.C60])" office:value-type="float" office:value="5" calcext:value-type="float">
            <text:p>5</text:p>
          </table:table-cell>
          <table:table-cell table:style-name="ce14" table:formula="of:=IF([Feuille1.D60]=&quot;ABI&quot;;0;[Feuille1.D60])" office:value-type="float" office:value="0" calcext:value-type="float">
            <text:p>0</text:p>
          </table:table-cell>
          <table:table-cell table:style-name="ce14" table:formula="of:=IF([Feuille1.E60]=&quot;ABI&quot;;0;[Feuille1.E60])" office:value-type="float" office:value="3.25" calcext:value-type="float">
            <text:p>3,25</text:p>
          </table:table-cell>
          <table:table-cell table:style-name="ce14" table:formula="of:=IF([Feuille1.F60]=&quot;ABI&quot;;0;[Feuille1.F60])" office:value-type="float" office:value="0" calcext:value-type="float">
            <text:p>0</text:p>
          </table:table-cell>
          <table:table-cell table:style-name="ce14" table:formula="of:=IF([Feuille1.G60]=&quot;ABI&quot;;0;[Feuille1.G60])" office:value-type="float" office:value="1" calcext:value-type="float">
            <text:p>1</text:p>
          </table:table-cell>
          <table:table-cell table:style-name="ce4" table:formula="of:=MIN([.C56:.G56])" office:value-type="float" office:value="0" calcext:value-type="float">
            <text:p>0</text:p>
          </table:table-cell>
          <table:table-cell table:style-name="ce4" table:formula="of:=SUM([.C56:.G56])-[.H56]" office:value-type="float" office:value="9.25" calcext:value-type="float">
            <text:p>9,25</text:p>
          </table:table-cell>
        </table:table-row>
        <table:table-row table:style-name="ro5">
          <table:table-cell table:style-name="ce13" table:formula="of:=[Feuille1.A61]" office:value-type="string" office:string-value="21302471" calcext:value-type="string">
            <text:p>21302471</text:p>
          </table:table-cell>
          <table:table-cell table:style-name="ce13" table:formula="of:=[Feuille1.B61]" office:value-type="string" office:string-value="MOUTAS RIBEIRO CATARINA" calcext:value-type="string">
            <text:p>MOUTAS RIBEIRO CATARINA</text:p>
          </table:table-cell>
          <table:table-cell table:style-name="ce14" table:formula="of:=IF([Feuille1.C61]=&quot;ABI&quot;;0;[Feuille1.C61])" office:value-type="float" office:value="0" calcext:value-type="float">
            <text:p>0</text:p>
          </table:table-cell>
          <table:table-cell table:style-name="ce14" table:formula="of:=IF([Feuille1.D61]=&quot;ABI&quot;;0;[Feuille1.D61])" office:value-type="float" office:value="2.5" calcext:value-type="float">
            <text:p>2,5</text:p>
          </table:table-cell>
          <table:table-cell table:style-name="ce14" table:formula="of:=IF([Feuille1.E61]=&quot;ABI&quot;;0;[Feuille1.E61])" office:value-type="float" office:value="0" calcext:value-type="float">
            <text:p>0</text:p>
          </table:table-cell>
          <table:table-cell table:style-name="ce14" table:formula="of:=IF([Feuille1.F61]=&quot;ABI&quot;;0;[Feuille1.F61])" office:value-type="float" office:value="0" calcext:value-type="float">
            <text:p>0</text:p>
          </table:table-cell>
          <table:table-cell table:style-name="ce14" table:formula="of:=IF([Feuille1.G61]=&quot;ABI&quot;;0;[Feuille1.G61])" office:value-type="float" office:value="0" calcext:value-type="float">
            <text:p>0</text:p>
          </table:table-cell>
          <table:table-cell table:style-name="ce4" table:formula="of:=MIN([.C57:.G57])" office:value-type="float" office:value="0" calcext:value-type="float">
            <text:p>0</text:p>
          </table:table-cell>
          <table:table-cell table:style-name="ce4" table:formula="of:=SUM([.C57:.G57])-[.H57]" office:value-type="float" office:value="2.5" calcext:value-type="float">
            <text:p>2,5</text:p>
          </table:table-cell>
        </table:table-row>
        <table:table-row table:style-name="ro5">
          <table:table-cell table:style-name="ce13" table:formula="of:=[Feuille1.A62]" office:value-type="string" office:string-value="21405857" calcext:value-type="string">
            <text:p>21405857</text:p>
          </table:table-cell>
          <table:table-cell table:style-name="ce13" table:formula="of:=[Feuille1.B62]" office:value-type="string" office:string-value="NGATIMO MICHEL OREL" calcext:value-type="string">
            <text:p>NGATIMO MICHEL OREL</text:p>
          </table:table-cell>
          <table:table-cell table:style-name="ce14" table:formula="of:=IF([Feuille1.C62]=&quot;ABI&quot;;0;[Feuille1.C62])" office:value-type="float" office:value="0" calcext:value-type="float">
            <text:p>0</text:p>
          </table:table-cell>
          <table:table-cell table:style-name="ce14" table:formula="of:=IF([Feuille1.D62]=&quot;ABI&quot;;0;[Feuille1.D62])" office:value-type="float" office:value="4.5" calcext:value-type="float">
            <text:p>4,5</text:p>
          </table:table-cell>
          <table:table-cell table:style-name="ce14" table:formula="of:=IF([Feuille1.E62]=&quot;ABI&quot;;0;[Feuille1.E62])" office:value-type="float" office:value="3.25" calcext:value-type="float">
            <text:p>3,25</text:p>
          </table:table-cell>
          <table:table-cell table:style-name="ce14" table:formula="of:=IF([Feuille1.F62]=&quot;ABI&quot;;0;[Feuille1.F62])" office:value-type="float" office:value="1.25" calcext:value-type="float">
            <text:p>1,25</text:p>
          </table:table-cell>
          <table:table-cell table:style-name="ce14" table:formula="of:=IF([Feuille1.G62]=&quot;ABI&quot;;0;[Feuille1.G62])" office:value-type="float" office:value="1" calcext:value-type="float">
            <text:p>1</text:p>
          </table:table-cell>
          <table:table-cell table:style-name="ce4" table:formula="of:=MIN([.C58:.G58])" office:value-type="float" office:value="0" calcext:value-type="float">
            <text:p>0</text:p>
          </table:table-cell>
          <table:table-cell table:style-name="ce4" table:formula="of:=SUM([.C58:.G58])-[.H58]" office:value-type="float" office:value="10" calcext:value-type="float">
            <text:p>10</text:p>
          </table:table-cell>
        </table:table-row>
        <table:table-row table:style-name="ro5">
          <table:table-cell table:style-name="ce13" table:formula="of:=[Feuille1.A63]" office:value-type="string" office:string-value="21607329" calcext:value-type="string">
            <text:p>21607329</text:p>
          </table:table-cell>
          <table:table-cell table:style-name="ce13" table:formula="of:=[Feuille1.B63]" office:value-type="string" office:string-value="PELTIER XAVIER" calcext:value-type="string">
            <text:p>PELTIER XAVIER</text:p>
          </table:table-cell>
          <table:table-cell table:style-name="ce14" table:formula="of:=IF([Feuille1.C63]=&quot;ABI&quot;;0;[Feuille1.C63])" office:value-type="float" office:value="2.5" calcext:value-type="float">
            <text:p>2,5</text:p>
          </table:table-cell>
          <table:table-cell table:style-name="ce14" table:formula="of:=IF([Feuille1.D63]=&quot;ABI&quot;;0;[Feuille1.D63])" office:value-type="float" office:value="5" calcext:value-type="float">
            <text:p>5</text:p>
          </table:table-cell>
          <table:table-cell table:style-name="ce14" table:formula="of:=IF([Feuille1.E63]=&quot;ABI&quot;;0;[Feuille1.E63])" office:value-type="float" office:value="3.25" calcext:value-type="float">
            <text:p>3,25</text:p>
          </table:table-cell>
          <table:table-cell table:style-name="ce14" table:formula="of:=IF([Feuille1.F63]=&quot;ABI&quot;;0;[Feuille1.F63])" office:value-type="float" office:value="1.25" calcext:value-type="float">
            <text:p>1,25</text:p>
          </table:table-cell>
          <table:table-cell table:style-name="ce14" table:formula="of:=IF([Feuille1.G63]=&quot;ABI&quot;;0;[Feuille1.G63])" office:value-type="float" office:value="3" calcext:value-type="float">
            <text:p>3</text:p>
          </table:table-cell>
          <table:table-cell table:style-name="ce4" table:formula="of:=MIN([.C59:.G59])" office:value-type="float" office:value="1.25" calcext:value-type="float">
            <text:p>1,25</text:p>
          </table:table-cell>
          <table:table-cell table:style-name="ce4" table:formula="of:=SUM([.C59:.G59])-[.H59]" office:value-type="float" office:value="13.75" calcext:value-type="float">
            <text:p>13,75</text:p>
          </table:table-cell>
        </table:table-row>
        <table:table-row table:style-name="ro5">
          <table:table-cell table:style-name="ce13" table:formula="of:=[Feuille1.A64]" office:value-type="string" office:string-value="21403264" calcext:value-type="string">
            <text:p>21403264</text:p>
          </table:table-cell>
          <table:table-cell table:style-name="ce13" table:formula="of:=[Feuille1.B64]" office:value-type="string" office:string-value="PEREZ AMELIE" calcext:value-type="string">
            <text:p>PEREZ AMELIE</text:p>
          </table:table-cell>
          <table:table-cell table:style-name="ce14" table:formula="of:=IF([Feuille1.C64]=&quot;ABI&quot;;0;[Feuille1.C64])" office:value-type="float" office:value="5" calcext:value-type="float">
            <text:p>5</text:p>
          </table:table-cell>
          <table:table-cell table:style-name="ce14" table:formula="of:=IF([Feuille1.D64]=&quot;ABI&quot;;0;[Feuille1.D64])" office:value-type="float" office:value="2.5" calcext:value-type="float">
            <text:p>2,5</text:p>
          </table:table-cell>
          <table:table-cell table:style-name="ce14" table:formula="of:=IF([Feuille1.E64]=&quot;ABI&quot;;0;[Feuille1.E64])" office:value-type="float" office:value="1.625" calcext:value-type="float">
            <text:p>1,625</text:p>
          </table:table-cell>
          <table:table-cell table:style-name="ce14" table:formula="of:=IF([Feuille1.F64]=&quot;ABI&quot;;0;[Feuille1.F64])" office:value-type="float" office:value="1.25" calcext:value-type="float">
            <text:p>1,25</text:p>
          </table:table-cell>
          <table:table-cell table:style-name="ce14" table:formula="of:=IF([Feuille1.G64]=&quot;ABI&quot;;0;[Feuille1.G64])" office:value-type="float" office:value="0" calcext:value-type="float">
            <text:p>0</text:p>
          </table:table-cell>
          <table:table-cell table:style-name="ce4" table:formula="of:=MIN([.C60:.G60])" office:value-type="float" office:value="0" calcext:value-type="float">
            <text:p>0</text:p>
          </table:table-cell>
          <table:table-cell table:style-name="ce4" table:formula="of:=SUM([.C60:.G60])-[.H60]" office:value-type="float" office:value="10.375" calcext:value-type="float">
            <text:p>10,375</text:p>
          </table:table-cell>
        </table:table-row>
        <table:table-row table:style-name="ro5">
          <table:table-cell table:style-name="ce13" table:formula="of:=[Feuille1.A65]" office:value-type="string" office:string-value="21506969" calcext:value-type="string">
            <text:p>21506969</text:p>
          </table:table-cell>
          <table:table-cell table:style-name="ce13" table:formula="of:=[Feuille1.B65]" office:value-type="string" office:string-value="PONCEAU NATHANAEL" calcext:value-type="string">
            <text:p>PONCEAU NATHANAEL</text:p>
          </table:table-cell>
          <table:table-cell table:style-name="ce14" table:formula="of:=IF([Feuille1.C65]=&quot;ABI&quot;;0;[Feuille1.C65])" office:value-type="float" office:value="0" calcext:value-type="float">
            <text:p>0</text:p>
          </table:table-cell>
          <table:table-cell table:style-name="ce14" table:formula="of:=IF([Feuille1.D65]=&quot;ABI&quot;;0;[Feuille1.D65])" office:value-type="float" office:value="0" calcext:value-type="float">
            <text:p>0</text:p>
          </table:table-cell>
          <table:table-cell table:style-name="ce14" table:formula="of:=IF([Feuille1.E65]=&quot;ABI&quot;;0;[Feuille1.E65])" office:value-type="float" office:value="0" calcext:value-type="float">
            <text:p>0</text:p>
          </table:table-cell>
          <table:table-cell table:style-name="ce14" table:formula="of:=IF([Feuille1.F65]=&quot;ABI&quot;;0;[Feuille1.F65])" office:value-type="float" office:value="0" calcext:value-type="float">
            <text:p>0</text:p>
          </table:table-cell>
          <table:table-cell table:style-name="ce14" table:formula="of:=IF([Feuille1.G65]=&quot;ABI&quot;;0;[Feuille1.G65])" office:value-type="float" office:value="0" calcext:value-type="float">
            <text:p>0</text:p>
          </table:table-cell>
          <table:table-cell table:style-name="ce4" table:formula="of:=MIN([.C61:.G61])" office:value-type="float" office:value="0" calcext:value-type="float">
            <text:p>0</text:p>
          </table:table-cell>
          <table:table-cell table:style-name="ce4" table:formula="of:=SUM([.C61:.G61])-[.H61]" office:value-type="float" office:value="0" calcext:value-type="float">
            <text:p>0</text:p>
          </table:table-cell>
        </table:table-row>
        <table:table-row table:style-name="ro5">
          <table:table-cell table:style-name="ce13" table:formula="of:=[Feuille1.A66]" office:value-type="string" office:string-value="21607468" calcext:value-type="string">
            <text:p>21607468</text:p>
          </table:table-cell>
          <table:table-cell table:style-name="ce13" table:formula="of:=[Feuille1.B66]" office:value-type="string" office:string-value="POUVREAU BENJAMIN" calcext:value-type="string">
            <text:p>POUVREAU BENJAMIN</text:p>
          </table:table-cell>
          <table:table-cell table:style-name="ce14" table:formula="of:=IF([Feuille1.C66]=&quot;ABI&quot;;0;[Feuille1.C66])" office:value-type="float" office:value="3.75" calcext:value-type="float">
            <text:p>3,75</text:p>
          </table:table-cell>
          <table:table-cell table:style-name="ce14" table:formula="of:=IF([Feuille1.D66]=&quot;ABI&quot;;0;[Feuille1.D66])" office:value-type="float" office:value="5" calcext:value-type="float">
            <text:p>5</text:p>
          </table:table-cell>
          <table:table-cell table:style-name="ce14" table:formula="of:=IF([Feuille1.E66]=&quot;ABI&quot;;0;[Feuille1.E66])" office:value-type="float" office:value="1.625" calcext:value-type="float">
            <text:p>1,625</text:p>
          </table:table-cell>
          <table:table-cell table:style-name="ce14" table:formula="of:=IF([Feuille1.F66]=&quot;ABI&quot;;0;[Feuille1.F66])" office:value-type="float" office:value="5" calcext:value-type="float">
            <text:p>5</text:p>
          </table:table-cell>
          <table:table-cell table:style-name="ce14" table:formula="of:=IF([Feuille1.G66]=&quot;ABI&quot;;0;[Feuille1.G66])" office:value-type="float" office:value="4" calcext:value-type="float">
            <text:p>4</text:p>
          </table:table-cell>
          <table:table-cell table:style-name="ce4" table:formula="of:=MIN([.C62:.G62])" office:value-type="float" office:value="1.625" calcext:value-type="float">
            <text:p>1,625</text:p>
          </table:table-cell>
          <table:table-cell table:style-name="ce4" table:formula="of:=SUM([.C62:.G62])-[.H62]" office:value-type="float" office:value="17.75" calcext:value-type="float">
            <text:p>17,75</text:p>
          </table:table-cell>
        </table:table-row>
        <table:table-row table:style-name="ro5">
          <table:table-cell table:style-name="ce13" table:formula="of:=[Feuille1.A67]" office:value-type="string" office:string-value="21607565" calcext:value-type="string">
            <text:p>21607565</text:p>
          </table:table-cell>
          <table:table-cell table:style-name="ce13" table:formula="of:=[Feuille1.B67]" office:value-type="string" office:string-value="RAMACH AYMANE" calcext:value-type="string">
            <text:p>RAMACH AYMANE</text:p>
          </table:table-cell>
          <table:table-cell table:style-name="ce14" table:formula="of:=IF([Feuille1.C67]=&quot;ABI&quot;;0;[Feuille1.C67])" office:value-type="float" office:value="2.5" calcext:value-type="float">
            <text:p>2,5</text:p>
          </table:table-cell>
          <table:table-cell table:style-name="ce14" table:formula="of:=IF([Feuille1.D67]=&quot;ABI&quot;;0;[Feuille1.D67])" office:value-type="float" office:value="5" calcext:value-type="float">
            <text:p>5</text:p>
          </table:table-cell>
          <table:table-cell table:style-name="ce14" table:formula="of:=IF([Feuille1.E67]=&quot;ABI&quot;;0;[Feuille1.E67])" office:value-type="float" office:value="5" calcext:value-type="float">
            <text:p>5</text:p>
          </table:table-cell>
          <table:table-cell table:style-name="ce14" table:formula="of:=IF([Feuille1.F67]=&quot;ABI&quot;;0;[Feuille1.F67])" office:value-type="float" office:value="0" calcext:value-type="float">
            <text:p>0</text:p>
          </table:table-cell>
          <table:table-cell table:style-name="ce14" table:formula="of:=IF([Feuille1.G67]=&quot;ABI&quot;;0;[Feuille1.G67])" office:value-type="float" office:value="2" calcext:value-type="float">
            <text:p>2</text:p>
          </table:table-cell>
          <table:table-cell table:style-name="ce4" table:formula="of:=MIN([.C63:.G63])" office:value-type="float" office:value="0" calcext:value-type="float">
            <text:p>0</text:p>
          </table:table-cell>
          <table:table-cell table:style-name="ce4" table:formula="of:=SUM([.C63:.G63])-[.H63]" office:value-type="float" office:value="14.5" calcext:value-type="float">
            <text:p>14,5</text:p>
          </table:table-cell>
        </table:table-row>
        <table:table-row table:style-name="ro5">
          <table:table-cell table:style-name="ce13" table:formula="of:=[Feuille1.A68]" office:value-type="string" office:string-value="21400567" calcext:value-type="string">
            <text:p>21400567</text:p>
          </table:table-cell>
          <table:table-cell table:style-name="ce13" table:formula="of:=[Feuille1.B68]" office:value-type="string" office:string-value="REBIHA FARAH" calcext:value-type="string">
            <text:p>REBIHA FARAH</text:p>
          </table:table-cell>
          <table:table-cell table:style-name="ce14" table:formula="of:=IF([Feuille1.C68]=&quot;ABI&quot;;0;[Feuille1.C68])" office:value-type="float" office:value="2.5" calcext:value-type="float">
            <text:p>2,5</text:p>
          </table:table-cell>
          <table:table-cell table:style-name="ce14" table:formula="of:=IF([Feuille1.D68]=&quot;ABI&quot;;0;[Feuille1.D68])" office:value-type="float" office:value="2.5" calcext:value-type="float">
            <text:p>2,5</text:p>
          </table:table-cell>
          <table:table-cell table:style-name="ce14" table:formula="of:=IF([Feuille1.E68]=&quot;ABI&quot;;0;[Feuille1.E68])" office:value-type="float" office:value="0" calcext:value-type="float">
            <text:p>0</text:p>
          </table:table-cell>
          <table:table-cell table:style-name="ce14" table:formula="of:=IF([Feuille1.F68]=&quot;ABI&quot;;0;[Feuille1.F68])" office:value-type="float" office:value="0" calcext:value-type="float">
            <text:p>0</text:p>
          </table:table-cell>
          <table:table-cell table:style-name="ce14" table:formula="of:=IF([Feuille1.G68]=&quot;ABI&quot;;0;[Feuille1.G68])" office:value-type="float" office:value="0" calcext:value-type="float">
            <text:p>0</text:p>
          </table:table-cell>
          <table:table-cell table:style-name="ce4" table:formula="of:=MIN([.C64:.G64])" office:value-type="float" office:value="0" calcext:value-type="float">
            <text:p>0</text:p>
          </table:table-cell>
          <table:table-cell table:style-name="ce4" table:formula="of:=SUM([.C64:.G64])-[.H64]" office:value-type="float" office:value="5" calcext:value-type="float">
            <text:p>5</text:p>
          </table:table-cell>
        </table:table-row>
        <table:table-row table:style-name="ro5">
          <table:table-cell table:style-name="ce13" table:formula="of:=[Feuille1.A69]" office:value-type="string" office:string-value="21400064" calcext:value-type="string">
            <text:p>21400064</text:p>
          </table:table-cell>
          <table:table-cell table:style-name="ce13" table:formula="of:=[Feuille1.B69]" office:value-type="string" office:string-value="REBILLARD THOMAS" calcext:value-type="string">
            <text:p>REBILLARD THOMAS</text:p>
          </table:table-cell>
          <table:table-cell table:style-name="ce14" table:formula="of:=IF([Feuille1.C69]=&quot;ABI&quot;;0;[Feuille1.C69])" office:value-type="float" office:value="5" calcext:value-type="float">
            <text:p>5</text:p>
          </table:table-cell>
          <table:table-cell table:style-name="ce14" table:formula="of:=IF([Feuille1.D69]=&quot;ABI&quot;;0;[Feuille1.D69])" office:value-type="float" office:value="3" calcext:value-type="float">
            <text:p>3</text:p>
          </table:table-cell>
          <table:table-cell table:style-name="ce14" table:formula="of:=IF([Feuille1.E69]=&quot;ABI&quot;;0;[Feuille1.E69])" office:value-type="float" office:value="0" calcext:value-type="float">
            <text:p>0</text:p>
          </table:table-cell>
          <table:table-cell table:style-name="ce14" table:formula="of:=IF([Feuille1.F69]=&quot;ABI&quot;;0;[Feuille1.F69])" office:value-type="float" office:value="1.25" calcext:value-type="float">
            <text:p>1,25</text:p>
          </table:table-cell>
          <table:table-cell table:style-name="ce14" table:formula="of:=IF([Feuille1.G69]=&quot;ABI&quot;;0;[Feuille1.G69])" office:value-type="float" office:value="1" calcext:value-type="float">
            <text:p>1</text:p>
          </table:table-cell>
          <table:table-cell table:style-name="ce4" table:formula="of:=MIN([.C65:.G65])" office:value-type="float" office:value="0" calcext:value-type="float">
            <text:p>0</text:p>
          </table:table-cell>
          <table:table-cell table:style-name="ce4" table:formula="of:=SUM([.C65:.G65])-[.H65]" office:value-type="float" office:value="10.25" calcext:value-type="float">
            <text:p>10,25</text:p>
          </table:table-cell>
        </table:table-row>
        <table:table-row table:style-name="ro5">
          <table:table-cell table:style-name="ce13" table:formula="of:=[Feuille1.A70]" office:value-type="string" office:string-value="21403855" calcext:value-type="string">
            <text:p>21403855</text:p>
          </table:table-cell>
          <table:table-cell table:style-name="ce13" table:formula="of:=[Feuille1.B70]" office:value-type="string" office:string-value="ROBIN MAXENCE" calcext:value-type="string">
            <text:p>ROBIN MAXENCE</text:p>
          </table:table-cell>
          <table:table-cell table:style-name="ce14" table:formula="of:=IF([Feuille1.C70]=&quot;ABI&quot;;0;[Feuille1.C70])" office:value-type="float" office:value="5" calcext:value-type="float">
            <text:p>5</text:p>
          </table:table-cell>
          <table:table-cell table:style-name="ce14" table:formula="of:=IF([Feuille1.D70]=&quot;ABI&quot;;0;[Feuille1.D70])" office:value-type="float" office:value="4.5" calcext:value-type="float">
            <text:p>4,5</text:p>
          </table:table-cell>
          <table:table-cell table:style-name="ce14" table:formula="of:=IF([Feuille1.E70]=&quot;ABI&quot;;0;[Feuille1.E70])" office:value-type="float" office:value="5" calcext:value-type="float">
            <text:p>5</text:p>
          </table:table-cell>
          <table:table-cell table:style-name="ce14" table:formula="of:=IF([Feuille1.F70]=&quot;ABI&quot;;0;[Feuille1.F70])" office:value-type="float" office:value="1.25" calcext:value-type="float">
            <text:p>1,25</text:p>
          </table:table-cell>
          <table:table-cell table:style-name="ce14" table:formula="of:=IF([Feuille1.G70]=&quot;ABI&quot;;0;[Feuille1.G70])" office:value-type="float" office:value="3" calcext:value-type="float">
            <text:p>3</text:p>
          </table:table-cell>
          <table:table-cell table:style-name="ce4" table:formula="of:=MIN([.C66:.G66])" office:value-type="float" office:value="1.25" calcext:value-type="float">
            <text:p>1,25</text:p>
          </table:table-cell>
          <table:table-cell table:style-name="ce4" table:formula="of:=SUM([.C66:.G66])-[.H66]" office:value-type="float" office:value="17.5" calcext:value-type="float">
            <text:p>17,5</text:p>
          </table:table-cell>
        </table:table-row>
        <table:table-row table:style-name="ro5">
          <table:table-cell table:style-name="ce13" table:formula="of:=[Feuille1.A71]" office:value-type="string" office:string-value="21105109" calcext:value-type="string">
            <text:p>21105109</text:p>
          </table:table-cell>
          <table:table-cell table:style-name="ce13" table:formula="of:=[Feuille1.B71]" office:value-type="string" office:string-value="SANBA MORAD" calcext:value-type="string">
            <text:p>SANBA MORAD</text:p>
          </table:table-cell>
          <table:table-cell table:style-name="ce14" table:formula="of:=IF([Feuille1.C71]=&quot;ABI&quot;;0;[Feuille1.C71])" office:value-type="float" office:value="0" calcext:value-type="float">
            <text:p>0</text:p>
          </table:table-cell>
          <table:table-cell table:style-name="ce14" table:formula="of:=IF([Feuille1.D71]=&quot;ABI&quot;;0;[Feuille1.D71])" office:value-type="float" office:value="0" calcext:value-type="float">
            <text:p>0</text:p>
          </table:table-cell>
          <table:table-cell table:style-name="ce14" table:formula="of:=IF([Feuille1.E71]=&quot;ABI&quot;;0;[Feuille1.E71])" office:value-type="float" office:value="0" calcext:value-type="float">
            <text:p>0</text:p>
          </table:table-cell>
          <table:table-cell table:style-name="ce14" table:formula="of:=IF([Feuille1.F71]=&quot;ABI&quot;;0;[Feuille1.F71])" office:value-type="float" office:value="0" calcext:value-type="float">
            <text:p>0</text:p>
          </table:table-cell>
          <table:table-cell table:style-name="ce14" table:formula="of:=IF([Feuille1.G71]=&quot;ABI&quot;;0;[Feuille1.G71])" office:value-type="float" office:value="0" calcext:value-type="float">
            <text:p>0</text:p>
          </table:table-cell>
          <table:table-cell table:style-name="ce4" table:formula="of:=MIN([.C67:.G67])" office:value-type="float" office:value="0" calcext:value-type="float">
            <text:p>0</text:p>
          </table:table-cell>
          <table:table-cell table:style-name="ce4" table:formula="of:=SUM([.C67:.G67])-[.H67]" office:value-type="float" office:value="0" calcext:value-type="float">
            <text:p>0</text:p>
          </table:table-cell>
        </table:table-row>
        <table:table-row table:style-name="ro5">
          <table:table-cell table:style-name="ce13" table:formula="of:=[Feuille1.A72]" office:value-type="string" office:string-value="21506887" calcext:value-type="string">
            <text:p>21506887</text:p>
          </table:table-cell>
          <table:table-cell table:style-name="ce13" table:formula="of:=[Feuille1.B72]" office:value-type="string" office:string-value="SCHMITT GREGOIRE" calcext:value-type="string">
            <text:p>SCHMITT GREGOIRE</text:p>
          </table:table-cell>
          <table:table-cell table:style-name="ce14" table:formula="of:=IF([Feuille1.C72]=&quot;ABI&quot;;0;[Feuille1.C72])" office:value-type="float" office:value="5" calcext:value-type="float">
            <text:p>5</text:p>
          </table:table-cell>
          <table:table-cell table:style-name="ce14" table:formula="of:=IF([Feuille1.D72]=&quot;ABI&quot;;0;[Feuille1.D72])" office:value-type="float" office:value="2.5" calcext:value-type="float">
            <text:p>2,5</text:p>
          </table:table-cell>
          <table:table-cell table:style-name="ce14" table:formula="of:=IF([Feuille1.E72]=&quot;ABI&quot;;0;[Feuille1.E72])" office:value-type="float" office:value="0" calcext:value-type="float">
            <text:p>0</text:p>
          </table:table-cell>
          <table:table-cell table:style-name="ce14" table:formula="of:=IF([Feuille1.F72]=&quot;ABI&quot;;0;[Feuille1.F72])" office:value-type="float" office:value="2.5" calcext:value-type="float">
            <text:p>2,5</text:p>
          </table:table-cell>
          <table:table-cell table:style-name="ce14" table:formula="of:=IF([Feuille1.G72]=&quot;ABI&quot;;0;[Feuille1.G72])" office:value-type="float" office:value="0" calcext:value-type="float">
            <text:p>0</text:p>
          </table:table-cell>
          <table:table-cell table:style-name="ce4" table:formula="of:=MIN([.C68:.G68])" office:value-type="float" office:value="0" calcext:value-type="float">
            <text:p>0</text:p>
          </table:table-cell>
          <table:table-cell table:style-name="ce4" table:formula="of:=SUM([.C68:.G68])-[.H68]" office:value-type="float" office:value="10" calcext:value-type="float">
            <text:p>10</text:p>
          </table:table-cell>
        </table:table-row>
        <table:table-row table:style-name="ro5">
          <table:table-cell table:style-name="ce13" table:formula="of:=[Feuille1.A73]" office:value-type="string" office:string-value="21400925" calcext:value-type="string">
            <text:p>21400925</text:p>
          </table:table-cell>
          <table:table-cell table:style-name="ce13" table:formula="of:=[Feuille1.B73]" office:value-type="string" office:string-value="SERVAIS GUILLAUME" calcext:value-type="string">
            <text:p>SERVAIS GUILLAUME</text:p>
          </table:table-cell>
          <table:table-cell table:style-name="ce14" table:formula="of:=IF([Feuille1.C73]=&quot;ABI&quot;;0;[Feuille1.C73])" office:value-type="float" office:value="5" calcext:value-type="float">
            <text:p>5</text:p>
          </table:table-cell>
          <table:table-cell table:style-name="ce14" table:formula="of:=IF([Feuille1.D73]=&quot;ABI&quot;;0;[Feuille1.D73])" office:value-type="float" office:value="4" calcext:value-type="float">
            <text:p>4</text:p>
          </table:table-cell>
          <table:table-cell table:style-name="ce14" table:formula="of:=IF([Feuille1.E73]=&quot;ABI&quot;;0;[Feuille1.E73])" office:value-type="float" office:value="5" calcext:value-type="float">
            <text:p>5</text:p>
          </table:table-cell>
          <table:table-cell table:style-name="ce14" table:formula="of:=IF([Feuille1.F73]=&quot;ABI&quot;;0;[Feuille1.F73])" office:value-type="float" office:value="1.25" calcext:value-type="float">
            <text:p>1,25</text:p>
          </table:table-cell>
          <table:table-cell table:style-name="ce14" table:formula="of:=IF([Feuille1.G73]=&quot;ABI&quot;;0;[Feuille1.G73])" office:value-type="float" office:value="1" calcext:value-type="float">
            <text:p>1</text:p>
          </table:table-cell>
          <table:table-cell table:style-name="ce4" table:formula="of:=MIN([.C69:.G69])" office:value-type="float" office:value="1" calcext:value-type="float">
            <text:p>1</text:p>
          </table:table-cell>
          <table:table-cell table:style-name="ce4" table:formula="of:=SUM([.C69:.G69])-[.H69]" office:value-type="float" office:value="15.25" calcext:value-type="float">
            <text:p>15,25</text:p>
          </table:table-cell>
        </table:table-row>
        <table:table-row table:style-name="ro5">
          <table:table-cell table:style-name="ce13" table:formula="of:=[Feuille1.A74]" office:value-type="string" office:string-value="21607727" calcext:value-type="string">
            <text:p>21607727</text:p>
          </table:table-cell>
          <table:table-cell table:style-name="ce13" table:formula="of:=[Feuille1.B74]" office:value-type="string" office:string-value="SOULAGNET DAMIEN" calcext:value-type="string">
            <text:p>SOULAGNET DAMIEN</text:p>
          </table:table-cell>
          <table:table-cell table:style-name="ce14" table:formula="of:=IF([Feuille1.C74]=&quot;ABI&quot;;0;[Feuille1.C74])" office:value-type="float" office:value="5" calcext:value-type="float">
            <text:p>5</text:p>
          </table:table-cell>
          <table:table-cell table:style-name="ce14" table:formula="of:=IF([Feuille1.D74]=&quot;ABI&quot;;0;[Feuille1.D74])" office:value-type="float" office:value="1" calcext:value-type="float">
            <text:p>1</text:p>
          </table:table-cell>
          <table:table-cell table:style-name="ce14" table:formula="of:=IF([Feuille1.E74]=&quot;ABI&quot;;0;[Feuille1.E74])" office:value-type="float" office:value="3.25" calcext:value-type="float">
            <text:p>3,25</text:p>
          </table:table-cell>
          <table:table-cell table:style-name="ce14" table:formula="of:=IF([Feuille1.F74]=&quot;ABI&quot;;0;[Feuille1.F74])" office:value-type="float" office:value="1.25" calcext:value-type="float">
            <text:p>1,25</text:p>
          </table:table-cell>
          <table:table-cell table:style-name="ce14" table:formula="of:=IF([Feuille1.G74]=&quot;ABI&quot;;0;[Feuille1.G74])" office:value-type="float" office:value="0" calcext:value-type="float">
            <text:p>0</text:p>
          </table:table-cell>
          <table:table-cell table:style-name="ce4" table:formula="of:=MIN([.C70:.G70])" office:value-type="float" office:value="0" calcext:value-type="float">
            <text:p>0</text:p>
          </table:table-cell>
          <table:table-cell table:style-name="ce4" table:formula="of:=SUM([.C70:.G70])-[.H70]" office:value-type="float" office:value="10.5" calcext:value-type="float">
            <text:p>10,5</text:p>
          </table:table-cell>
        </table:table-row>
        <table:table-row table:style-name="ro5">
          <table:table-cell table:style-name="ce13" table:formula="of:=[Feuille1.A75]" office:value-type="string" office:string-value="21403480" calcext:value-type="string">
            <text:p>21403480</text:p>
          </table:table-cell>
          <table:table-cell table:style-name="ce13" table:formula="of:=[Feuille1.B75]" office:value-type="string" office:string-value="TARDIVEAU JEAN" calcext:value-type="string">
            <text:p>TARDIVEAU JEAN</text:p>
          </table:table-cell>
          <table:table-cell table:style-name="ce14" table:formula="of:=IF([Feuille1.C75]=&quot;ABI&quot;;0;[Feuille1.C75])" office:value-type="float" office:value="5" calcext:value-type="float">
            <text:p>5</text:p>
          </table:table-cell>
          <table:table-cell table:style-name="ce14" table:formula="of:=IF([Feuille1.D75]=&quot;ABI&quot;;0;[Feuille1.D75])" office:value-type="float" office:value="3.5" calcext:value-type="float">
            <text:p>3,5</text:p>
          </table:table-cell>
          <table:table-cell table:style-name="ce14" table:formula="of:=IF([Feuille1.E75]=&quot;ABI&quot;;0;[Feuille1.E75])" office:value-type="float" office:value="0" calcext:value-type="float">
            <text:p>0</text:p>
          </table:table-cell>
          <table:table-cell table:style-name="ce14" table:formula="of:=IF([Feuille1.F75]=&quot;ABI&quot;;0;[Feuille1.F75])" office:value-type="float" office:value="1.25" calcext:value-type="float">
            <text:p>1,25</text:p>
          </table:table-cell>
          <table:table-cell table:style-name="ce14" table:formula="of:=IF([Feuille1.G75]=&quot;ABI&quot;;0;[Feuille1.G75])" office:value-type="float" office:value="0" calcext:value-type="float">
            <text:p>0</text:p>
          </table:table-cell>
          <table:table-cell table:style-name="ce4" table:formula="of:=MIN([.C71:.G71])" office:value-type="float" office:value="0" calcext:value-type="float">
            <text:p>0</text:p>
          </table:table-cell>
          <table:table-cell table:style-name="ce4" table:formula="of:=SUM([.C71:.G71])-[.H71]" office:value-type="float" office:value="9.75" calcext:value-type="float">
            <text:p>9,75</text:p>
          </table:table-cell>
        </table:table-row>
        <table:table-row table:style-name="ro5">
          <table:table-cell table:style-name="ce13" table:formula="of:=[Feuille1.A76]" office:value-type="string" office:string-value="21402481" calcext:value-type="string">
            <text:p>21402481</text:p>
          </table:table-cell>
          <table:table-cell table:style-name="ce13" table:formula="of:=[Feuille1.B76]" office:value-type="string" office:string-value="THOMECZEK CAMILLE" calcext:value-type="string">
            <text:p>THOMECZEK CAMILLE</text:p>
          </table:table-cell>
          <table:table-cell table:style-name="ce14" table:formula="of:=IF([Feuille1.C76]=&quot;ABI&quot;;0;[Feuille1.C76])" office:value-type="float" office:value="5" calcext:value-type="float">
            <text:p>5</text:p>
          </table:table-cell>
          <table:table-cell table:style-name="ce14" table:formula="of:=IF([Feuille1.D76]=&quot;ABI&quot;;0;[Feuille1.D76])" office:value-type="float" office:value="2" calcext:value-type="float">
            <text:p>2</text:p>
          </table:table-cell>
          <table:table-cell table:style-name="ce14" table:formula="of:=IF([Feuille1.E76]=&quot;ABI&quot;;0;[Feuille1.E76])" office:value-type="float" office:value="1.625" calcext:value-type="float">
            <text:p>1,625</text:p>
          </table:table-cell>
          <table:table-cell table:style-name="ce14" table:formula="of:=IF([Feuille1.F76]=&quot;ABI&quot;;0;[Feuille1.F76])" office:value-type="float" office:value="1.25" calcext:value-type="float">
            <text:p>1,25</text:p>
          </table:table-cell>
          <table:table-cell table:style-name="ce14" table:formula="of:=IF([Feuille1.G76]=&quot;ABI&quot;;0;[Feuille1.G76])" office:value-type="float" office:value="0" calcext:value-type="float">
            <text:p>0</text:p>
          </table:table-cell>
          <table:table-cell table:style-name="ce4" table:formula="of:=MIN([.C72:.G72])" office:value-type="float" office:value="0" calcext:value-type="float">
            <text:p>0</text:p>
          </table:table-cell>
          <table:table-cell table:style-name="ce4" table:formula="of:=SUM([.C72:.G72])-[.H72]" office:value-type="float" office:value="9.875" calcext:value-type="float">
            <text:p>9,875</text:p>
          </table:table-cell>
        </table:table-row>
        <table:table-row table:style-name="ro5">
          <table:table-cell table:style-name="ce13" table:formula="of:=[Feuille1.A77]" office:value-type="string" office:string-value="21400880" calcext:value-type="string">
            <text:p>21400880</text:p>
          </table:table-cell>
          <table:table-cell table:style-name="ce13" table:formula="of:=[Feuille1.B77]" office:value-type="string" office:string-value="VACHER BENOIT" calcext:value-type="string">
            <text:p>VACHER BENOIT</text:p>
          </table:table-cell>
          <table:table-cell table:style-name="ce14" table:formula="of:=IF([Feuille1.C77]=&quot;ABI&quot;;0;[Feuille1.C77])" office:value-type="float" office:value="5" calcext:value-type="float">
            <text:p>5</text:p>
          </table:table-cell>
          <table:table-cell table:style-name="ce14" table:formula="of:=IF([Feuille1.D77]=&quot;ABI&quot;;0;[Feuille1.D77])" office:value-type="float" office:value="4" calcext:value-type="float">
            <text:p>4</text:p>
          </table:table-cell>
          <table:table-cell table:style-name="ce14" table:formula="of:=IF([Feuille1.E77]=&quot;ABI&quot;;0;[Feuille1.E77])" office:value-type="float" office:value="1.625" calcext:value-type="float">
            <text:p>1,625</text:p>
          </table:table-cell>
          <table:table-cell table:style-name="ce14" table:formula="of:=IF([Feuille1.F77]=&quot;ABI&quot;;0;[Feuille1.F77])" office:value-type="float" office:value="3.75" calcext:value-type="float">
            <text:p>3,75</text:p>
          </table:table-cell>
          <table:table-cell table:style-name="ce14" table:formula="of:=IF([Feuille1.G77]=&quot;ABI&quot;;0;[Feuille1.G77])" office:value-type="float" office:value="3" calcext:value-type="float">
            <text:p>3</text:p>
          </table:table-cell>
          <table:table-cell table:style-name="ce4" table:formula="of:=MIN([.C73:.G73])" office:value-type="float" office:value="1.625" calcext:value-type="float">
            <text:p>1,625</text:p>
          </table:table-cell>
          <table:table-cell table:style-name="ce4" table:formula="of:=SUM([.C73:.G73])-[.H73]" office:value-type="float" office:value="15.75" calcext:value-type="float">
            <text:p>15,75</text:p>
          </table:table-cell>
        </table:table-row>
        <table:table-row table:style-name="ro5">
          <table:table-cell table:style-name="ce13" table:formula="of:=[Feuille1.A78]" office:value-type="string" office:string-value="21402404" calcext:value-type="string">
            <text:p>21402404</text:p>
          </table:table-cell>
          <table:table-cell table:style-name="ce13" table:formula="of:=[Feuille1.B78]" office:value-type="string" office:string-value="VAN-ELSUE PAUL" calcext:value-type="string">
            <text:p>VAN-ELSUE PAUL</text:p>
          </table:table-cell>
          <table:table-cell table:style-name="ce14" table:formula="of:=IF([Feuille1.C78]=&quot;ABI&quot;;0;[Feuille1.C78])" office:value-type="float" office:value="2.5" calcext:value-type="float">
            <text:p>2,5</text:p>
          </table:table-cell>
          <table:table-cell table:style-name="ce14" table:formula="of:=IF([Feuille1.D78]=&quot;ABI&quot;;0;[Feuille1.D78])" office:value-type="float" office:value="4.5" calcext:value-type="float">
            <text:p>4,5</text:p>
          </table:table-cell>
          <table:table-cell table:style-name="ce14" table:formula="of:=IF([Feuille1.E78]=&quot;ABI&quot;;0;[Feuille1.E78])" office:value-type="float" office:value="5" calcext:value-type="float">
            <text:p>5</text:p>
          </table:table-cell>
          <table:table-cell table:style-name="ce14" table:formula="of:=IF([Feuille1.F78]=&quot;ABI&quot;;0;[Feuille1.F78])" office:value-type="float" office:value="1.25" calcext:value-type="float">
            <text:p>1,25</text:p>
          </table:table-cell>
          <table:table-cell table:style-name="ce14" table:formula="of:=IF([Feuille1.G78]=&quot;ABI&quot;;0;[Feuille1.G78])" office:value-type="float" office:value="1" calcext:value-type="float">
            <text:p>1</text:p>
          </table:table-cell>
          <table:table-cell table:style-name="ce4" table:formula="of:=MIN([.C74:.G74])" office:value-type="float" office:value="1" calcext:value-type="float">
            <text:p>1</text:p>
          </table:table-cell>
          <table:table-cell table:style-name="ce4" table:formula="of:=SUM([.C74:.G74])-[.H74]" office:value-type="float" office:value="13.25" calcext:value-type="float">
            <text:p>13,25</text:p>
          </table:table-cell>
        </table:table-row>
        <table:table-row table:style-name="ro5">
          <table:table-cell table:style-name="ce13" table:formula="of:=[Feuille1.A79]" office:value-type="string" office:string-value="21400556" calcext:value-type="string">
            <text:p>21400556</text:p>
          </table:table-cell>
          <table:table-cell table:style-name="ce13" table:formula="of:=[Feuille1.B79]" office:value-type="string" office:string-value="VENDE PIERRE" calcext:value-type="string">
            <text:p>VENDE PIERRE</text:p>
          </table:table-cell>
          <table:table-cell table:style-name="ce14" table:formula="of:=IF([Feuille1.C79]=&quot;ABI&quot;;0;[Feuille1.C79])" office:value-type="float" office:value="5" calcext:value-type="float">
            <text:p>5</text:p>
          </table:table-cell>
          <table:table-cell table:style-name="ce14" table:formula="of:=IF([Feuille1.D79]=&quot;ABI&quot;;0;[Feuille1.D79])" office:value-type="float" office:value="4.5" calcext:value-type="float">
            <text:p>4,5</text:p>
          </table:table-cell>
          <table:table-cell table:style-name="ce14" table:formula="of:=IF([Feuille1.E79]=&quot;ABI&quot;;0;[Feuille1.E79])" office:value-type="float" office:value="5" calcext:value-type="float">
            <text:p>5</text:p>
          </table:table-cell>
          <table:table-cell table:style-name="ce14" table:formula="of:=IF([Feuille1.F79]=&quot;ABI&quot;;0;[Feuille1.F79])" office:value-type="float" office:value="1.25" calcext:value-type="float">
            <text:p>1,25</text:p>
          </table:table-cell>
          <table:table-cell table:style-name="ce14" table:formula="of:=IF([Feuille1.G79]=&quot;ABI&quot;;0;[Feuille1.G79])" office:value-type="float" office:value="2" calcext:value-type="float">
            <text:p>2</text:p>
          </table:table-cell>
          <table:table-cell table:style-name="ce4" table:formula="of:=MIN([.C75:.G75])" office:value-type="float" office:value="1.25" calcext:value-type="float">
            <text:p>1,25</text:p>
          </table:table-cell>
          <table:table-cell table:style-name="ce4" table:formula="of:=SUM([.C75:.G75])-[.H75]" office:value-type="float" office:value="16.5" calcext:value-type="float">
            <text:p>16,5</text:p>
          </table:table-cell>
        </table:table-row>
        <table:table-row table:style-name="ro5">
          <table:table-cell table:style-name="ce13" table:formula="of:=[Feuille1.A80]" office:value-type="string" office:string-value="21403118" calcext:value-type="string">
            <text:p>21403118</text:p>
          </table:table-cell>
          <table:table-cell table:style-name="ce13" table:formula="of:=[Feuille1.B80]" office:value-type="string" office:string-value="VOISIN JULIEN" calcext:value-type="string">
            <text:p>VOISIN JULIEN</text:p>
          </table:table-cell>
          <table:table-cell table:style-name="ce14" table:formula="of:=IF([Feuille1.C80]=&quot;ABI&quot;;0;[Feuille1.C80])" office:value-type="float" office:value="0" calcext:value-type="float">
            <text:p>0</text:p>
          </table:table-cell>
          <table:table-cell table:style-name="ce14" table:formula="of:=IF([Feuille1.D80]=&quot;ABI&quot;;0;[Feuille1.D80])" office:value-type="float" office:value="1.5" calcext:value-type="float">
            <text:p>1,5</text:p>
          </table:table-cell>
          <table:table-cell table:style-name="ce14" table:formula="of:=IF([Feuille1.E80]=&quot;ABI&quot;;0;[Feuille1.E80])" office:value-type="float" office:value="3.25" calcext:value-type="float">
            <text:p>3,25</text:p>
          </table:table-cell>
          <table:table-cell table:style-name="ce14" table:formula="of:=IF([Feuille1.F80]=&quot;ABI&quot;;0;[Feuille1.F80])" office:value-type="float" office:value="1.25" calcext:value-type="float">
            <text:p>1,25</text:p>
          </table:table-cell>
          <table:table-cell table:style-name="ce14" table:formula="of:=IF([Feuille1.G80]=&quot;ABI&quot;;0;[Feuille1.G80])" office:value-type="float" office:value="0" calcext:value-type="float">
            <text:p>0</text:p>
          </table:table-cell>
          <table:table-cell table:style-name="ce4" table:formula="of:=MIN([.C76:.G76])" office:value-type="float" office:value="0" calcext:value-type="float">
            <text:p>0</text:p>
          </table:table-cell>
          <table:table-cell table:style-name="ce4" table:formula="of:=SUM([.C76:.G76])-[.H76]" office:value-type="float" office:value="6" calcext:value-type="float">
            <text:p>6</text:p>
          </table:table-cell>
        </table:table-row>
        <table:table-row table:style-name="ro5" table:number-rows-repeated="1048499">
          <table:table-cell table:number-columns-repeated="9"/>
        </table:table-row>
        <table:table-row table:style-name="ro5">
          <table:table-cell table:number-columns-repeated="9"/>
        </table:table-row>
        <calcext:conditional-formats>
          <calcext:conditional-format calcext:target-range-address="Feuille2.C3:Feuille2.G76">
            <calcext:condition calcext:apply-style-name="CodeV" calcext:value="contains-text(&quot;ABJ&quot;)" calcext:base-cell-address="Feuille2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1">
      <number:number number:decimal-places="1" loext:min-decimal-places="1" number:min-integer-digits="1" number:grouping="true"/>
    </number:number-style>
    <number:number-style style:name="N109">
      <number:number number:decimal-places="2" loext:min-decimal-places="0" number:min-integer-digits="1" number:decimal-replacement="" number:grouping="true"/>
    </number:number-style>
    <number:number-style style:name="N110">
      <number:number number:decimal-places="0" loext:min-decimal-places="0" number:min-integer-digits="0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A" style:family="table-cell" style:parent-style-name="Tableau">
      <style:table-cell-properties fo:background-color="#ffddc4" style:text-align-source="fix" style:repeat-content="false"/>
      <style:paragraph-properties fo:text-align="center"/>
    </style:style>
    <style:style style:name="Tableau" style:family="table-cell" style:parent-style-name="Default">
      <style:table-cell-properties fo:border="1.11pt solid #000000"/>
    </style:style>
    <style:style style:name="General" style:family="table-cell" style:parent-style-name="Tableau" style:data-style-name="N10">
      <style:table-cell-properties style:text-align-source="fix" style:repeat-content="false"/>
      <style:paragraph-properties fo:text-align="start" fo:margin-left="1.01mm"/>
    </style:style>
    <style:style style:name="CodeV" style:family="table-cell" style:parent-style-name="Tableau">
      <style:table-cell-properties fo:background-color="#e6e6ff" style:text-align-source="fix" style:repeat-content="false"/>
      <style:paragraph-properties fo:text-align="center"/>
    </style:style>
    <style:style style:name="NoteF" style:family="table-cell" style:parent-style-name="Tableau" style:data-style-name="N111">
      <style:table-cell-properties fo:padding-bottom="0.35mm" fo:padding-left="0.35mm" fo:padding-right="1.99mm" fo:padding-top="0.35mm"/>
    </style:style>
  </office:styles>
  <office:automatic-styles>
    <style:page-layout style:name="Mpm1">
      <style:page-layout-properties fo:margin-top="10mm" fo:margin-bottom="10mm" fo:margin-left="10mm" fo:margin-right="10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4:49:08.000224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18:01.670775307</meta:creation-date>
    <dc:date>2016-12-06T15:11:57.921954270</dc:date>
    <meta:editing-duration>PT1H54M51S</meta:editing-duration>
    <meta:editing-cycles>29</meta:editing-cycles>
    <meta:generator>LibreOffice/5.1.4.2$Linux_X86_64 LibreOffice_project/10m0$Build-2</meta:generator>
    <meta:print-date>2016-09-30T16:31:21.043895143</meta:print-date>
    <meta:document-statistic meta:table-count="2" meta:cell-count="1551" meta:object-count="0"/>
  </office:meta>
</office:document-meta>
</file>